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425in"/>
    </style:style>
    <style:style style:name="co2" style:family="table-column">
      <style:table-column-properties fo:break-before="auto" style:column-width="1.1283in"/>
    </style:style>
    <style:style style:name="co3" style:family="table-column">
      <style:table-column-properties fo:break-before="auto" style:column-width="0.816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 style:data-style-name="N142"/>
    <style:style style:name="ce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6"/>
        <table:table-row table:style-name="ro1">
          <table:table-cell office:value-type="string" calcext:value-type="string">
            <text:p>Base</text:p>
          </table:table-cell>
          <table:table-cell table:formula="of:=[Base.D$2]" office:value-type="float" office:value="109102945.81" calcext:value-type="float">
            <text:p>1.091E+08</text:p>
          </table:table-cell>
          <table:table-cell table:formula="of:=[Base.E$2]" office:value-type="float" office:value="2192498.53108297" calcext:value-type="float">
            <text:p>2.192E+06</text:p>
          </table:table-cell>
          <table:table-cell table:formula="of:=[Base.F$2]" office:value-type="float" office:value="2.00956859121032" calcext:value-type="float">
            <text:p>2.01</text:p>
          </table:table-cell>
          <table:table-cell table:formula="of:=([.$B$1]/[.B1]-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trcmpAVX</text:p>
          </table:table-cell>
          <table:table-cell table:formula="of:=[StrcmpAVX.D$2]" office:value-type="float" office:value="95079252.92" calcext:value-type="float">
            <text:p>9.508E+07</text:p>
          </table:table-cell>
          <table:table-cell table:formula="of:=[StrcmpAVX.E$2]" office:value-type="float" office:value="1124172.28063841" calcext:value-type="float">
            <text:p>1.124E+06</text:p>
          </table:table-cell>
          <table:table-cell table:formula="of:=[StrcmpAVX.F$2]" office:value-type="float" office:value="1.18235287522115" calcext:value-type="float">
            <text:p>1.18</text:p>
          </table:table-cell>
          <table:table-cell table:formula="of:=([.$B$1]/[.B2]-1)*100" office:value-type="float" office:value="14.7494773668442" calcext:value-type="float">
            <text:p>14.75</text:p>
          </table:table-cell>
        </table:table-row>
        <table:table-row table:style-name="ro1">
          <table:table-cell office:value-type="string" calcext:value-type="string">
            <text:p>CRC32Step8</text:p>
          </table:table-cell>
          <table:table-cell table:formula="of:=[CRC32Step8.D$2]" office:value-type="float" office:value="94728705.24" calcext:value-type="float">
            <text:p>9.473E+07</text:p>
          </table:table-cell>
          <table:table-cell table:formula="of:=[CRC32Step8.E$2]" office:value-type="float" office:value="1489193.66312824" calcext:value-type="float">
            <text:p>1.489E+06</text:p>
          </table:table-cell>
          <table:table-cell table:formula="of:=[CRC32Step8.F$2]" office:value-type="float" office:value="1.57206166742731" calcext:value-type="float">
            <text:p>1.57</text:p>
          </table:table-cell>
          <table:table-cell table:formula="of:=([.$B$1]/[.B3]-1)*100" office:value-type="float" office:value="15.1741127819515" calcext:value-type="float">
            <text:p>15.17</text:p>
          </table:table-cell>
        </table:table-row>
        <table:table-row table:style-name="ro1">
          <table:table-cell office:value-type="string" calcext:value-type="string">
            <text:p>CRC32LoopUnrolling</text:p>
          </table:table-cell>
          <table:table-cell table:formula="of:=[CRC32LoopUnrolling.D$2]" office:value-type="float" office:value="88614344.4" calcext:value-type="float">
            <text:p>8.861E+07</text:p>
          </table:table-cell>
          <table:table-cell table:formula="of:=[CRC32LoopUnrolling.E$2]" office:value-type="float" office:value="1030303.42505635" calcext:value-type="float">
            <text:p>1.030E+06</text:p>
          </table:table-cell>
          <table:table-cell table:formula="of:=[CRC32LoopUnrolling.F$2]" office:value-type="float" office:value="1.16268244383282" calcext:value-type="float">
            <text:p>1.16</text:p>
          </table:table-cell>
          <table:table-cell table:formula="of:=([.$B$1]/[.B4]-1)*100" office:value-type="float" office:value="23.1210889712343" calcext:value-type="float">
            <text:p>23.12</text:p>
          </table:table-cell>
        </table:table-row>
        <table:table-row table:style-name="ro1">
          <table:table-cell office:value-type="string" calcext:value-type="string">
            <text:p>Mod2</text:p>
          </table:table-cell>
          <table:table-cell table:formula="of:=[Mod2.D$2]" office:value-type="float" office:value="84072205.4" calcext:value-type="float">
            <text:p>8.407E+07</text:p>
          </table:table-cell>
          <table:table-cell table:formula="of:=[Mod2.E$2]" office:value-type="float" office:value="2367876.14934205" calcext:value-type="float">
            <text:p>2.368E+06</text:p>
          </table:table-cell>
          <table:table-cell table:formula="of:=[Mod2.F$2]" office:value-type="float" office:value="2.81647916582672" calcext:value-type="float">
            <text:p>2.82</text:p>
          </table:table-cell>
          <table:table-cell table:formula="of:=([.$B$1]/[.B5]-1)*100" office:value-type="float" office:value="29.7729080507742" calcext:value-type="float">
            <text:p>29.77</text:p>
          </table:table-cell>
        </table:table-row>
      </table:table>
      <table:table table:name="Base" table:style-name="ta1"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Hash operations</text:p>
          </table:table-cell>
          <table:table-cell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float" office:value="285957837" calcext:value-type="float">
            <text:p>285957837</text:p>
          </table:table-cell>
          <table:table-cell office:value-type="float" office:value="112267758" calcext:value-type="float">
            <text:p>112267758</text:p>
          </table:table-cell>
          <table:table-cell office:value-type="float" office:value="398225595" calcext:value-type="float">
            <text:p>398225595</text:p>
          </table:table-cell>
          <table:table-cell table:style-name="ce5" table:formula="of:=AVERAGE([.B:.B])" office:value-type="float" office:value="109102945.81" calcext:value-type="float">
            <text:p>1.091E+08</text:p>
          </table:table-cell>
          <table:table-cell table:style-name="ce5" table:formula="of:=STDEV([.B:.B])" office:value-type="float" office:value="2192498.53108297" calcext:value-type="float">
            <text:p>2.192E+06</text:p>
          </table:table-cell>
          <table:table-cell table:style-name="ce6" table:formula="of:=[.E2]/[.D2]*100" office:value-type="float" office:value="2.00956859121032" calcext:value-type="float">
            <text:p>2.01</text:p>
          </table:table-cell>
        </table:table-row>
        <table:table-row table:style-name="ro1">
          <table:table-cell office:value-type="float" office:value="289261713" calcext:value-type="float">
            <text:p>289261713</text:p>
          </table:table-cell>
          <table:table-cell office:value-type="float" office:value="111569756" calcext:value-type="float">
            <text:p>111569756</text:p>
          </table:table-cell>
          <table:table-cell office:value-type="float" office:value="400831469" calcext:value-type="float">
            <text:p>400831469</text:p>
          </table:table-cell>
          <table:table-cell table:number-columns-repeated="3"/>
        </table:table-row>
        <table:table-row table:style-name="ro1">
          <table:table-cell office:value-type="float" office:value="288971156" calcext:value-type="float">
            <text:p>288971156</text:p>
          </table:table-cell>
          <table:table-cell office:value-type="float" office:value="112670088" calcext:value-type="float">
            <text:p>112670088</text:p>
          </table:table-cell>
          <table:table-cell office:value-type="float" office:value="401641244" calcext:value-type="float">
            <text:p>401641244</text:p>
          </table:table-cell>
          <table:table-cell table:number-columns-repeated="3"/>
        </table:table-row>
        <table:table-row table:style-name="ro1">
          <table:table-cell office:value-type="float" office:value="288630377" calcext:value-type="float">
            <text:p>288630377</text:p>
          </table:table-cell>
          <table:table-cell office:value-type="float" office:value="112290574" calcext:value-type="float">
            <text:p>112290574</text:p>
          </table:table-cell>
          <table:table-cell office:value-type="float" office:value="400920951" calcext:value-type="float">
            <text:p>400920951</text:p>
          </table:table-cell>
          <table:table-cell table:number-columns-repeated="3"/>
        </table:table-row>
        <table:table-row table:style-name="ro1">
          <table:table-cell office:value-type="float" office:value="289003892" calcext:value-type="float">
            <text:p>289003892</text:p>
          </table:table-cell>
          <table:table-cell office:value-type="float" office:value="113448646" calcext:value-type="float">
            <text:p>113448646</text:p>
          </table:table-cell>
          <table:table-cell office:value-type="float" office:value="402452538" calcext:value-type="float">
            <text:p>402452538</text:p>
          </table:table-cell>
          <table:table-cell table:number-columns-repeated="3"/>
        </table:table-row>
        <table:table-row table:style-name="ro1">
          <table:table-cell office:value-type="float" office:value="288097440" calcext:value-type="float">
            <text:p>288097440</text:p>
          </table:table-cell>
          <table:table-cell office:value-type="float" office:value="112525347" calcext:value-type="float">
            <text:p>112525347</text:p>
          </table:table-cell>
          <table:table-cell office:value-type="float" office:value="400622787" calcext:value-type="float">
            <text:p>400622787</text:p>
          </table:table-cell>
          <table:table-cell table:number-columns-repeated="3"/>
        </table:table-row>
        <table:table-row table:style-name="ro1">
          <table:table-cell office:value-type="float" office:value="289434978" calcext:value-type="float">
            <text:p>289434978</text:p>
          </table:table-cell>
          <table:table-cell office:value-type="float" office:value="111342054" calcext:value-type="float">
            <text:p>111342054</text:p>
          </table:table-cell>
          <table:table-cell office:value-type="float" office:value="400777032" calcext:value-type="float">
            <text:p>400777032</text:p>
          </table:table-cell>
          <table:table-cell table:number-columns-repeated="3"/>
        </table:table-row>
        <table:table-row table:style-name="ro1">
          <table:table-cell office:value-type="float" office:value="289438663" calcext:value-type="float">
            <text:p>289438663</text:p>
          </table:table-cell>
          <table:table-cell office:value-type="float" office:value="112356673" calcext:value-type="float">
            <text:p>112356673</text:p>
          </table:table-cell>
          <table:table-cell office:value-type="float" office:value="401795336" calcext:value-type="float">
            <text:p>401795336</text:p>
          </table:table-cell>
          <table:table-cell table:number-columns-repeated="3"/>
        </table:table-row>
        <table:table-row table:style-name="ro1">
          <table:table-cell office:value-type="float" office:value="288111181" calcext:value-type="float">
            <text:p>288111181</text:p>
          </table:table-cell>
          <table:table-cell office:value-type="float" office:value="112993562" calcext:value-type="float">
            <text:p>112993562</text:p>
          </table:table-cell>
          <table:table-cell office:value-type="float" office:value="401104743" calcext:value-type="float">
            <text:p>401104743</text:p>
          </table:table-cell>
          <table:table-cell table:number-columns-repeated="3"/>
        </table:table-row>
        <table:table-row table:style-name="ro1">
          <table:table-cell office:value-type="float" office:value="288568383" calcext:value-type="float">
            <text:p>288568383</text:p>
          </table:table-cell>
          <table:table-cell office:value-type="float" office:value="112990144" calcext:value-type="float">
            <text:p>112990144</text:p>
          </table:table-cell>
          <table:table-cell office:value-type="float" office:value="401558527" calcext:value-type="float">
            <text:p>401558527</text:p>
          </table:table-cell>
          <table:table-cell table:number-columns-repeated="3"/>
        </table:table-row>
        <table:table-row table:style-name="ro1">
          <table:table-cell office:value-type="float" office:value="289011821" calcext:value-type="float">
            <text:p>289011821</text:p>
          </table:table-cell>
          <table:table-cell office:value-type="float" office:value="112184862" calcext:value-type="float">
            <text:p>112184862</text:p>
          </table:table-cell>
          <table:table-cell office:value-type="float" office:value="401196683" calcext:value-type="float">
            <text:p>401196683</text:p>
          </table:table-cell>
          <table:table-cell table:number-columns-repeated="3"/>
        </table:table-row>
        <table:table-row table:style-name="ro1">
          <table:table-cell office:value-type="float" office:value="288475817" calcext:value-type="float">
            <text:p>288475817</text:p>
          </table:table-cell>
          <table:table-cell office:value-type="float" office:value="111357953" calcext:value-type="float">
            <text:p>111357953</text:p>
          </table:table-cell>
          <table:table-cell office:value-type="float" office:value="399833770" calcext:value-type="float">
            <text:p>399833770</text:p>
          </table:table-cell>
          <table:table-cell table:number-columns-repeated="3"/>
        </table:table-row>
        <table:table-row table:style-name="ro1">
          <table:table-cell office:value-type="float" office:value="288368130" calcext:value-type="float">
            <text:p>288368130</text:p>
          </table:table-cell>
          <table:table-cell office:value-type="float" office:value="112569284" calcext:value-type="float">
            <text:p>112569284</text:p>
          </table:table-cell>
          <table:table-cell office:value-type="float" office:value="400937414" calcext:value-type="float">
            <text:p>400937414</text:p>
          </table:table-cell>
          <table:table-cell table:number-columns-repeated="3"/>
        </table:table-row>
        <table:table-row table:style-name="ro1">
          <table:table-cell office:value-type="float" office:value="289382261" calcext:value-type="float">
            <text:p>289382261</text:p>
          </table:table-cell>
          <table:table-cell office:value-type="float" office:value="112381323" calcext:value-type="float">
            <text:p>112381323</text:p>
          </table:table-cell>
          <table:table-cell office:value-type="float" office:value="401763584" calcext:value-type="float">
            <text:p>401763584</text:p>
          </table:table-cell>
          <table:table-cell table:number-columns-repeated="3"/>
        </table:table-row>
        <table:table-row table:style-name="ro1">
          <table:table-cell office:value-type="float" office:value="288611103" calcext:value-type="float">
            <text:p>288611103</text:p>
          </table:table-cell>
          <table:table-cell office:value-type="float" office:value="113094387" calcext:value-type="float">
            <text:p>113094387</text:p>
          </table:table-cell>
          <table:table-cell office:value-type="float" office:value="401705490" calcext:value-type="float">
            <text:p>401705490</text:p>
          </table:table-cell>
          <table:table-cell table:number-columns-repeated="3"/>
        </table:table-row>
        <table:table-row table:style-name="ro1">
          <table:table-cell office:value-type="float" office:value="287715052" calcext:value-type="float">
            <text:p>287715052</text:p>
          </table:table-cell>
          <table:table-cell office:value-type="float" office:value="112946697" calcext:value-type="float">
            <text:p>112946697</text:p>
          </table:table-cell>
          <table:table-cell office:value-type="float" office:value="400661749" calcext:value-type="float">
            <text:p>400661749</text:p>
          </table:table-cell>
          <table:table-cell table:number-columns-repeated="3"/>
        </table:table-row>
        <table:table-row table:style-name="ro1">
          <table:table-cell office:value-type="float" office:value="288797454" calcext:value-type="float">
            <text:p>288797454</text:p>
          </table:table-cell>
          <table:table-cell office:value-type="float" office:value="111878771" calcext:value-type="float">
            <text:p>111878771</text:p>
          </table:table-cell>
          <table:table-cell office:value-type="float" office:value="400676225" calcext:value-type="float">
            <text:p>400676225</text:p>
          </table:table-cell>
          <table:table-cell table:number-columns-repeated="3"/>
        </table:table-row>
        <table:table-row table:style-name="ro1">
          <table:table-cell office:value-type="float" office:value="288414760" calcext:value-type="float">
            <text:p>288414760</text:p>
          </table:table-cell>
          <table:table-cell office:value-type="float" office:value="112030547" calcext:value-type="float">
            <text:p>112030547</text:p>
          </table:table-cell>
          <table:table-cell office:value-type="float" office:value="400445307" calcext:value-type="float">
            <text:p>400445307</text:p>
          </table:table-cell>
          <table:table-cell table:number-columns-repeated="3"/>
        </table:table-row>
        <table:table-row table:style-name="ro1">
          <table:table-cell office:value-type="float" office:value="288260424" calcext:value-type="float">
            <text:p>288260424</text:p>
          </table:table-cell>
          <table:table-cell office:value-type="float" office:value="113242624" calcext:value-type="float">
            <text:p>113242624</text:p>
          </table:table-cell>
          <table:table-cell office:value-type="float" office:value="401503048" calcext:value-type="float">
            <text:p>401503048</text:p>
          </table:table-cell>
          <table:table-cell table:number-columns-repeated="3"/>
        </table:table-row>
        <table:table-row table:style-name="ro1">
          <table:table-cell office:value-type="float" office:value="288961659" calcext:value-type="float">
            <text:p>288961659</text:p>
          </table:table-cell>
          <table:table-cell office:value-type="float" office:value="112937434" calcext:value-type="float">
            <text:p>112937434</text:p>
          </table:table-cell>
          <table:table-cell office:value-type="float" office:value="401899093" calcext:value-type="float">
            <text:p>401899093</text:p>
          </table:table-cell>
          <table:table-cell table:number-columns-repeated="3"/>
        </table:table-row>
        <table:table-row table:style-name="ro1">
          <table:table-cell office:value-type="float" office:value="287633521" calcext:value-type="float">
            <text:p>287633521</text:p>
          </table:table-cell>
          <table:table-cell office:value-type="float" office:value="112526568" calcext:value-type="float">
            <text:p>112526568</text:p>
          </table:table-cell>
          <table:table-cell office:value-type="float" office:value="400160089" calcext:value-type="float">
            <text:p>400160089</text:p>
          </table:table-cell>
          <table:table-cell table:number-columns-repeated="3"/>
        </table:table-row>
        <table:table-row table:style-name="ro1">
          <table:table-cell office:value-type="float" office:value="287831864" calcext:value-type="float">
            <text:p>287831864</text:p>
          </table:table-cell>
          <table:table-cell office:value-type="float" office:value="112672454" calcext:value-type="float">
            <text:p>112672454</text:p>
          </table:table-cell>
          <table:table-cell office:value-type="float" office:value="400504318" calcext:value-type="float">
            <text:p>400504318</text:p>
          </table:table-cell>
          <table:table-cell table:number-columns-repeated="3"/>
        </table:table-row>
        <table:table-row table:style-name="ro1">
          <table:table-cell office:value-type="float" office:value="288020643" calcext:value-type="float">
            <text:p>288020643</text:p>
          </table:table-cell>
          <table:table-cell office:value-type="float" office:value="113195888" calcext:value-type="float">
            <text:p>113195888</text:p>
          </table:table-cell>
          <table:table-cell office:value-type="float" office:value="401216531" calcext:value-type="float">
            <text:p>401216531</text:p>
          </table:table-cell>
          <table:table-cell table:number-columns-repeated="3"/>
        </table:table-row>
        <table:table-row table:style-name="ro1">
          <table:table-cell office:value-type="float" office:value="288195394" calcext:value-type="float">
            <text:p>288195394</text:p>
          </table:table-cell>
          <table:table-cell office:value-type="float" office:value="112106726" calcext:value-type="float">
            <text:p>112106726</text:p>
          </table:table-cell>
          <table:table-cell office:value-type="float" office:value="400302120" calcext:value-type="float">
            <text:p>400302120</text:p>
          </table:table-cell>
          <table:table-cell table:number-columns-repeated="3"/>
        </table:table-row>
        <table:table-row table:style-name="ro1">
          <table:table-cell office:value-type="float" office:value="291905285" calcext:value-type="float">
            <text:p>291905285</text:p>
          </table:table-cell>
          <table:table-cell office:value-type="float" office:value="113042247" calcext:value-type="float">
            <text:p>113042247</text:p>
          </table:table-cell>
          <table:table-cell office:value-type="float" office:value="404947532" calcext:value-type="float">
            <text:p>404947532</text:p>
          </table:table-cell>
          <table:table-cell table:number-columns-repeated="3"/>
        </table:table-row>
        <table:table-row table:style-name="ro1">
          <table:table-cell office:value-type="float" office:value="288740417" calcext:value-type="float">
            <text:p>288740417</text:p>
          </table:table-cell>
          <table:table-cell office:value-type="float" office:value="112721126" calcext:value-type="float">
            <text:p>112721126</text:p>
          </table:table-cell>
          <table:table-cell office:value-type="float" office:value="401461543" calcext:value-type="float">
            <text:p>401461543</text:p>
          </table:table-cell>
          <table:table-cell table:number-columns-repeated="3"/>
        </table:table-row>
        <table:table-row table:style-name="ro1">
          <table:table-cell office:value-type="float" office:value="314089695" calcext:value-type="float">
            <text:p>314089695</text:p>
          </table:table-cell>
          <table:table-cell office:value-type="float" office:value="114239861" calcext:value-type="float">
            <text:p>114239861</text:p>
          </table:table-cell>
          <table:table-cell office:value-type="float" office:value="428329556" calcext:value-type="float">
            <text:p>428329556</text:p>
          </table:table-cell>
          <table:table-cell table:number-columns-repeated="3"/>
        </table:table-row>
        <table:table-row table:style-name="ro1">
          <table:table-cell office:value-type="float" office:value="292529136" calcext:value-type="float">
            <text:p>292529136</text:p>
          </table:table-cell>
          <table:table-cell office:value-type="float" office:value="107306644" calcext:value-type="float">
            <text:p>107306644</text:p>
          </table:table-cell>
          <table:table-cell office:value-type="float" office:value="399835780" calcext:value-type="float">
            <text:p>399835780</text:p>
          </table:table-cell>
          <table:table-cell table:number-columns-repeated="3"/>
        </table:table-row>
        <table:table-row table:style-name="ro1">
          <table:table-cell office:value-type="float" office:value="281433840" calcext:value-type="float">
            <text:p>281433840</text:p>
          </table:table-cell>
          <table:table-cell office:value-type="float" office:value="107824167" calcext:value-type="float">
            <text:p>107824167</text:p>
          </table:table-cell>
          <table:table-cell office:value-type="float" office:value="389258007" calcext:value-type="float">
            <text:p>389258007</text:p>
          </table:table-cell>
          <table:table-cell table:number-columns-repeated="3"/>
        </table:table-row>
        <table:table-row table:style-name="ro1">
          <table:table-cell office:value-type="float" office:value="281056663" calcext:value-type="float">
            <text:p>281056663</text:p>
          </table:table-cell>
          <table:table-cell office:value-type="float" office:value="108160528" calcext:value-type="float">
            <text:p>108160528</text:p>
          </table:table-cell>
          <table:table-cell office:value-type="float" office:value="389217191" calcext:value-type="float">
            <text:p>389217191</text:p>
          </table:table-cell>
          <table:table-cell table:number-columns-repeated="3"/>
        </table:table-row>
        <table:table-row table:style-name="ro1">
          <table:table-cell office:value-type="float" office:value="281251190" calcext:value-type="float">
            <text:p>281251190</text:p>
          </table:table-cell>
          <table:table-cell office:value-type="float" office:value="107659757" calcext:value-type="float">
            <text:p>107659757</text:p>
          </table:table-cell>
          <table:table-cell office:value-type="float" office:value="388910947" calcext:value-type="float">
            <text:p>388910947</text:p>
          </table:table-cell>
          <table:table-cell table:number-columns-repeated="3"/>
        </table:table-row>
        <table:table-row table:style-name="ro1">
          <table:table-cell office:value-type="float" office:value="280814445" calcext:value-type="float">
            <text:p>280814445</text:p>
          </table:table-cell>
          <table:table-cell office:value-type="float" office:value="107605951" calcext:value-type="float">
            <text:p>107605951</text:p>
          </table:table-cell>
          <table:table-cell office:value-type="float" office:value="388420396" calcext:value-type="float">
            <text:p>388420396</text:p>
          </table:table-cell>
          <table:table-cell table:number-columns-repeated="3"/>
        </table:table-row>
        <table:table-row table:style-name="ro1">
          <table:table-cell office:value-type="float" office:value="281763019" calcext:value-type="float">
            <text:p>281763019</text:p>
          </table:table-cell>
          <table:table-cell office:value-type="float" office:value="107964750" calcext:value-type="float">
            <text:p>107964750</text:p>
          </table:table-cell>
          <table:table-cell office:value-type="float" office:value="389727769" calcext:value-type="float">
            <text:p>389727769</text:p>
          </table:table-cell>
          <table:table-cell table:number-columns-repeated="3"/>
        </table:table-row>
        <table:table-row table:style-name="ro1">
          <table:table-cell office:value-type="float" office:value="280676995" calcext:value-type="float">
            <text:p>280676995</text:p>
          </table:table-cell>
          <table:table-cell office:value-type="float" office:value="108124022" calcext:value-type="float">
            <text:p>108124022</text:p>
          </table:table-cell>
          <table:table-cell office:value-type="float" office:value="388801017" calcext:value-type="float">
            <text:p>388801017</text:p>
          </table:table-cell>
          <table:table-cell table:number-columns-repeated="3"/>
        </table:table-row>
        <table:table-row table:style-name="ro1">
          <table:table-cell office:value-type="float" office:value="280597153" calcext:value-type="float">
            <text:p>280597153</text:p>
          </table:table-cell>
          <table:table-cell office:value-type="float" office:value="107538882" calcext:value-type="float">
            <text:p>107538882</text:p>
          </table:table-cell>
          <table:table-cell office:value-type="float" office:value="388136035" calcext:value-type="float">
            <text:p>388136035</text:p>
          </table:table-cell>
          <table:table-cell table:number-columns-repeated="3"/>
        </table:table-row>
        <table:table-row table:style-name="ro1">
          <table:table-cell office:value-type="float" office:value="280920335" calcext:value-type="float">
            <text:p>280920335</text:p>
          </table:table-cell>
          <table:table-cell office:value-type="float" office:value="107223262" calcext:value-type="float">
            <text:p>107223262</text:p>
          </table:table-cell>
          <table:table-cell office:value-type="float" office:value="388143597" calcext:value-type="float">
            <text:p>388143597</text:p>
          </table:table-cell>
          <table:table-cell table:number-columns-repeated="3"/>
        </table:table-row>
        <table:table-row table:style-name="ro1">
          <table:table-cell office:value-type="float" office:value="280979780" calcext:value-type="float">
            <text:p>280979780</text:p>
          </table:table-cell>
          <table:table-cell office:value-type="float" office:value="108055594" calcext:value-type="float">
            <text:p>108055594</text:p>
          </table:table-cell>
          <table:table-cell office:value-type="float" office:value="389035374" calcext:value-type="float">
            <text:p>389035374</text:p>
          </table:table-cell>
          <table:table-cell table:number-columns-repeated="3"/>
        </table:table-row>
        <table:table-row table:style-name="ro1">
          <table:table-cell office:value-type="float" office:value="282098849" calcext:value-type="float">
            <text:p>282098849</text:p>
          </table:table-cell>
          <table:table-cell office:value-type="float" office:value="107923966" calcext:value-type="float">
            <text:p>107923966</text:p>
          </table:table-cell>
          <table:table-cell office:value-type="float" office:value="390022815" calcext:value-type="float">
            <text:p>390022815</text:p>
          </table:table-cell>
          <table:table-cell table:number-columns-repeated="3"/>
        </table:table-row>
        <table:table-row table:style-name="ro1">
          <table:table-cell office:value-type="float" office:value="280749227" calcext:value-type="float">
            <text:p>280749227</text:p>
          </table:table-cell>
          <table:table-cell office:value-type="float" office:value="108366812" calcext:value-type="float">
            <text:p>108366812</text:p>
          </table:table-cell>
          <table:table-cell office:value-type="float" office:value="389116039" calcext:value-type="float">
            <text:p>389116039</text:p>
          </table:table-cell>
          <table:table-cell table:number-columns-repeated="3"/>
        </table:table-row>
        <table:table-row table:style-name="ro1">
          <table:table-cell office:value-type="float" office:value="280493707" calcext:value-type="float">
            <text:p>280493707</text:p>
          </table:table-cell>
          <table:table-cell office:value-type="float" office:value="107370083" calcext:value-type="float">
            <text:p>107370083</text:p>
          </table:table-cell>
          <table:table-cell office:value-type="float" office:value="387863790" calcext:value-type="float">
            <text:p>387863790</text:p>
          </table:table-cell>
          <table:table-cell table:number-columns-repeated="3"/>
        </table:table-row>
        <table:table-row table:style-name="ro1">
          <table:table-cell office:value-type="float" office:value="280585644" calcext:value-type="float">
            <text:p>280585644</text:p>
          </table:table-cell>
          <table:table-cell office:value-type="float" office:value="108160249" calcext:value-type="float">
            <text:p>108160249</text:p>
          </table:table-cell>
          <table:table-cell office:value-type="float" office:value="388745893" calcext:value-type="float">
            <text:p>388745893</text:p>
          </table:table-cell>
          <table:table-cell table:number-columns-repeated="3"/>
        </table:table-row>
        <table:table-row table:style-name="ro1">
          <table:table-cell office:value-type="float" office:value="281363951" calcext:value-type="float">
            <text:p>281363951</text:p>
          </table:table-cell>
          <table:table-cell office:value-type="float" office:value="107524783" calcext:value-type="float">
            <text:p>107524783</text:p>
          </table:table-cell>
          <table:table-cell office:value-type="float" office:value="388888734" calcext:value-type="float">
            <text:p>388888734</text:p>
          </table:table-cell>
          <table:table-cell table:number-columns-repeated="3"/>
        </table:table-row>
        <table:table-row table:style-name="ro1">
          <table:table-cell office:value-type="float" office:value="281073008" calcext:value-type="float">
            <text:p>281073008</text:p>
          </table:table-cell>
          <table:table-cell office:value-type="float" office:value="107590138" calcext:value-type="float">
            <text:p>107590138</text:p>
          </table:table-cell>
          <table:table-cell office:value-type="float" office:value="388663146" calcext:value-type="float">
            <text:p>388663146</text:p>
          </table:table-cell>
          <table:table-cell table:number-columns-repeated="3"/>
        </table:table-row>
        <table:table-row table:style-name="ro1">
          <table:table-cell office:value-type="float" office:value="280741031" calcext:value-type="float">
            <text:p>280741031</text:p>
          </table:table-cell>
          <table:table-cell office:value-type="float" office:value="107247046" calcext:value-type="float">
            <text:p>107247046</text:p>
          </table:table-cell>
          <table:table-cell office:value-type="float" office:value="387988077" calcext:value-type="float">
            <text:p>387988077</text:p>
          </table:table-cell>
          <table:table-cell table:number-columns-repeated="3"/>
        </table:table-row>
        <table:table-row table:style-name="ro1">
          <table:table-cell office:value-type="float" office:value="281069306" calcext:value-type="float">
            <text:p>281069306</text:p>
          </table:table-cell>
          <table:table-cell office:value-type="float" office:value="108010929" calcext:value-type="float">
            <text:p>108010929</text:p>
          </table:table-cell>
          <table:table-cell office:value-type="float" office:value="389080235" calcext:value-type="float">
            <text:p>389080235</text:p>
          </table:table-cell>
          <table:table-cell table:number-columns-repeated="3"/>
        </table:table-row>
        <table:table-row table:style-name="ro1">
          <table:table-cell office:value-type="float" office:value="280759571" calcext:value-type="float">
            <text:p>280759571</text:p>
          </table:table-cell>
          <table:table-cell office:value-type="float" office:value="107995439" calcext:value-type="float">
            <text:p>107995439</text:p>
          </table:table-cell>
          <table:table-cell office:value-type="float" office:value="388755010" calcext:value-type="float">
            <text:p>388755010</text:p>
          </table:table-cell>
          <table:table-cell table:number-columns-repeated="3"/>
        </table:table-row>
        <table:table-row table:style-name="ro1">
          <table:table-cell office:value-type="float" office:value="281475751" calcext:value-type="float">
            <text:p>281475751</text:p>
          </table:table-cell>
          <table:table-cell office:value-type="float" office:value="107485455" calcext:value-type="float">
            <text:p>107485455</text:p>
          </table:table-cell>
          <table:table-cell office:value-type="float" office:value="388961206" calcext:value-type="float">
            <text:p>388961206</text:p>
          </table:table-cell>
          <table:table-cell table:number-columns-repeated="3"/>
        </table:table-row>
        <table:table-row table:style-name="ro1">
          <table:table-cell office:value-type="float" office:value="281194832" calcext:value-type="float">
            <text:p>281194832</text:p>
          </table:table-cell>
          <table:table-cell office:value-type="float" office:value="108453868" calcext:value-type="float">
            <text:p>108453868</text:p>
          </table:table-cell>
          <table:table-cell office:value-type="float" office:value="389648700" calcext:value-type="float">
            <text:p>389648700</text:p>
          </table:table-cell>
          <table:table-cell table:number-columns-repeated="3"/>
        </table:table-row>
        <table:table-row table:style-name="ro1">
          <table:table-cell office:value-type="float" office:value="280935114" calcext:value-type="float">
            <text:p>280935114</text:p>
          </table:table-cell>
          <table:table-cell office:value-type="float" office:value="107770913" calcext:value-type="float">
            <text:p>107770913</text:p>
          </table:table-cell>
          <table:table-cell office:value-type="float" office:value="388706027" calcext:value-type="float">
            <text:p>388706027</text:p>
          </table:table-cell>
          <table:table-cell table:number-columns-repeated="3"/>
        </table:table-row>
        <table:table-row table:style-name="ro1">
          <table:table-cell office:value-type="float" office:value="281098165" calcext:value-type="float">
            <text:p>281098165</text:p>
          </table:table-cell>
          <table:table-cell office:value-type="float" office:value="107191407" calcext:value-type="float">
            <text:p>107191407</text:p>
          </table:table-cell>
          <table:table-cell office:value-type="float" office:value="388289572" calcext:value-type="float">
            <text:p>388289572</text:p>
          </table:table-cell>
          <table:table-cell table:number-columns-repeated="3"/>
        </table:table-row>
        <table:table-row table:style-name="ro1">
          <table:table-cell office:value-type="float" office:value="281467629" calcext:value-type="float">
            <text:p>281467629</text:p>
          </table:table-cell>
          <table:table-cell office:value-type="float" office:value="107413583" calcext:value-type="float">
            <text:p>107413583</text:p>
          </table:table-cell>
          <table:table-cell office:value-type="float" office:value="388881212" calcext:value-type="float">
            <text:p>388881212</text:p>
          </table:table-cell>
          <table:table-cell table:number-columns-repeated="3"/>
        </table:table-row>
        <table:table-row table:style-name="ro1">
          <table:table-cell office:value-type="float" office:value="281248453" calcext:value-type="float">
            <text:p>281248453</text:p>
          </table:table-cell>
          <table:table-cell office:value-type="float" office:value="107197372" calcext:value-type="float">
            <text:p>107197372</text:p>
          </table:table-cell>
          <table:table-cell office:value-type="float" office:value="388445825" calcext:value-type="float">
            <text:p>388445825</text:p>
          </table:table-cell>
          <table:table-cell table:number-columns-repeated="3"/>
        </table:table-row>
        <table:table-row table:style-name="ro1">
          <table:table-cell office:value-type="float" office:value="281602239" calcext:value-type="float">
            <text:p>281602239</text:p>
          </table:table-cell>
          <table:table-cell office:value-type="float" office:value="108702444" calcext:value-type="float">
            <text:p>108702444</text:p>
          </table:table-cell>
          <table:table-cell office:value-type="float" office:value="390304683" calcext:value-type="float">
            <text:p>390304683</text:p>
          </table:table-cell>
          <table:table-cell table:number-columns-repeated="3"/>
        </table:table-row>
        <table:table-row table:style-name="ro1">
          <table:table-cell office:value-type="float" office:value="281069726" calcext:value-type="float">
            <text:p>281069726</text:p>
          </table:table-cell>
          <table:table-cell office:value-type="float" office:value="107852140" calcext:value-type="float">
            <text:p>107852140</text:p>
          </table:table-cell>
          <table:table-cell office:value-type="float" office:value="388921866" calcext:value-type="float">
            <text:p>388921866</text:p>
          </table:table-cell>
          <table:table-cell table:number-columns-repeated="3"/>
        </table:table-row>
        <table:table-row table:style-name="ro1">
          <table:table-cell office:value-type="float" office:value="280762883" calcext:value-type="float">
            <text:p>280762883</text:p>
          </table:table-cell>
          <table:table-cell office:value-type="float" office:value="107974859" calcext:value-type="float">
            <text:p>107974859</text:p>
          </table:table-cell>
          <table:table-cell office:value-type="float" office:value="388737742" calcext:value-type="float">
            <text:p>388737742</text:p>
          </table:table-cell>
          <table:table-cell table:number-columns-repeated="3"/>
        </table:table-row>
        <table:table-row table:style-name="ro1">
          <table:table-cell office:value-type="float" office:value="281435457" calcext:value-type="float">
            <text:p>281435457</text:p>
          </table:table-cell>
          <table:table-cell office:value-type="float" office:value="107802265" calcext:value-type="float">
            <text:p>107802265</text:p>
          </table:table-cell>
          <table:table-cell office:value-type="float" office:value="389237722" calcext:value-type="float">
            <text:p>389237722</text:p>
          </table:table-cell>
          <table:table-cell table:number-columns-repeated="3"/>
        </table:table-row>
        <table:table-row table:style-name="ro1">
          <table:table-cell office:value-type="float" office:value="281393163" calcext:value-type="float">
            <text:p>281393163</text:p>
          </table:table-cell>
          <table:table-cell office:value-type="float" office:value="108284953" calcext:value-type="float">
            <text:p>108284953</text:p>
          </table:table-cell>
          <table:table-cell office:value-type="float" office:value="389678116" calcext:value-type="float">
            <text:p>389678116</text:p>
          </table:table-cell>
          <table:table-cell table:number-columns-repeated="3"/>
        </table:table-row>
        <table:table-row table:style-name="ro1">
          <table:table-cell office:value-type="float" office:value="280522451" calcext:value-type="float">
            <text:p>280522451</text:p>
          </table:table-cell>
          <table:table-cell office:value-type="float" office:value="107387945" calcext:value-type="float">
            <text:p>107387945</text:p>
          </table:table-cell>
          <table:table-cell office:value-type="float" office:value="387910396" calcext:value-type="float">
            <text:p>387910396</text:p>
          </table:table-cell>
          <table:table-cell table:number-columns-repeated="3"/>
        </table:table-row>
        <table:table-row table:style-name="ro1">
          <table:table-cell office:value-type="float" office:value="280700174" calcext:value-type="float">
            <text:p>280700174</text:p>
          </table:table-cell>
          <table:table-cell office:value-type="float" office:value="109614351" calcext:value-type="float">
            <text:p>109614351</text:p>
          </table:table-cell>
          <table:table-cell office:value-type="float" office:value="390314525" calcext:value-type="float">
            <text:p>390314525</text:p>
          </table:table-cell>
          <table:table-cell table:number-columns-repeated="3"/>
        </table:table-row>
        <table:table-row table:style-name="ro1">
          <table:table-cell office:value-type="float" office:value="280670514" calcext:value-type="float">
            <text:p>280670514</text:p>
          </table:table-cell>
          <table:table-cell office:value-type="float" office:value="107582328" calcext:value-type="float">
            <text:p>107582328</text:p>
          </table:table-cell>
          <table:table-cell office:value-type="float" office:value="388252842" calcext:value-type="float">
            <text:p>388252842</text:p>
          </table:table-cell>
          <table:table-cell table:number-columns-repeated="3"/>
        </table:table-row>
        <table:table-row table:style-name="ro1">
          <table:table-cell office:value-type="float" office:value="280254047" calcext:value-type="float">
            <text:p>280254047</text:p>
          </table:table-cell>
          <table:table-cell office:value-type="float" office:value="107797266" calcext:value-type="float">
            <text:p>107797266</text:p>
          </table:table-cell>
          <table:table-cell office:value-type="float" office:value="388051313" calcext:value-type="float">
            <text:p>388051313</text:p>
          </table:table-cell>
          <table:table-cell table:number-columns-repeated="3"/>
        </table:table-row>
        <table:table-row table:style-name="ro1">
          <table:table-cell office:value-type="float" office:value="281579370" calcext:value-type="float">
            <text:p>281579370</text:p>
          </table:table-cell>
          <table:table-cell office:value-type="float" office:value="107528016" calcext:value-type="float">
            <text:p>107528016</text:p>
          </table:table-cell>
          <table:table-cell office:value-type="float" office:value="389107386" calcext:value-type="float">
            <text:p>389107386</text:p>
          </table:table-cell>
          <table:table-cell table:number-columns-repeated="3"/>
        </table:table-row>
        <table:table-row table:style-name="ro1">
          <table:table-cell office:value-type="float" office:value="281648716" calcext:value-type="float">
            <text:p>281648716</text:p>
          </table:table-cell>
          <table:table-cell office:value-type="float" office:value="108319770" calcext:value-type="float">
            <text:p>108319770</text:p>
          </table:table-cell>
          <table:table-cell office:value-type="float" office:value="389968486" calcext:value-type="float">
            <text:p>389968486</text:p>
          </table:table-cell>
          <table:table-cell table:number-columns-repeated="3"/>
        </table:table-row>
        <table:table-row table:style-name="ro1">
          <table:table-cell office:value-type="float" office:value="280131006" calcext:value-type="float">
            <text:p>280131006</text:p>
          </table:table-cell>
          <table:table-cell office:value-type="float" office:value="108271148" calcext:value-type="float">
            <text:p>108271148</text:p>
          </table:table-cell>
          <table:table-cell office:value-type="float" office:value="388402154" calcext:value-type="float">
            <text:p>388402154</text:p>
          </table:table-cell>
          <table:table-cell table:number-columns-repeated="3"/>
        </table:table-row>
        <table:table-row table:style-name="ro1">
          <table:table-cell office:value-type="float" office:value="280458581" calcext:value-type="float">
            <text:p>280458581</text:p>
          </table:table-cell>
          <table:table-cell office:value-type="float" office:value="107461083" calcext:value-type="float">
            <text:p>107461083</text:p>
          </table:table-cell>
          <table:table-cell office:value-type="float" office:value="387919664" calcext:value-type="float">
            <text:p>387919664</text:p>
          </table:table-cell>
          <table:table-cell table:number-columns-repeated="3"/>
        </table:table-row>
        <table:table-row table:style-name="ro1">
          <table:table-cell office:value-type="float" office:value="281124256" calcext:value-type="float">
            <text:p>281124256</text:p>
          </table:table-cell>
          <table:table-cell office:value-type="float" office:value="107311141" calcext:value-type="float">
            <text:p>107311141</text:p>
          </table:table-cell>
          <table:table-cell office:value-type="float" office:value="388435397" calcext:value-type="float">
            <text:p>388435397</text:p>
          </table:table-cell>
          <table:table-cell table:number-columns-repeated="3"/>
        </table:table-row>
        <table:table-row table:style-name="ro1">
          <table:table-cell office:value-type="float" office:value="280668597" calcext:value-type="float">
            <text:p>280668597</text:p>
          </table:table-cell>
          <table:table-cell office:value-type="float" office:value="107516980" calcext:value-type="float">
            <text:p>107516980</text:p>
          </table:table-cell>
          <table:table-cell office:value-type="float" office:value="388185577" calcext:value-type="float">
            <text:p>388185577</text:p>
          </table:table-cell>
          <table:table-cell table:number-columns-repeated="3"/>
        </table:table-row>
        <table:table-row table:style-name="ro1">
          <table:table-cell office:value-type="float" office:value="280899862" calcext:value-type="float">
            <text:p>280899862</text:p>
          </table:table-cell>
          <table:table-cell office:value-type="float" office:value="107892473" calcext:value-type="float">
            <text:p>107892473</text:p>
          </table:table-cell>
          <table:table-cell office:value-type="float" office:value="388792335" calcext:value-type="float">
            <text:p>388792335</text:p>
          </table:table-cell>
          <table:table-cell table:number-columns-repeated="3"/>
        </table:table-row>
        <table:table-row table:style-name="ro1">
          <table:table-cell office:value-type="float" office:value="280726103" calcext:value-type="float">
            <text:p>280726103</text:p>
          </table:table-cell>
          <table:table-cell office:value-type="float" office:value="108962558" calcext:value-type="float">
            <text:p>108962558</text:p>
          </table:table-cell>
          <table:table-cell office:value-type="float" office:value="389688661" calcext:value-type="float">
            <text:p>389688661</text:p>
          </table:table-cell>
          <table:table-cell table:number-columns-repeated="3"/>
        </table:table-row>
        <table:table-row table:style-name="ro1">
          <table:table-cell office:value-type="float" office:value="281296311" calcext:value-type="float">
            <text:p>281296311</text:p>
          </table:table-cell>
          <table:table-cell office:value-type="float" office:value="107368028" calcext:value-type="float">
            <text:p>107368028</text:p>
          </table:table-cell>
          <table:table-cell office:value-type="float" office:value="388664339" calcext:value-type="float">
            <text:p>388664339</text:p>
          </table:table-cell>
          <table:table-cell table:number-columns-repeated="3"/>
        </table:table-row>
        <table:table-row table:style-name="ro1">
          <table:table-cell office:value-type="float" office:value="281160977" calcext:value-type="float">
            <text:p>281160977</text:p>
          </table:table-cell>
          <table:table-cell office:value-type="float" office:value="109255451" calcext:value-type="float">
            <text:p>109255451</text:p>
          </table:table-cell>
          <table:table-cell office:value-type="float" office:value="390416428" calcext:value-type="float">
            <text:p>390416428</text:p>
          </table:table-cell>
          <table:table-cell table:number-columns-repeated="3"/>
        </table:table-row>
        <table:table-row table:style-name="ro1">
          <table:table-cell office:value-type="float" office:value="280988899" calcext:value-type="float">
            <text:p>280988899</text:p>
          </table:table-cell>
          <table:table-cell office:value-type="float" office:value="107999650" calcext:value-type="float">
            <text:p>107999650</text:p>
          </table:table-cell>
          <table:table-cell office:value-type="float" office:value="388988549" calcext:value-type="float">
            <text:p>388988549</text:p>
          </table:table-cell>
          <table:table-cell table:number-columns-repeated="3"/>
        </table:table-row>
        <table:table-row table:style-name="ro1">
          <table:table-cell office:value-type="float" office:value="281199022" calcext:value-type="float">
            <text:p>281199022</text:p>
          </table:table-cell>
          <table:table-cell office:value-type="float" office:value="107797859" calcext:value-type="float">
            <text:p>107797859</text:p>
          </table:table-cell>
          <table:table-cell office:value-type="float" office:value="388996881" calcext:value-type="float">
            <text:p>388996881</text:p>
          </table:table-cell>
          <table:table-cell table:number-columns-repeated="3"/>
        </table:table-row>
        <table:table-row table:style-name="ro1">
          <table:table-cell office:value-type="float" office:value="280954518" calcext:value-type="float">
            <text:p>280954518</text:p>
          </table:table-cell>
          <table:table-cell office:value-type="float" office:value="107109728" calcext:value-type="float">
            <text:p>107109728</text:p>
          </table:table-cell>
          <table:table-cell office:value-type="float" office:value="388064246" calcext:value-type="float">
            <text:p>388064246</text:p>
          </table:table-cell>
          <table:table-cell table:number-columns-repeated="3"/>
        </table:table-row>
        <table:table-row table:style-name="ro1">
          <table:table-cell office:value-type="float" office:value="281016284" calcext:value-type="float">
            <text:p>281016284</text:p>
          </table:table-cell>
          <table:table-cell office:value-type="float" office:value="107563487" calcext:value-type="float">
            <text:p>107563487</text:p>
          </table:table-cell>
          <table:table-cell office:value-type="float" office:value="388579771" calcext:value-type="float">
            <text:p>388579771</text:p>
          </table:table-cell>
          <table:table-cell table:number-columns-repeated="3"/>
        </table:table-row>
        <table:table-row table:style-name="ro1">
          <table:table-cell office:value-type="float" office:value="281548485" calcext:value-type="float">
            <text:p>281548485</text:p>
          </table:table-cell>
          <table:table-cell office:value-type="float" office:value="107064419" calcext:value-type="float">
            <text:p>107064419</text:p>
          </table:table-cell>
          <table:table-cell office:value-type="float" office:value="388612904" calcext:value-type="float">
            <text:p>388612904</text:p>
          </table:table-cell>
          <table:table-cell table:number-columns-repeated="3"/>
        </table:table-row>
        <table:table-row table:style-name="ro1">
          <table:table-cell office:value-type="float" office:value="280795304" calcext:value-type="float">
            <text:p>280795304</text:p>
          </table:table-cell>
          <table:table-cell office:value-type="float" office:value="108136405" calcext:value-type="float">
            <text:p>108136405</text:p>
          </table:table-cell>
          <table:table-cell office:value-type="float" office:value="388931709" calcext:value-type="float">
            <text:p>388931709</text:p>
          </table:table-cell>
          <table:table-cell table:number-columns-repeated="3"/>
        </table:table-row>
        <table:table-row table:style-name="ro1">
          <table:table-cell office:value-type="float" office:value="280169059" calcext:value-type="float">
            <text:p>280169059</text:p>
          </table:table-cell>
          <table:table-cell office:value-type="float" office:value="107233079" calcext:value-type="float">
            <text:p>107233079</text:p>
          </table:table-cell>
          <table:table-cell office:value-type="float" office:value="387402138" calcext:value-type="float">
            <text:p>387402138</text:p>
          </table:table-cell>
          <table:table-cell table:number-columns-repeated="3"/>
        </table:table-row>
        <table:table-row table:style-name="ro1">
          <table:table-cell office:value-type="float" office:value="280221852" calcext:value-type="float">
            <text:p>280221852</text:p>
          </table:table-cell>
          <table:table-cell office:value-type="float" office:value="107087475" calcext:value-type="float">
            <text:p>107087475</text:p>
          </table:table-cell>
          <table:table-cell office:value-type="float" office:value="387309327" calcext:value-type="float">
            <text:p>387309327</text:p>
          </table:table-cell>
          <table:table-cell table:number-columns-repeated="3"/>
        </table:table-row>
        <table:table-row table:style-name="ro1">
          <table:table-cell office:value-type="float" office:value="280287825" calcext:value-type="float">
            <text:p>280287825</text:p>
          </table:table-cell>
          <table:table-cell office:value-type="float" office:value="107807703" calcext:value-type="float">
            <text:p>107807703</text:p>
          </table:table-cell>
          <table:table-cell office:value-type="float" office:value="388095528" calcext:value-type="float">
            <text:p>388095528</text:p>
          </table:table-cell>
          <table:table-cell table:number-columns-repeated="3"/>
        </table:table-row>
        <table:table-row table:style-name="ro1">
          <table:table-cell office:value-type="float" office:value="281163320" calcext:value-type="float">
            <text:p>281163320</text:p>
          </table:table-cell>
          <table:table-cell office:value-type="float" office:value="107799615" calcext:value-type="float">
            <text:p>107799615</text:p>
          </table:table-cell>
          <table:table-cell office:value-type="float" office:value="388962935" calcext:value-type="float">
            <text:p>388962935</text:p>
          </table:table-cell>
          <table:table-cell table:number-columns-repeated="3"/>
        </table:table-row>
        <table:table-row table:style-name="ro1">
          <table:table-cell office:value-type="float" office:value="281140229" calcext:value-type="float">
            <text:p>281140229</text:p>
          </table:table-cell>
          <table:table-cell office:value-type="float" office:value="107599721" calcext:value-type="float">
            <text:p>107599721</text:p>
          </table:table-cell>
          <table:table-cell office:value-type="float" office:value="388739950" calcext:value-type="float">
            <text:p>388739950</text:p>
          </table:table-cell>
          <table:table-cell table:number-columns-repeated="3"/>
        </table:table-row>
        <table:table-row table:style-name="ro1">
          <table:table-cell office:value-type="float" office:value="279913248" calcext:value-type="float">
            <text:p>279913248</text:p>
          </table:table-cell>
          <table:table-cell office:value-type="float" office:value="107262656" calcext:value-type="float">
            <text:p>107262656</text:p>
          </table:table-cell>
          <table:table-cell office:value-type="float" office:value="387175904" calcext:value-type="float">
            <text:p>387175904</text:p>
          </table:table-cell>
          <table:table-cell table:number-columns-repeated="3"/>
        </table:table-row>
        <table:table-row table:style-name="ro1">
          <table:table-cell office:value-type="float" office:value="281054569" calcext:value-type="float">
            <text:p>281054569</text:p>
          </table:table-cell>
          <table:table-cell office:value-type="float" office:value="107732520" calcext:value-type="float">
            <text:p>107732520</text:p>
          </table:table-cell>
          <table:table-cell office:value-type="float" office:value="388787089" calcext:value-type="float">
            <text:p>388787089</text:p>
          </table:table-cell>
          <table:table-cell table:number-columns-repeated="3"/>
        </table:table-row>
        <table:table-row table:style-name="ro1">
          <table:table-cell office:value-type="float" office:value="280468712" calcext:value-type="float">
            <text:p>280468712</text:p>
          </table:table-cell>
          <table:table-cell office:value-type="float" office:value="108089276" calcext:value-type="float">
            <text:p>108089276</text:p>
          </table:table-cell>
          <table:table-cell office:value-type="float" office:value="388557988" calcext:value-type="float">
            <text:p>388557988</text:p>
          </table:table-cell>
          <table:table-cell table:number-columns-repeated="3"/>
        </table:table-row>
        <table:table-row table:style-name="ro1">
          <table:table-cell office:value-type="float" office:value="280510357" calcext:value-type="float">
            <text:p>280510357</text:p>
          </table:table-cell>
          <table:table-cell office:value-type="float" office:value="108144752" calcext:value-type="float">
            <text:p>108144752</text:p>
          </table:table-cell>
          <table:table-cell office:value-type="float" office:value="388655109" calcext:value-type="float">
            <text:p>388655109</text:p>
          </table:table-cell>
          <table:table-cell table:number-columns-repeated="3"/>
        </table:table-row>
        <table:table-row table:style-name="ro1">
          <table:table-cell office:value-type="float" office:value="280991810" calcext:value-type="float">
            <text:p>280991810</text:p>
          </table:table-cell>
          <table:table-cell office:value-type="float" office:value="107437137" calcext:value-type="float">
            <text:p>107437137</text:p>
          </table:table-cell>
          <table:table-cell office:value-type="float" office:value="388428947" calcext:value-type="float">
            <text:p>388428947</text:p>
          </table:table-cell>
          <table:table-cell table:number-columns-repeated="3"/>
        </table:table-row>
        <table:table-row table:style-name="ro1">
          <table:table-cell office:value-type="float" office:value="280903469" calcext:value-type="float">
            <text:p>280903469</text:p>
          </table:table-cell>
          <table:table-cell office:value-type="float" office:value="107836773" calcext:value-type="float">
            <text:p>107836773</text:p>
          </table:table-cell>
          <table:table-cell office:value-type="float" office:value="388740242" calcext:value-type="float">
            <text:p>388740242</text:p>
          </table:table-cell>
          <table:table-cell table:number-columns-repeated="3"/>
        </table:table-row>
        <table:table-row table:style-name="ro1">
          <table:table-cell office:value-type="float" office:value="281152748" calcext:value-type="float">
            <text:p>281152748</text:p>
          </table:table-cell>
          <table:table-cell office:value-type="float" office:value="108610449" calcext:value-type="float">
            <text:p>108610449</text:p>
          </table:table-cell>
          <table:table-cell office:value-type="float" office:value="389763197" calcext:value-type="float">
            <text:p>389763197</text:p>
          </table:table-cell>
          <table:table-cell table:number-columns-repeated="3"/>
        </table:table-row>
        <table:table-row table:style-name="ro1">
          <table:table-cell office:value-type="float" office:value="282401910" calcext:value-type="float">
            <text:p>282401910</text:p>
          </table:table-cell>
          <table:table-cell office:value-type="float" office:value="107243613" calcext:value-type="float">
            <text:p>107243613</text:p>
          </table:table-cell>
          <table:table-cell office:value-type="float" office:value="389645523" calcext:value-type="float">
            <text:p>389645523</text:p>
          </table:table-cell>
          <table:table-cell table:number-columns-repeated="3"/>
        </table:table-row>
        <table:table-row table:style-name="ro1">
          <table:table-cell office:value-type="float" office:value="281733234" calcext:value-type="float">
            <text:p>281733234</text:p>
          </table:table-cell>
          <table:table-cell office:value-type="float" office:value="107623817" calcext:value-type="float">
            <text:p>107623817</text:p>
          </table:table-cell>
          <table:table-cell office:value-type="float" office:value="389357051" calcext:value-type="float">
            <text:p>389357051</text:p>
          </table:table-cell>
          <table:table-cell table:number-columns-repeated="3"/>
        </table:table-row>
        <table:table-row table:style-name="ro1">
          <table:table-cell office:value-type="float" office:value="281680797" calcext:value-type="float">
            <text:p>281680797</text:p>
          </table:table-cell>
          <table:table-cell office:value-type="float" office:value="107770515" calcext:value-type="float">
            <text:p>107770515</text:p>
          </table:table-cell>
          <table:table-cell office:value-type="float" office:value="389451312" calcext:value-type="float">
            <text:p>389451312</text:p>
          </table:table-cell>
          <table:table-cell table:number-columns-repeated="3"/>
        </table:table-row>
        <table:table-row table:style-name="ro1">
          <table:table-cell office:value-type="float" office:value="280711706" calcext:value-type="float">
            <text:p>280711706</text:p>
          </table:table-cell>
          <table:table-cell office:value-type="float" office:value="107852480" calcext:value-type="float">
            <text:p>107852480</text:p>
          </table:table-cell>
          <table:table-cell office:value-type="float" office:value="388564186" calcext:value-type="float">
            <text:p>388564186</text:p>
          </table:table-cell>
          <table:table-cell table:number-columns-repeated="3"/>
        </table:table-row>
        <table:table-row table:style-name="ro1">
          <table:table-cell office:value-type="float" office:value="281947215" calcext:value-type="float">
            <text:p>281947215</text:p>
          </table:table-cell>
          <table:table-cell office:value-type="float" office:value="108155547" calcext:value-type="float">
            <text:p>108155547</text:p>
          </table:table-cell>
          <table:table-cell office:value-type="float" office:value="390102762" calcext:value-type="float">
            <text:p>390102762</text:p>
          </table:table-cell>
          <table:table-cell table:number-columns-repeated="3"/>
        </table:table-row>
        <table:table-row table:style-name="ro1">
          <table:table-cell office:value-type="float" office:value="280544127" calcext:value-type="float">
            <text:p>280544127</text:p>
          </table:table-cell>
          <table:table-cell office:value-type="float" office:value="107585123" calcext:value-type="float">
            <text:p>107585123</text:p>
          </table:table-cell>
          <table:table-cell office:value-type="float" office:value="388129250" calcext:value-type="float">
            <text:p>388129250</text:p>
          </table:table-cell>
          <table:table-cell table:number-columns-repeated="3"/>
        </table:table-row>
        <table:table-row table:style-name="ro1">
          <table:table-cell office:value-type="float" office:value="280680112" calcext:value-type="float">
            <text:p>280680112</text:p>
          </table:table-cell>
          <table:table-cell office:value-type="float" office:value="108669458" calcext:value-type="float">
            <text:p>108669458</text:p>
          </table:table-cell>
          <table:table-cell office:value-type="float" office:value="389349570" calcext:value-type="float">
            <text:p>389349570</text:p>
          </table:table-cell>
          <table:table-cell table:number-columns-repeated="3"/>
        </table:table-row>
        <table:table-row table:style-name="ro1">
          <table:table-cell office:value-type="float" office:value="280345371" calcext:value-type="float">
            <text:p>280345371</text:p>
          </table:table-cell>
          <table:table-cell office:value-type="float" office:value="107642824" calcext:value-type="float">
            <text:p>107642824</text:p>
          </table:table-cell>
          <table:table-cell office:value-type="float" office:value="387988195" calcext:value-type="float">
            <text:p>387988195</text:p>
          </table:table-cell>
          <table:table-cell table:number-columns-repeated="3"/>
        </table:table-row>
        <table:table-row table:style-name="ro1">
          <table:table-cell office:value-type="float" office:value="281286044" calcext:value-type="float">
            <text:p>281286044</text:p>
          </table:table-cell>
          <table:table-cell office:value-type="float" office:value="107789913" calcext:value-type="float">
            <text:p>107789913</text:p>
          </table:table-cell>
          <table:table-cell office:value-type="float" office:value="389075957" calcext:value-type="float">
            <text:p>389075957</text:p>
          </table:table-cell>
          <table:table-cell table:number-columns-repeated="3"/>
        </table:table-row>
        <table:table-row table:style-name="ro1">
          <table:table-cell office:value-type="float" office:value="280934609" calcext:value-type="float">
            <text:p>280934609</text:p>
          </table:table-cell>
          <table:table-cell office:value-type="float" office:value="107325948" calcext:value-type="float">
            <text:p>107325948</text:p>
          </table:table-cell>
          <table:table-cell office:value-type="float" office:value="388260557" calcext:value-type="float">
            <text:p>388260557</text:p>
          </table:table-cell>
          <table:table-cell table:number-columns-repeated="3"/>
        </table:table-row>
        <table:table-row table:style-name="ro1">
          <table:table-cell office:value-type="float" office:value="280839362" calcext:value-type="float">
            <text:p>280839362</text:p>
          </table:table-cell>
          <table:table-cell office:value-type="float" office:value="108688486" calcext:value-type="float">
            <text:p>108688486</text:p>
          </table:table-cell>
          <table:table-cell office:value-type="float" office:value="389527848" calcext:value-type="float">
            <text:p>389527848</text:p>
          </table:table-cell>
          <table:table-cell table:number-columns-repeated="3"/>
        </table:table-row>
      </table:table>
      <table:table table:name="StrcmpAVX" table:style-name="ta1"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Hash operations</text:p>
          </table:table-cell>
          <table:table-cell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float" office:value="273616875" calcext:value-type="float">
            <text:p>273616875</text:p>
          </table:table-cell>
          <table:table-cell office:value-type="float" office:value="97522076" calcext:value-type="float">
            <text:p>97522076</text:p>
          </table:table-cell>
          <table:table-cell office:value-type="float" office:value="371138951" calcext:value-type="float">
            <text:p>371138951</text:p>
          </table:table-cell>
          <table:table-cell table:style-name="ce5" table:formula="of:=AVERAGE([.B:.B])" office:value-type="float" office:value="95079252.92" calcext:value-type="float">
            <text:p>9.508E+07</text:p>
          </table:table-cell>
          <table:table-cell table:style-name="ce5" table:formula="of:=STDEV([.B:.B])" office:value-type="float" office:value="1124172.28063841" calcext:value-type="float">
            <text:p>1.124E+06</text:p>
          </table:table-cell>
          <table:table-cell table:style-name="ce6" table:formula="of:=[.E2]/[.D2]*100" office:value-type="float" office:value="1.18235287522115" calcext:value-type="float">
            <text:p>1.18</text:p>
          </table:table-cell>
        </table:table-row>
        <table:table-row table:style-name="ro1">
          <table:table-cell office:value-type="float" office:value="276529661" calcext:value-type="float">
            <text:p>276529661</text:p>
          </table:table-cell>
          <table:table-cell office:value-type="float" office:value="97788090" calcext:value-type="float">
            <text:p>97788090</text:p>
          </table:table-cell>
          <table:table-cell office:value-type="float" office:value="374317751" calcext:value-type="float">
            <text:p>374317751</text:p>
          </table:table-cell>
          <table:table-cell table:number-columns-repeated="3"/>
        </table:table-row>
        <table:table-row table:style-name="ro1">
          <table:table-cell office:value-type="float" office:value="276195363" calcext:value-type="float">
            <text:p>276195363</text:p>
          </table:table-cell>
          <table:table-cell office:value-type="float" office:value="97210182" calcext:value-type="float">
            <text:p>97210182</text:p>
          </table:table-cell>
          <table:table-cell office:value-type="float" office:value="373405545" calcext:value-type="float">
            <text:p>373405545</text:p>
          </table:table-cell>
          <table:table-cell table:number-columns-repeated="3"/>
        </table:table-row>
        <table:table-row table:style-name="ro1">
          <table:table-cell office:value-type="float" office:value="275691699" calcext:value-type="float">
            <text:p>275691699</text:p>
          </table:table-cell>
          <table:table-cell office:value-type="float" office:value="97321687" calcext:value-type="float">
            <text:p>97321687</text:p>
          </table:table-cell>
          <table:table-cell office:value-type="float" office:value="373013386" calcext:value-type="float">
            <text:p>373013386</text:p>
          </table:table-cell>
          <table:table-cell table:number-columns-repeated="3"/>
        </table:table-row>
        <table:table-row table:style-name="ro1">
          <table:table-cell office:value-type="float" office:value="276037398" calcext:value-type="float">
            <text:p>276037398</text:p>
          </table:table-cell>
          <table:table-cell office:value-type="float" office:value="95606608" calcext:value-type="float">
            <text:p>95606608</text:p>
          </table:table-cell>
          <table:table-cell office:value-type="float" office:value="371644006" calcext:value-type="float">
            <text:p>371644006</text:p>
          </table:table-cell>
          <table:table-cell table:number-columns-repeated="3"/>
        </table:table-row>
        <table:table-row table:style-name="ro1">
          <table:table-cell office:value-type="float" office:value="275896632" calcext:value-type="float">
            <text:p>275896632</text:p>
          </table:table-cell>
          <table:table-cell office:value-type="float" office:value="97029802" calcext:value-type="float">
            <text:p>97029802</text:p>
          </table:table-cell>
          <table:table-cell office:value-type="float" office:value="372926434" calcext:value-type="float">
            <text:p>372926434</text:p>
          </table:table-cell>
          <table:table-cell table:number-columns-repeated="3"/>
        </table:table-row>
        <table:table-row table:style-name="ro1">
          <table:table-cell office:value-type="float" office:value="275460194" calcext:value-type="float">
            <text:p>275460194</text:p>
          </table:table-cell>
          <table:table-cell office:value-type="float" office:value="96826668" calcext:value-type="float">
            <text:p>96826668</text:p>
          </table:table-cell>
          <table:table-cell office:value-type="float" office:value="372286862" calcext:value-type="float">
            <text:p>372286862</text:p>
          </table:table-cell>
          <table:table-cell table:number-columns-repeated="3"/>
        </table:table-row>
        <table:table-row table:style-name="ro1">
          <table:table-cell office:value-type="float" office:value="276683670" calcext:value-type="float">
            <text:p>276683670</text:p>
          </table:table-cell>
          <table:table-cell office:value-type="float" office:value="96641608" calcext:value-type="float">
            <text:p>96641608</text:p>
          </table:table-cell>
          <table:table-cell office:value-type="float" office:value="373325278" calcext:value-type="float">
            <text:p>373325278</text:p>
          </table:table-cell>
          <table:table-cell table:number-columns-repeated="3"/>
        </table:table-row>
        <table:table-row table:style-name="ro1">
          <table:table-cell office:value-type="float" office:value="275801518" calcext:value-type="float">
            <text:p>275801518</text:p>
          </table:table-cell>
          <table:table-cell office:value-type="float" office:value="96947589" calcext:value-type="float">
            <text:p>96947589</text:p>
          </table:table-cell>
          <table:table-cell office:value-type="float" office:value="372749107" calcext:value-type="float">
            <text:p>372749107</text:p>
          </table:table-cell>
          <table:table-cell table:number-columns-repeated="3"/>
        </table:table-row>
        <table:table-row table:style-name="ro1">
          <table:table-cell office:value-type="float" office:value="276501734" calcext:value-type="float">
            <text:p>276501734</text:p>
          </table:table-cell>
          <table:table-cell office:value-type="float" office:value="97134916" calcext:value-type="float">
            <text:p>97134916</text:p>
          </table:table-cell>
          <table:table-cell office:value-type="float" office:value="373636650" calcext:value-type="float">
            <text:p>373636650</text:p>
          </table:table-cell>
          <table:table-cell table:number-columns-repeated="3"/>
        </table:table-row>
        <table:table-row table:style-name="ro1">
          <table:table-cell office:value-type="float" office:value="276545459" calcext:value-type="float">
            <text:p>276545459</text:p>
          </table:table-cell>
          <table:table-cell office:value-type="float" office:value="101113917" calcext:value-type="float">
            <text:p>101113917</text:p>
          </table:table-cell>
          <table:table-cell office:value-type="float" office:value="377659376" calcext:value-type="float">
            <text:p>377659376</text:p>
          </table:table-cell>
          <table:table-cell table:number-columns-repeated="3"/>
        </table:table-row>
        <table:table-row table:style-name="ro1">
          <table:table-cell office:value-type="float" office:value="275310764" calcext:value-type="float">
            <text:p>275310764</text:p>
          </table:table-cell>
          <table:table-cell office:value-type="float" office:value="97110066" calcext:value-type="float">
            <text:p>97110066</text:p>
          </table:table-cell>
          <table:table-cell office:value-type="float" office:value="372420830" calcext:value-type="float">
            <text:p>372420830</text:p>
          </table:table-cell>
          <table:table-cell table:number-columns-repeated="3"/>
        </table:table-row>
        <table:table-row table:style-name="ro1">
          <table:table-cell office:value-type="float" office:value="275460318" calcext:value-type="float">
            <text:p>275460318</text:p>
          </table:table-cell>
          <table:table-cell office:value-type="float" office:value="96979408" calcext:value-type="float">
            <text:p>96979408</text:p>
          </table:table-cell>
          <table:table-cell office:value-type="float" office:value="372439726" calcext:value-type="float">
            <text:p>372439726</text:p>
          </table:table-cell>
          <table:table-cell table:number-columns-repeated="3"/>
        </table:table-row>
        <table:table-row table:style-name="ro1">
          <table:table-cell office:value-type="float" office:value="275531240" calcext:value-type="float">
            <text:p>275531240</text:p>
          </table:table-cell>
          <table:table-cell office:value-type="float" office:value="96889143" calcext:value-type="float">
            <text:p>96889143</text:p>
          </table:table-cell>
          <table:table-cell office:value-type="float" office:value="372420383" calcext:value-type="float">
            <text:p>372420383</text:p>
          </table:table-cell>
          <table:table-cell table:number-columns-repeated="3"/>
        </table:table-row>
        <table:table-row table:style-name="ro1">
          <table:table-cell office:value-type="float" office:value="279638458" calcext:value-type="float">
            <text:p>279638458</text:p>
          </table:table-cell>
          <table:table-cell office:value-type="float" office:value="93101357" calcext:value-type="float">
            <text:p>93101357</text:p>
          </table:table-cell>
          <table:table-cell office:value-type="float" office:value="372739815" calcext:value-type="float">
            <text:p>372739815</text:p>
          </table:table-cell>
          <table:table-cell table:number-columns-repeated="3"/>
        </table:table-row>
        <table:table-row table:style-name="ro1">
          <table:table-cell office:value-type="float" office:value="273858345" calcext:value-type="float">
            <text:p>273858345</text:p>
          </table:table-cell>
          <table:table-cell office:value-type="float" office:value="93984481" calcext:value-type="float">
            <text:p>93984481</text:p>
          </table:table-cell>
          <table:table-cell office:value-type="float" office:value="367842826" calcext:value-type="float">
            <text:p>367842826</text:p>
          </table:table-cell>
          <table:table-cell table:number-columns-repeated="3"/>
        </table:table-row>
        <table:table-row table:style-name="ro1">
          <table:table-cell office:value-type="float" office:value="272564116" calcext:value-type="float">
            <text:p>272564116</text:p>
          </table:table-cell>
          <table:table-cell office:value-type="float" office:value="94541572" calcext:value-type="float">
            <text:p>94541572</text:p>
          </table:table-cell>
          <table:table-cell office:value-type="float" office:value="367105688" calcext:value-type="float">
            <text:p>367105688</text:p>
          </table:table-cell>
          <table:table-cell table:number-columns-repeated="3"/>
        </table:table-row>
        <table:table-row table:style-name="ro1">
          <table:table-cell office:value-type="float" office:value="274193514" calcext:value-type="float">
            <text:p>274193514</text:p>
          </table:table-cell>
          <table:table-cell office:value-type="float" office:value="94614219" calcext:value-type="float">
            <text:p>94614219</text:p>
          </table:table-cell>
          <table:table-cell office:value-type="float" office:value="368807733" calcext:value-type="float">
            <text:p>368807733</text:p>
          </table:table-cell>
          <table:table-cell table:number-columns-repeated="3"/>
        </table:table-row>
        <table:table-row table:style-name="ro1">
          <table:table-cell office:value-type="float" office:value="273121896" calcext:value-type="float">
            <text:p>273121896</text:p>
          </table:table-cell>
          <table:table-cell office:value-type="float" office:value="94260617" calcext:value-type="float">
            <text:p>94260617</text:p>
          </table:table-cell>
          <table:table-cell office:value-type="float" office:value="367382513" calcext:value-type="float">
            <text:p>367382513</text:p>
          </table:table-cell>
          <table:table-cell table:number-columns-repeated="3"/>
        </table:table-row>
        <table:table-row table:style-name="ro1">
          <table:table-cell office:value-type="float" office:value="272406209" calcext:value-type="float">
            <text:p>272406209</text:p>
          </table:table-cell>
          <table:table-cell office:value-type="float" office:value="93832173" calcext:value-type="float">
            <text:p>93832173</text:p>
          </table:table-cell>
          <table:table-cell office:value-type="float" office:value="366238382" calcext:value-type="float">
            <text:p>366238382</text:p>
          </table:table-cell>
          <table:table-cell table:number-columns-repeated="3"/>
        </table:table-row>
        <table:table-row table:style-name="ro1">
          <table:table-cell office:value-type="float" office:value="273006712" calcext:value-type="float">
            <text:p>273006712</text:p>
          </table:table-cell>
          <table:table-cell office:value-type="float" office:value="94804979" calcext:value-type="float">
            <text:p>94804979</text:p>
          </table:table-cell>
          <table:table-cell office:value-type="float" office:value="367811691" calcext:value-type="float">
            <text:p>367811691</text:p>
          </table:table-cell>
          <table:table-cell table:number-columns-repeated="3"/>
        </table:table-row>
        <table:table-row table:style-name="ro1">
          <table:table-cell office:value-type="float" office:value="272962630" calcext:value-type="float">
            <text:p>272962630</text:p>
          </table:table-cell>
          <table:table-cell office:value-type="float" office:value="94516803" calcext:value-type="float">
            <text:p>94516803</text:p>
          </table:table-cell>
          <table:table-cell office:value-type="float" office:value="367479433" calcext:value-type="float">
            <text:p>367479433</text:p>
          </table:table-cell>
          <table:table-cell table:number-columns-repeated="3"/>
        </table:table-row>
        <table:table-row table:style-name="ro1">
          <table:table-cell office:value-type="float" office:value="273190105" calcext:value-type="float">
            <text:p>273190105</text:p>
          </table:table-cell>
          <table:table-cell office:value-type="float" office:value="94738853" calcext:value-type="float">
            <text:p>94738853</text:p>
          </table:table-cell>
          <table:table-cell office:value-type="float" office:value="367928958" calcext:value-type="float">
            <text:p>367928958</text:p>
          </table:table-cell>
          <table:table-cell table:number-columns-repeated="3"/>
        </table:table-row>
        <table:table-row table:style-name="ro1">
          <table:table-cell office:value-type="float" office:value="272841560" calcext:value-type="float">
            <text:p>272841560</text:p>
          </table:table-cell>
          <table:table-cell office:value-type="float" office:value="94585802" calcext:value-type="float">
            <text:p>94585802</text:p>
          </table:table-cell>
          <table:table-cell office:value-type="float" office:value="367427362" calcext:value-type="float">
            <text:p>367427362</text:p>
          </table:table-cell>
          <table:table-cell table:number-columns-repeated="3"/>
        </table:table-row>
        <table:table-row table:style-name="ro1">
          <table:table-cell office:value-type="float" office:value="272678258" calcext:value-type="float">
            <text:p>272678258</text:p>
          </table:table-cell>
          <table:table-cell office:value-type="float" office:value="95474525" calcext:value-type="float">
            <text:p>95474525</text:p>
          </table:table-cell>
          <table:table-cell office:value-type="float" office:value="368152783" calcext:value-type="float">
            <text:p>368152783</text:p>
          </table:table-cell>
          <table:table-cell table:number-columns-repeated="3"/>
        </table:table-row>
        <table:table-row table:style-name="ro1">
          <table:table-cell office:value-type="float" office:value="272440318" calcext:value-type="float">
            <text:p>272440318</text:p>
          </table:table-cell>
          <table:table-cell office:value-type="float" office:value="94282040" calcext:value-type="float">
            <text:p>94282040</text:p>
          </table:table-cell>
          <table:table-cell office:value-type="float" office:value="366722358" calcext:value-type="float">
            <text:p>366722358</text:p>
          </table:table-cell>
          <table:table-cell table:number-columns-repeated="3"/>
        </table:table-row>
        <table:table-row table:style-name="ro1">
          <table:table-cell office:value-type="float" office:value="272999006" calcext:value-type="float">
            <text:p>272999006</text:p>
          </table:table-cell>
          <table:table-cell office:value-type="float" office:value="94524909" calcext:value-type="float">
            <text:p>94524909</text:p>
          </table:table-cell>
          <table:table-cell office:value-type="float" office:value="367523915" calcext:value-type="float">
            <text:p>367523915</text:p>
          </table:table-cell>
          <table:table-cell table:number-columns-repeated="3"/>
        </table:table-row>
        <table:table-row table:style-name="ro1">
          <table:table-cell office:value-type="float" office:value="276485316" calcext:value-type="float">
            <text:p>276485316</text:p>
          </table:table-cell>
          <table:table-cell office:value-type="float" office:value="94489988" calcext:value-type="float">
            <text:p>94489988</text:p>
          </table:table-cell>
          <table:table-cell office:value-type="float" office:value="370975304" calcext:value-type="float">
            <text:p>370975304</text:p>
          </table:table-cell>
          <table:table-cell table:number-columns-repeated="3"/>
        </table:table-row>
        <table:table-row table:style-name="ro1">
          <table:table-cell office:value-type="float" office:value="273571265" calcext:value-type="float">
            <text:p>273571265</text:p>
          </table:table-cell>
          <table:table-cell office:value-type="float" office:value="94623303" calcext:value-type="float">
            <text:p>94623303</text:p>
          </table:table-cell>
          <table:table-cell office:value-type="float" office:value="368194568" calcext:value-type="float">
            <text:p>368194568</text:p>
          </table:table-cell>
          <table:table-cell table:number-columns-repeated="3"/>
        </table:table-row>
        <table:table-row table:style-name="ro1">
          <table:table-cell office:value-type="float" office:value="272680731" calcext:value-type="float">
            <text:p>272680731</text:p>
          </table:table-cell>
          <table:table-cell office:value-type="float" office:value="94429902" calcext:value-type="float">
            <text:p>94429902</text:p>
          </table:table-cell>
          <table:table-cell office:value-type="float" office:value="367110633" calcext:value-type="float">
            <text:p>367110633</text:p>
          </table:table-cell>
          <table:table-cell table:number-columns-repeated="3"/>
        </table:table-row>
        <table:table-row table:style-name="ro1">
          <table:table-cell office:value-type="float" office:value="273301676" calcext:value-type="float">
            <text:p>273301676</text:p>
          </table:table-cell>
          <table:table-cell office:value-type="float" office:value="94554836" calcext:value-type="float">
            <text:p>94554836</text:p>
          </table:table-cell>
          <table:table-cell office:value-type="float" office:value="367856512" calcext:value-type="float">
            <text:p>367856512</text:p>
          </table:table-cell>
          <table:table-cell table:number-columns-repeated="3"/>
        </table:table-row>
        <table:table-row table:style-name="ro1">
          <table:table-cell office:value-type="float" office:value="272613578" calcext:value-type="float">
            <text:p>272613578</text:p>
          </table:table-cell>
          <table:table-cell office:value-type="float" office:value="94871534" calcext:value-type="float">
            <text:p>94871534</text:p>
          </table:table-cell>
          <table:table-cell office:value-type="float" office:value="367485112" calcext:value-type="float">
            <text:p>367485112</text:p>
          </table:table-cell>
          <table:table-cell table:number-columns-repeated="3"/>
        </table:table-row>
        <table:table-row table:style-name="ro1">
          <table:table-cell office:value-type="float" office:value="273021015" calcext:value-type="float">
            <text:p>273021015</text:p>
          </table:table-cell>
          <table:table-cell office:value-type="float" office:value="95235627" calcext:value-type="float">
            <text:p>95235627</text:p>
          </table:table-cell>
          <table:table-cell office:value-type="float" office:value="368256642" calcext:value-type="float">
            <text:p>368256642</text:p>
          </table:table-cell>
          <table:table-cell table:number-columns-repeated="3"/>
        </table:table-row>
        <table:table-row table:style-name="ro1">
          <table:table-cell office:value-type="float" office:value="273518428" calcext:value-type="float">
            <text:p>273518428</text:p>
          </table:table-cell>
          <table:table-cell office:value-type="float" office:value="94378418" calcext:value-type="float">
            <text:p>94378418</text:p>
          </table:table-cell>
          <table:table-cell office:value-type="float" office:value="367896846" calcext:value-type="float">
            <text:p>367896846</text:p>
          </table:table-cell>
          <table:table-cell table:number-columns-repeated="3"/>
        </table:table-row>
        <table:table-row table:style-name="ro1">
          <table:table-cell office:value-type="float" office:value="272758602" calcext:value-type="float">
            <text:p>272758602</text:p>
          </table:table-cell>
          <table:table-cell office:value-type="float" office:value="94774288" calcext:value-type="float">
            <text:p>94774288</text:p>
          </table:table-cell>
          <table:table-cell office:value-type="float" office:value="367532890" calcext:value-type="float">
            <text:p>367532890</text:p>
          </table:table-cell>
          <table:table-cell table:number-columns-repeated="3"/>
        </table:table-row>
        <table:table-row table:style-name="ro1">
          <table:table-cell office:value-type="float" office:value="272822222" calcext:value-type="float">
            <text:p>272822222</text:p>
          </table:table-cell>
          <table:table-cell office:value-type="float" office:value="95043249" calcext:value-type="float">
            <text:p>95043249</text:p>
          </table:table-cell>
          <table:table-cell office:value-type="float" office:value="367865471" calcext:value-type="float">
            <text:p>367865471</text:p>
          </table:table-cell>
          <table:table-cell table:number-columns-repeated="3"/>
        </table:table-row>
        <table:table-row table:style-name="ro1">
          <table:table-cell office:value-type="float" office:value="273205550" calcext:value-type="float">
            <text:p>273205550</text:p>
          </table:table-cell>
          <table:table-cell office:value-type="float" office:value="95376941" calcext:value-type="float">
            <text:p>95376941</text:p>
          </table:table-cell>
          <table:table-cell office:value-type="float" office:value="368582491" calcext:value-type="float">
            <text:p>368582491</text:p>
          </table:table-cell>
          <table:table-cell table:number-columns-repeated="3"/>
        </table:table-row>
        <table:table-row table:style-name="ro1">
          <table:table-cell office:value-type="float" office:value="273062284" calcext:value-type="float">
            <text:p>273062284</text:p>
          </table:table-cell>
          <table:table-cell office:value-type="float" office:value="94861588" calcext:value-type="float">
            <text:p>94861588</text:p>
          </table:table-cell>
          <table:table-cell office:value-type="float" office:value="367923872" calcext:value-type="float">
            <text:p>367923872</text:p>
          </table:table-cell>
          <table:table-cell table:number-columns-repeated="3"/>
        </table:table-row>
        <table:table-row table:style-name="ro1">
          <table:table-cell office:value-type="float" office:value="273349093" calcext:value-type="float">
            <text:p>273349093</text:p>
          </table:table-cell>
          <table:table-cell office:value-type="float" office:value="94814443" calcext:value-type="float">
            <text:p>94814443</text:p>
          </table:table-cell>
          <table:table-cell office:value-type="float" office:value="368163536" calcext:value-type="float">
            <text:p>368163536</text:p>
          </table:table-cell>
          <table:table-cell table:number-columns-repeated="3"/>
        </table:table-row>
        <table:table-row table:style-name="ro1">
          <table:table-cell office:value-type="float" office:value="273428906" calcext:value-type="float">
            <text:p>273428906</text:p>
          </table:table-cell>
          <table:table-cell office:value-type="float" office:value="94584528" calcext:value-type="float">
            <text:p>94584528</text:p>
          </table:table-cell>
          <table:table-cell office:value-type="float" office:value="368013434" calcext:value-type="float">
            <text:p>368013434</text:p>
          </table:table-cell>
          <table:table-cell table:number-columns-repeated="3"/>
        </table:table-row>
        <table:table-row table:style-name="ro1">
          <table:table-cell office:value-type="float" office:value="272800968" calcext:value-type="float">
            <text:p>272800968</text:p>
          </table:table-cell>
          <table:table-cell office:value-type="float" office:value="95588224" calcext:value-type="float">
            <text:p>95588224</text:p>
          </table:table-cell>
          <table:table-cell office:value-type="float" office:value="368389192" calcext:value-type="float">
            <text:p>368389192</text:p>
          </table:table-cell>
          <table:table-cell table:number-columns-repeated="3"/>
        </table:table-row>
        <table:table-row table:style-name="ro1">
          <table:table-cell office:value-type="float" office:value="273000097" calcext:value-type="float">
            <text:p>273000097</text:p>
          </table:table-cell>
          <table:table-cell office:value-type="float" office:value="95075066" calcext:value-type="float">
            <text:p>95075066</text:p>
          </table:table-cell>
          <table:table-cell office:value-type="float" office:value="368075163" calcext:value-type="float">
            <text:p>368075163</text:p>
          </table:table-cell>
          <table:table-cell table:number-columns-repeated="3"/>
        </table:table-row>
        <table:table-row table:style-name="ro1">
          <table:table-cell office:value-type="float" office:value="273152723" calcext:value-type="float">
            <text:p>273152723</text:p>
          </table:table-cell>
          <table:table-cell office:value-type="float" office:value="94777847" calcext:value-type="float">
            <text:p>94777847</text:p>
          </table:table-cell>
          <table:table-cell office:value-type="float" office:value="367930570" calcext:value-type="float">
            <text:p>367930570</text:p>
          </table:table-cell>
          <table:table-cell table:number-columns-repeated="3"/>
        </table:table-row>
        <table:table-row table:style-name="ro1">
          <table:table-cell office:value-type="float" office:value="273650836" calcext:value-type="float">
            <text:p>273650836</text:p>
          </table:table-cell>
          <table:table-cell office:value-type="float" office:value="96909695" calcext:value-type="float">
            <text:p>96909695</text:p>
          </table:table-cell>
          <table:table-cell office:value-type="float" office:value="370560531" calcext:value-type="float">
            <text:p>370560531</text:p>
          </table:table-cell>
          <table:table-cell table:number-columns-repeated="3"/>
        </table:table-row>
        <table:table-row table:style-name="ro1">
          <table:table-cell office:value-type="float" office:value="273873295" calcext:value-type="float">
            <text:p>273873295</text:p>
          </table:table-cell>
          <table:table-cell office:value-type="float" office:value="95033352" calcext:value-type="float">
            <text:p>95033352</text:p>
          </table:table-cell>
          <table:table-cell office:value-type="float" office:value="368906647" calcext:value-type="float">
            <text:p>368906647</text:p>
          </table:table-cell>
          <table:table-cell table:number-columns-repeated="3"/>
        </table:table-row>
        <table:table-row table:style-name="ro1">
          <table:table-cell office:value-type="float" office:value="272625873" calcext:value-type="float">
            <text:p>272625873</text:p>
          </table:table-cell>
          <table:table-cell office:value-type="float" office:value="94602983" calcext:value-type="float">
            <text:p>94602983</text:p>
          </table:table-cell>
          <table:table-cell office:value-type="float" office:value="367228856" calcext:value-type="float">
            <text:p>367228856</text:p>
          </table:table-cell>
          <table:table-cell table:number-columns-repeated="3"/>
        </table:table-row>
        <table:table-row table:style-name="ro1">
          <table:table-cell office:value-type="float" office:value="272714209" calcext:value-type="float">
            <text:p>272714209</text:p>
          </table:table-cell>
          <table:table-cell office:value-type="float" office:value="93991867" calcext:value-type="float">
            <text:p>93991867</text:p>
          </table:table-cell>
          <table:table-cell office:value-type="float" office:value="366706076" calcext:value-type="float">
            <text:p>366706076</text:p>
          </table:table-cell>
          <table:table-cell table:number-columns-repeated="3"/>
        </table:table-row>
        <table:table-row table:style-name="ro1">
          <table:table-cell office:value-type="float" office:value="273730805" calcext:value-type="float">
            <text:p>273730805</text:p>
          </table:table-cell>
          <table:table-cell office:value-type="float" office:value="94381544" calcext:value-type="float">
            <text:p>94381544</text:p>
          </table:table-cell>
          <table:table-cell office:value-type="float" office:value="368112349" calcext:value-type="float">
            <text:p>368112349</text:p>
          </table:table-cell>
          <table:table-cell table:number-columns-repeated="3"/>
        </table:table-row>
        <table:table-row table:style-name="ro1">
          <table:table-cell office:value-type="float" office:value="272710395" calcext:value-type="float">
            <text:p>272710395</text:p>
          </table:table-cell>
          <table:table-cell office:value-type="float" office:value="94931198" calcext:value-type="float">
            <text:p>94931198</text:p>
          </table:table-cell>
          <table:table-cell office:value-type="float" office:value="367641593" calcext:value-type="float">
            <text:p>367641593</text:p>
          </table:table-cell>
          <table:table-cell table:number-columns-repeated="3"/>
        </table:table-row>
        <table:table-row table:style-name="ro1">
          <table:table-cell office:value-type="float" office:value="295179537" calcext:value-type="float">
            <text:p>295179537</text:p>
          </table:table-cell>
          <table:table-cell office:value-type="float" office:value="96282492" calcext:value-type="float">
            <text:p>96282492</text:p>
          </table:table-cell>
          <table:table-cell office:value-type="float" office:value="391462029" calcext:value-type="float">
            <text:p>391462029</text:p>
          </table:table-cell>
          <table:table-cell table:number-columns-repeated="3"/>
        </table:table-row>
        <table:table-row table:style-name="ro1">
          <table:table-cell office:value-type="float" office:value="272586478" calcext:value-type="float">
            <text:p>272586478</text:p>
          </table:table-cell>
          <table:table-cell office:value-type="float" office:value="94831042" calcext:value-type="float">
            <text:p>94831042</text:p>
          </table:table-cell>
          <table:table-cell office:value-type="float" office:value="367417520" calcext:value-type="float">
            <text:p>367417520</text:p>
          </table:table-cell>
          <table:table-cell table:number-columns-repeated="3"/>
        </table:table-row>
        <table:table-row table:style-name="ro1">
          <table:table-cell office:value-type="float" office:value="272303853" calcext:value-type="float">
            <text:p>272303853</text:p>
          </table:table-cell>
          <table:table-cell office:value-type="float" office:value="95048823" calcext:value-type="float">
            <text:p>95048823</text:p>
          </table:table-cell>
          <table:table-cell office:value-type="float" office:value="367352676" calcext:value-type="float">
            <text:p>367352676</text:p>
          </table:table-cell>
          <table:table-cell table:number-columns-repeated="3"/>
        </table:table-row>
        <table:table-row table:style-name="ro1">
          <table:table-cell office:value-type="float" office:value="273565804" calcext:value-type="float">
            <text:p>273565804</text:p>
          </table:table-cell>
          <table:table-cell office:value-type="float" office:value="95043879" calcext:value-type="float">
            <text:p>95043879</text:p>
          </table:table-cell>
          <table:table-cell office:value-type="float" office:value="368609683" calcext:value-type="float">
            <text:p>368609683</text:p>
          </table:table-cell>
          <table:table-cell table:number-columns-repeated="3"/>
        </table:table-row>
        <table:table-row table:style-name="ro1">
          <table:table-cell office:value-type="float" office:value="275813327" calcext:value-type="float">
            <text:p>275813327</text:p>
          </table:table-cell>
          <table:table-cell office:value-type="float" office:value="94847878" calcext:value-type="float">
            <text:p>94847878</text:p>
          </table:table-cell>
          <table:table-cell office:value-type="float" office:value="370661205" calcext:value-type="float">
            <text:p>370661205</text:p>
          </table:table-cell>
          <table:table-cell table:number-columns-repeated="3"/>
        </table:table-row>
        <table:table-row table:style-name="ro1">
          <table:table-cell office:value-type="float" office:value="273426751" calcext:value-type="float">
            <text:p>273426751</text:p>
          </table:table-cell>
          <table:table-cell office:value-type="float" office:value="94358604" calcext:value-type="float">
            <text:p>94358604</text:p>
          </table:table-cell>
          <table:table-cell office:value-type="float" office:value="367785355" calcext:value-type="float">
            <text:p>367785355</text:p>
          </table:table-cell>
          <table:table-cell table:number-columns-repeated="3"/>
        </table:table-row>
        <table:table-row table:style-name="ro1">
          <table:table-cell office:value-type="float" office:value="273539282" calcext:value-type="float">
            <text:p>273539282</text:p>
          </table:table-cell>
          <table:table-cell office:value-type="float" office:value="95743514" calcext:value-type="float">
            <text:p>95743514</text:p>
          </table:table-cell>
          <table:table-cell office:value-type="float" office:value="369282796" calcext:value-type="float">
            <text:p>369282796</text:p>
          </table:table-cell>
          <table:table-cell table:number-columns-repeated="3"/>
        </table:table-row>
        <table:table-row table:style-name="ro1">
          <table:table-cell office:value-type="float" office:value="274272853" calcext:value-type="float">
            <text:p>274272853</text:p>
          </table:table-cell>
          <table:table-cell office:value-type="float" office:value="95229948" calcext:value-type="float">
            <text:p>95229948</text:p>
          </table:table-cell>
          <table:table-cell office:value-type="float" office:value="369502801" calcext:value-type="float">
            <text:p>369502801</text:p>
          </table:table-cell>
          <table:table-cell table:number-columns-repeated="3"/>
        </table:table-row>
        <table:table-row table:style-name="ro1">
          <table:table-cell office:value-type="float" office:value="273538799" calcext:value-type="float">
            <text:p>273538799</text:p>
          </table:table-cell>
          <table:table-cell office:value-type="float" office:value="95054700" calcext:value-type="float">
            <text:p>95054700</text:p>
          </table:table-cell>
          <table:table-cell office:value-type="float" office:value="368593499" calcext:value-type="float">
            <text:p>368593499</text:p>
          </table:table-cell>
          <table:table-cell table:number-columns-repeated="3"/>
        </table:table-row>
        <table:table-row table:style-name="ro1">
          <table:table-cell office:value-type="float" office:value="273660833" calcext:value-type="float">
            <text:p>273660833</text:p>
          </table:table-cell>
          <table:table-cell office:value-type="float" office:value="94438687" calcext:value-type="float">
            <text:p>94438687</text:p>
          </table:table-cell>
          <table:table-cell office:value-type="float" office:value="368099520" calcext:value-type="float">
            <text:p>368099520</text:p>
          </table:table-cell>
          <table:table-cell table:number-columns-repeated="3"/>
        </table:table-row>
        <table:table-row table:style-name="ro1">
          <table:table-cell office:value-type="float" office:value="273222949" calcext:value-type="float">
            <text:p>273222949</text:p>
          </table:table-cell>
          <table:table-cell office:value-type="float" office:value="94482150" calcext:value-type="float">
            <text:p>94482150</text:p>
          </table:table-cell>
          <table:table-cell office:value-type="float" office:value="367705099" calcext:value-type="float">
            <text:p>367705099</text:p>
          </table:table-cell>
          <table:table-cell table:number-columns-repeated="3"/>
        </table:table-row>
        <table:table-row table:style-name="ro1">
          <table:table-cell office:value-type="float" office:value="272754540" calcext:value-type="float">
            <text:p>272754540</text:p>
          </table:table-cell>
          <table:table-cell office:value-type="float" office:value="95572305" calcext:value-type="float">
            <text:p>95572305</text:p>
          </table:table-cell>
          <table:table-cell office:value-type="float" office:value="368326845" calcext:value-type="float">
            <text:p>368326845</text:p>
          </table:table-cell>
          <table:table-cell table:number-columns-repeated="3"/>
        </table:table-row>
        <table:table-row table:style-name="ro1">
          <table:table-cell office:value-type="float" office:value="272636538" calcext:value-type="float">
            <text:p>272636538</text:p>
          </table:table-cell>
          <table:table-cell office:value-type="float" office:value="94439722" calcext:value-type="float">
            <text:p>94439722</text:p>
          </table:table-cell>
          <table:table-cell office:value-type="float" office:value="367076260" calcext:value-type="float">
            <text:p>367076260</text:p>
          </table:table-cell>
          <table:table-cell table:number-columns-repeated="3"/>
        </table:table-row>
        <table:table-row table:style-name="ro1">
          <table:table-cell office:value-type="float" office:value="272488680" calcext:value-type="float">
            <text:p>272488680</text:p>
          </table:table-cell>
          <table:table-cell office:value-type="float" office:value="95638343" calcext:value-type="float">
            <text:p>95638343</text:p>
          </table:table-cell>
          <table:table-cell office:value-type="float" office:value="368127023" calcext:value-type="float">
            <text:p>368127023</text:p>
          </table:table-cell>
          <table:table-cell table:number-columns-repeated="3"/>
        </table:table-row>
        <table:table-row table:style-name="ro1">
          <table:table-cell office:value-type="float" office:value="273910026" calcext:value-type="float">
            <text:p>273910026</text:p>
          </table:table-cell>
          <table:table-cell office:value-type="float" office:value="95665140" calcext:value-type="float">
            <text:p>95665140</text:p>
          </table:table-cell>
          <table:table-cell office:value-type="float" office:value="369575166" calcext:value-type="float">
            <text:p>369575166</text:p>
          </table:table-cell>
          <table:table-cell table:number-columns-repeated="3"/>
        </table:table-row>
        <table:table-row table:style-name="ro1">
          <table:table-cell office:value-type="float" office:value="272526969" calcext:value-type="float">
            <text:p>272526969</text:p>
          </table:table-cell>
          <table:table-cell office:value-type="float" office:value="94391516" calcext:value-type="float">
            <text:p>94391516</text:p>
          </table:table-cell>
          <table:table-cell office:value-type="float" office:value="366918485" calcext:value-type="float">
            <text:p>366918485</text:p>
          </table:table-cell>
          <table:table-cell table:number-columns-repeated="3"/>
        </table:table-row>
        <table:table-row table:style-name="ro1">
          <table:table-cell office:value-type="float" office:value="272548149" calcext:value-type="float">
            <text:p>272548149</text:p>
          </table:table-cell>
          <table:table-cell office:value-type="float" office:value="94018005" calcext:value-type="float">
            <text:p>94018005</text:p>
          </table:table-cell>
          <table:table-cell office:value-type="float" office:value="366566154" calcext:value-type="float">
            <text:p>366566154</text:p>
          </table:table-cell>
          <table:table-cell table:number-columns-repeated="3"/>
        </table:table-row>
        <table:table-row table:style-name="ro1">
          <table:table-cell office:value-type="float" office:value="273274411" calcext:value-type="float">
            <text:p>273274411</text:p>
          </table:table-cell>
          <table:table-cell office:value-type="float" office:value="94794956" calcext:value-type="float">
            <text:p>94794956</text:p>
          </table:table-cell>
          <table:table-cell office:value-type="float" office:value="368069367" calcext:value-type="float">
            <text:p>368069367</text:p>
          </table:table-cell>
          <table:table-cell table:number-columns-repeated="3"/>
        </table:table-row>
        <table:table-row table:style-name="ro1">
          <table:table-cell office:value-type="float" office:value="272507157" calcext:value-type="float">
            <text:p>272507157</text:p>
          </table:table-cell>
          <table:table-cell office:value-type="float" office:value="93983697" calcext:value-type="float">
            <text:p>93983697</text:p>
          </table:table-cell>
          <table:table-cell office:value-type="float" office:value="366490854" calcext:value-type="float">
            <text:p>366490854</text:p>
          </table:table-cell>
          <table:table-cell table:number-columns-repeated="3"/>
        </table:table-row>
        <table:table-row table:style-name="ro1">
          <table:table-cell office:value-type="float" office:value="272291037" calcext:value-type="float">
            <text:p>272291037</text:p>
          </table:table-cell>
          <table:table-cell office:value-type="float" office:value="95176981" calcext:value-type="float">
            <text:p>95176981</text:p>
          </table:table-cell>
          <table:table-cell office:value-type="float" office:value="367468018" calcext:value-type="float">
            <text:p>367468018</text:p>
          </table:table-cell>
          <table:table-cell table:number-columns-repeated="3"/>
        </table:table-row>
        <table:table-row table:style-name="ro1">
          <table:table-cell office:value-type="float" office:value="272475465" calcext:value-type="float">
            <text:p>272475465</text:p>
          </table:table-cell>
          <table:table-cell office:value-type="float" office:value="94441233" calcext:value-type="float">
            <text:p>94441233</text:p>
          </table:table-cell>
          <table:table-cell office:value-type="float" office:value="366916698" calcext:value-type="float">
            <text:p>366916698</text:p>
          </table:table-cell>
          <table:table-cell table:number-columns-repeated="3"/>
        </table:table-row>
        <table:table-row table:style-name="ro1">
          <table:table-cell office:value-type="float" office:value="272578036" calcext:value-type="float">
            <text:p>272578036</text:p>
          </table:table-cell>
          <table:table-cell office:value-type="float" office:value="94815799" calcext:value-type="float">
            <text:p>94815799</text:p>
          </table:table-cell>
          <table:table-cell office:value-type="float" office:value="367393835" calcext:value-type="float">
            <text:p>367393835</text:p>
          </table:table-cell>
          <table:table-cell table:number-columns-repeated="3"/>
        </table:table-row>
        <table:table-row table:style-name="ro1">
          <table:table-cell office:value-type="float" office:value="272755704" calcext:value-type="float">
            <text:p>272755704</text:p>
          </table:table-cell>
          <table:table-cell office:value-type="float" office:value="95582901" calcext:value-type="float">
            <text:p>95582901</text:p>
          </table:table-cell>
          <table:table-cell office:value-type="float" office:value="368338605" calcext:value-type="float">
            <text:p>368338605</text:p>
          </table:table-cell>
          <table:table-cell table:number-columns-repeated="3"/>
        </table:table-row>
        <table:table-row table:style-name="ro1">
          <table:table-cell office:value-type="float" office:value="274011350" calcext:value-type="float">
            <text:p>274011350</text:p>
          </table:table-cell>
          <table:table-cell office:value-type="float" office:value="94577894" calcext:value-type="float">
            <text:p>94577894</text:p>
          </table:table-cell>
          <table:table-cell office:value-type="float" office:value="368589244" calcext:value-type="float">
            <text:p>368589244</text:p>
          </table:table-cell>
          <table:table-cell table:number-columns-repeated="3"/>
        </table:table-row>
        <table:table-row table:style-name="ro1">
          <table:table-cell office:value-type="float" office:value="273240928" calcext:value-type="float">
            <text:p>273240928</text:p>
          </table:table-cell>
          <table:table-cell office:value-type="float" office:value="94981619" calcext:value-type="float">
            <text:p>94981619</text:p>
          </table:table-cell>
          <table:table-cell office:value-type="float" office:value="368222547" calcext:value-type="float">
            <text:p>368222547</text:p>
          </table:table-cell>
          <table:table-cell table:number-columns-repeated="3"/>
        </table:table-row>
        <table:table-row table:style-name="ro1">
          <table:table-cell office:value-type="float" office:value="273658390" calcext:value-type="float">
            <text:p>273658390</text:p>
          </table:table-cell>
          <table:table-cell office:value-type="float" office:value="94140561" calcext:value-type="float">
            <text:p>94140561</text:p>
          </table:table-cell>
          <table:table-cell office:value-type="float" office:value="367798951" calcext:value-type="float">
            <text:p>367798951</text:p>
          </table:table-cell>
          <table:table-cell table:number-columns-repeated="3"/>
        </table:table-row>
        <table:table-row table:style-name="ro1">
          <table:table-cell office:value-type="float" office:value="273870125" calcext:value-type="float">
            <text:p>273870125</text:p>
          </table:table-cell>
          <table:table-cell office:value-type="float" office:value="95032822" calcext:value-type="float">
            <text:p>95032822</text:p>
          </table:table-cell>
          <table:table-cell office:value-type="float" office:value="368902947" calcext:value-type="float">
            <text:p>368902947</text:p>
          </table:table-cell>
          <table:table-cell table:number-columns-repeated="3"/>
        </table:table-row>
        <table:table-row table:style-name="ro1">
          <table:table-cell office:value-type="float" office:value="273168663" calcext:value-type="float">
            <text:p>273168663</text:p>
          </table:table-cell>
          <table:table-cell office:value-type="float" office:value="94569103" calcext:value-type="float">
            <text:p>94569103</text:p>
          </table:table-cell>
          <table:table-cell office:value-type="float" office:value="367737766" calcext:value-type="float">
            <text:p>367737766</text:p>
          </table:table-cell>
          <table:table-cell table:number-columns-repeated="3"/>
        </table:table-row>
        <table:table-row table:style-name="ro1">
          <table:table-cell office:value-type="float" office:value="272997888" calcext:value-type="float">
            <text:p>272997888</text:p>
          </table:table-cell>
          <table:table-cell office:value-type="float" office:value="94335989" calcext:value-type="float">
            <text:p>94335989</text:p>
          </table:table-cell>
          <table:table-cell office:value-type="float" office:value="367333877" calcext:value-type="float">
            <text:p>367333877</text:p>
          </table:table-cell>
          <table:table-cell table:number-columns-repeated="3"/>
        </table:table-row>
        <table:table-row table:style-name="ro1">
          <table:table-cell office:value-type="float" office:value="273183628" calcext:value-type="float">
            <text:p>273183628</text:p>
          </table:table-cell>
          <table:table-cell office:value-type="float" office:value="94304591" calcext:value-type="float">
            <text:p>94304591</text:p>
          </table:table-cell>
          <table:table-cell office:value-type="float" office:value="367488219" calcext:value-type="float">
            <text:p>367488219</text:p>
          </table:table-cell>
          <table:table-cell table:number-columns-repeated="3"/>
        </table:table-row>
        <table:table-row table:style-name="ro1">
          <table:table-cell office:value-type="float" office:value="273603029" calcext:value-type="float">
            <text:p>273603029</text:p>
          </table:table-cell>
          <table:table-cell office:value-type="float" office:value="94186982" calcext:value-type="float">
            <text:p>94186982</text:p>
          </table:table-cell>
          <table:table-cell office:value-type="float" office:value="367790011" calcext:value-type="float">
            <text:p>367790011</text:p>
          </table:table-cell>
          <table:table-cell table:number-columns-repeated="3"/>
        </table:table-row>
        <table:table-row table:style-name="ro1">
          <table:table-cell office:value-type="float" office:value="272836087" calcext:value-type="float">
            <text:p>272836087</text:p>
          </table:table-cell>
          <table:table-cell office:value-type="float" office:value="94348147" calcext:value-type="float">
            <text:p>94348147</text:p>
          </table:table-cell>
          <table:table-cell office:value-type="float" office:value="367184234" calcext:value-type="float">
            <text:p>367184234</text:p>
          </table:table-cell>
          <table:table-cell table:number-columns-repeated="3"/>
        </table:table-row>
        <table:table-row table:style-name="ro1">
          <table:table-cell office:value-type="float" office:value="273463596" calcext:value-type="float">
            <text:p>273463596</text:p>
          </table:table-cell>
          <table:table-cell office:value-type="float" office:value="95025292" calcext:value-type="float">
            <text:p>95025292</text:p>
          </table:table-cell>
          <table:table-cell office:value-type="float" office:value="368488888" calcext:value-type="float">
            <text:p>368488888</text:p>
          </table:table-cell>
          <table:table-cell table:number-columns-repeated="3"/>
        </table:table-row>
        <table:table-row table:style-name="ro1">
          <table:table-cell office:value-type="float" office:value="273166551" calcext:value-type="float">
            <text:p>273166551</text:p>
          </table:table-cell>
          <table:table-cell office:value-type="float" office:value="94907035" calcext:value-type="float">
            <text:p>94907035</text:p>
          </table:table-cell>
          <table:table-cell office:value-type="float" office:value="368073586" calcext:value-type="float">
            <text:p>368073586</text:p>
          </table:table-cell>
          <table:table-cell table:number-columns-repeated="3"/>
        </table:table-row>
        <table:table-row table:style-name="ro1">
          <table:table-cell office:value-type="float" office:value="273153057" calcext:value-type="float">
            <text:p>273153057</text:p>
          </table:table-cell>
          <table:table-cell office:value-type="float" office:value="95140267" calcext:value-type="float">
            <text:p>95140267</text:p>
          </table:table-cell>
          <table:table-cell office:value-type="float" office:value="368293324" calcext:value-type="float">
            <text:p>368293324</text:p>
          </table:table-cell>
          <table:table-cell table:number-columns-repeated="3"/>
        </table:table-row>
        <table:table-row table:style-name="ro1">
          <table:table-cell office:value-type="float" office:value="273333481" calcext:value-type="float">
            <text:p>273333481</text:p>
          </table:table-cell>
          <table:table-cell office:value-type="float" office:value="94414387" calcext:value-type="float">
            <text:p>94414387</text:p>
          </table:table-cell>
          <table:table-cell office:value-type="float" office:value="367747868" calcext:value-type="float">
            <text:p>367747868</text:p>
          </table:table-cell>
          <table:table-cell table:number-columns-repeated="3"/>
        </table:table-row>
        <table:table-row table:style-name="ro1">
          <table:table-cell office:value-type="float" office:value="273418558" calcext:value-type="float">
            <text:p>273418558</text:p>
          </table:table-cell>
          <table:table-cell office:value-type="float" office:value="94429507" calcext:value-type="float">
            <text:p>94429507</text:p>
          </table:table-cell>
          <table:table-cell office:value-type="float" office:value="367848065" calcext:value-type="float">
            <text:p>367848065</text:p>
          </table:table-cell>
          <table:table-cell table:number-columns-repeated="3"/>
        </table:table-row>
        <table:table-row table:style-name="ro1">
          <table:table-cell office:value-type="float" office:value="272669447" calcext:value-type="float">
            <text:p>272669447</text:p>
          </table:table-cell>
          <table:table-cell office:value-type="float" office:value="94361402" calcext:value-type="float">
            <text:p>94361402</text:p>
          </table:table-cell>
          <table:table-cell office:value-type="float" office:value="367030849" calcext:value-type="float">
            <text:p>367030849</text:p>
          </table:table-cell>
          <table:table-cell table:number-columns-repeated="3"/>
        </table:table-row>
        <table:table-row table:style-name="ro1">
          <table:table-cell office:value-type="float" office:value="272589904" calcext:value-type="float">
            <text:p>272589904</text:p>
          </table:table-cell>
          <table:table-cell office:value-type="float" office:value="95169354" calcext:value-type="float">
            <text:p>95169354</text:p>
          </table:table-cell>
          <table:table-cell office:value-type="float" office:value="367759258" calcext:value-type="float">
            <text:p>367759258</text:p>
          </table:table-cell>
          <table:table-cell table:number-columns-repeated="3"/>
        </table:table-row>
        <table:table-row table:style-name="ro1">
          <table:table-cell office:value-type="float" office:value="273206631" calcext:value-type="float">
            <text:p>273206631</text:p>
          </table:table-cell>
          <table:table-cell office:value-type="float" office:value="95075651" calcext:value-type="float">
            <text:p>95075651</text:p>
          </table:table-cell>
          <table:table-cell office:value-type="float" office:value="368282282" calcext:value-type="float">
            <text:p>368282282</text:p>
          </table:table-cell>
          <table:table-cell table:number-columns-repeated="3"/>
        </table:table-row>
        <table:table-row table:style-name="ro1">
          <table:table-cell office:value-type="float" office:value="273020361" calcext:value-type="float">
            <text:p>273020361</text:p>
          </table:table-cell>
          <table:table-cell office:value-type="float" office:value="94474845" calcext:value-type="float">
            <text:p>94474845</text:p>
          </table:table-cell>
          <table:table-cell office:value-type="float" office:value="367495206" calcext:value-type="float">
            <text:p>367495206</text:p>
          </table:table-cell>
          <table:table-cell table:number-columns-repeated="3"/>
        </table:table-row>
        <table:table-row table:style-name="ro1">
          <table:table-cell office:value-type="float" office:value="272625518" calcext:value-type="float">
            <text:p>272625518</text:p>
          </table:table-cell>
          <table:table-cell office:value-type="float" office:value="94420851" calcext:value-type="float">
            <text:p>94420851</text:p>
          </table:table-cell>
          <table:table-cell office:value-type="float" office:value="367046369" calcext:value-type="float">
            <text:p>367046369</text:p>
          </table:table-cell>
          <table:table-cell table:number-columns-repeated="3"/>
        </table:table-row>
        <table:table-row table:style-name="ro1">
          <table:table-cell office:value-type="float" office:value="273068625" calcext:value-type="float">
            <text:p>273068625</text:p>
          </table:table-cell>
          <table:table-cell office:value-type="float" office:value="94044504" calcext:value-type="float">
            <text:p>94044504</text:p>
          </table:table-cell>
          <table:table-cell office:value-type="float" office:value="367113129" calcext:value-type="float">
            <text:p>367113129</text:p>
          </table:table-cell>
          <table:table-cell table:number-columns-repeated="3"/>
        </table:table-row>
        <table:table-row table:style-name="ro1">
          <table:table-cell office:value-type="float" office:value="273660219" calcext:value-type="float">
            <text:p>273660219</text:p>
          </table:table-cell>
          <table:table-cell office:value-type="float" office:value="94066127" calcext:value-type="float">
            <text:p>94066127</text:p>
          </table:table-cell>
          <table:table-cell office:value-type="float" office:value="367726346" calcext:value-type="float">
            <text:p>367726346</text:p>
          </table:table-cell>
          <table:table-cell table:number-columns-repeated="3"/>
        </table:table-row>
        <table:table-row table:style-name="ro1">
          <table:table-cell office:value-type="float" office:value="272713252" calcext:value-type="float">
            <text:p>272713252</text:p>
          </table:table-cell>
          <table:table-cell office:value-type="float" office:value="94275954" calcext:value-type="float">
            <text:p>94275954</text:p>
          </table:table-cell>
          <table:table-cell office:value-type="float" office:value="366989206" calcext:value-type="float">
            <text:p>366989206</text:p>
          </table:table-cell>
          <table:table-cell table:number-columns-repeated="3"/>
        </table:table-row>
        <table:table-row table:style-name="ro1">
          <table:table-cell office:value-type="float" office:value="273141742" calcext:value-type="float">
            <text:p>273141742</text:p>
          </table:table-cell>
          <table:table-cell office:value-type="float" office:value="95270911" calcext:value-type="float">
            <text:p>95270911</text:p>
          </table:table-cell>
          <table:table-cell office:value-type="float" office:value="368412653" calcext:value-type="float">
            <text:p>368412653</text:p>
          </table:table-cell>
          <table:table-cell table:number-columns-repeated="3"/>
        </table:table-row>
        <table:table-row table:style-name="ro1">
          <table:table-cell office:value-type="float" office:value="272862743" calcext:value-type="float">
            <text:p>272862743</text:p>
          </table:table-cell>
          <table:table-cell office:value-type="float" office:value="94381722" calcext:value-type="float">
            <text:p>94381722</text:p>
          </table:table-cell>
          <table:table-cell office:value-type="float" office:value="367244465" calcext:value-type="float">
            <text:p>367244465</text:p>
          </table:table-cell>
          <table:table-cell table:number-columns-repeated="3"/>
        </table:table-row>
        <table:table-row table:style-name="ro1">
          <table:table-cell office:value-type="float" office:value="272750395" calcext:value-type="float">
            <text:p>272750395</text:p>
          </table:table-cell>
          <table:table-cell office:value-type="float" office:value="94334292" calcext:value-type="float">
            <text:p>94334292</text:p>
          </table:table-cell>
          <table:table-cell office:value-type="float" office:value="367084687" calcext:value-type="float">
            <text:p>367084687</text:p>
          </table:table-cell>
          <table:table-cell table:number-columns-repeated="3"/>
        </table:table-row>
        <table:table-row table:style-name="ro1">
          <table:table-cell office:value-type="float" office:value="272598464" calcext:value-type="float">
            <text:p>272598464</text:p>
          </table:table-cell>
          <table:table-cell office:value-type="float" office:value="94574426" calcext:value-type="float">
            <text:p>94574426</text:p>
          </table:table-cell>
          <table:table-cell office:value-type="float" office:value="367172890" calcext:value-type="float">
            <text:p>367172890</text:p>
          </table:table-cell>
          <table:table-cell table:number-columns-repeated="3"/>
        </table:table-row>
        <table:table-row table:style-name="ro1">
          <table:table-cell office:value-type="float" office:value="273072043" calcext:value-type="float">
            <text:p>273072043</text:p>
          </table:table-cell>
          <table:table-cell office:value-type="float" office:value="94147586" calcext:value-type="float">
            <text:p>94147586</text:p>
          </table:table-cell>
          <table:table-cell office:value-type="float" office:value="367219629" calcext:value-type="float">
            <text:p>367219629</text:p>
          </table:table-cell>
          <table:table-cell table:number-columns-repeated="3"/>
        </table:table-row>
        <table:table-row table:style-name="ro1">
          <table:table-cell office:value-type="float" office:value="272700487" calcext:value-type="float">
            <text:p>272700487</text:p>
          </table:table-cell>
          <table:table-cell office:value-type="float" office:value="94336645" calcext:value-type="float">
            <text:p>94336645</text:p>
          </table:table-cell>
          <table:table-cell office:value-type="float" office:value="367037132" calcext:value-type="float">
            <text:p>367037132</text:p>
          </table:table-cell>
          <table:table-cell table:number-columns-repeated="3"/>
        </table:table-row>
      </table:table>
      <table:table table:name="CRC32Step8" table:style-name="ta1"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Hash operations</text:p>
          </table:table-cell>
          <table:table-cell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float" office:value="271822645" calcext:value-type="float">
            <text:p>271822645</text:p>
          </table:table-cell>
          <table:table-cell office:value-type="float" office:value="95167439" calcext:value-type="float">
            <text:p>95167439</text:p>
          </table:table-cell>
          <table:table-cell office:value-type="float" office:value="366990084" calcext:value-type="float">
            <text:p>366990084</text:p>
          </table:table-cell>
          <table:table-cell table:style-name="ce5" table:formula="of:=AVERAGE([.B:.B])" office:value-type="float" office:value="94728705.24" calcext:value-type="float">
            <text:p>9.473E+07</text:p>
          </table:table-cell>
          <table:table-cell table:style-name="ce5" table:formula="of:=STDEV([.B:.B])" office:value-type="float" office:value="1489193.66312824" calcext:value-type="float">
            <text:p>1.489E+06</text:p>
          </table:table-cell>
          <table:table-cell table:style-name="ce6" table:formula="of:=[.E2]/[.D2]*100" office:value-type="float" office:value="1.57206166742731" calcext:value-type="float">
            <text:p>1.57</text:p>
          </table:table-cell>
        </table:table-row>
        <table:table-row table:style-name="ro1">
          <table:table-cell office:value-type="float" office:value="274924365" calcext:value-type="float">
            <text:p>274924365</text:p>
          </table:table-cell>
          <table:table-cell office:value-type="float" office:value="94566984" calcext:value-type="float">
            <text:p>94566984</text:p>
          </table:table-cell>
          <table:table-cell office:value-type="float" office:value="369491349" calcext:value-type="float">
            <text:p>369491349</text:p>
          </table:table-cell>
          <table:table-cell table:number-columns-repeated="3"/>
        </table:table-row>
        <table:table-row table:style-name="ro1">
          <table:table-cell office:value-type="float" office:value="276253016" calcext:value-type="float">
            <text:p>276253016</text:p>
          </table:table-cell>
          <table:table-cell office:value-type="float" office:value="95451209" calcext:value-type="float">
            <text:p>95451209</text:p>
          </table:table-cell>
          <table:table-cell office:value-type="float" office:value="371704225" calcext:value-type="float">
            <text:p>371704225</text:p>
          </table:table-cell>
          <table:table-cell table:number-columns-repeated="3"/>
        </table:table-row>
        <table:table-row table:style-name="ro1">
          <table:table-cell office:value-type="float" office:value="273768363" calcext:value-type="float">
            <text:p>273768363</text:p>
          </table:table-cell>
          <table:table-cell office:value-type="float" office:value="96547997" calcext:value-type="float">
            <text:p>96547997</text:p>
          </table:table-cell>
          <table:table-cell office:value-type="float" office:value="370316360" calcext:value-type="float">
            <text:p>370316360</text:p>
          </table:table-cell>
          <table:table-cell table:number-columns-repeated="3"/>
        </table:table-row>
        <table:table-row table:style-name="ro1">
          <table:table-cell office:value-type="float" office:value="273974656" calcext:value-type="float">
            <text:p>273974656</text:p>
          </table:table-cell>
          <table:table-cell office:value-type="float" office:value="95916051" calcext:value-type="float">
            <text:p>95916051</text:p>
          </table:table-cell>
          <table:table-cell office:value-type="float" office:value="369890707" calcext:value-type="float">
            <text:p>369890707</text:p>
          </table:table-cell>
          <table:table-cell table:number-columns-repeated="3"/>
        </table:table-row>
        <table:table-row table:style-name="ro1">
          <table:table-cell office:value-type="float" office:value="274049604" calcext:value-type="float">
            <text:p>274049604</text:p>
          </table:table-cell>
          <table:table-cell office:value-type="float" office:value="95155243" calcext:value-type="float">
            <text:p>95155243</text:p>
          </table:table-cell>
          <table:table-cell office:value-type="float" office:value="369204847" calcext:value-type="float">
            <text:p>369204847</text:p>
          </table:table-cell>
          <table:table-cell table:number-columns-repeated="3"/>
        </table:table-row>
        <table:table-row table:style-name="ro1">
          <table:table-cell office:value-type="float" office:value="273987545" calcext:value-type="float">
            <text:p>273987545</text:p>
          </table:table-cell>
          <table:table-cell office:value-type="float" office:value="96075313" calcext:value-type="float">
            <text:p>96075313</text:p>
          </table:table-cell>
          <table:table-cell office:value-type="float" office:value="370062858" calcext:value-type="float">
            <text:p>370062858</text:p>
          </table:table-cell>
          <table:table-cell table:number-columns-repeated="3"/>
        </table:table-row>
        <table:table-row table:style-name="ro1">
          <table:table-cell office:value-type="float" office:value="275232207" calcext:value-type="float">
            <text:p>275232207</text:p>
          </table:table-cell>
          <table:table-cell office:value-type="float" office:value="95018941" calcext:value-type="float">
            <text:p>95018941</text:p>
          </table:table-cell>
          <table:table-cell office:value-type="float" office:value="370251148" calcext:value-type="float">
            <text:p>370251148</text:p>
          </table:table-cell>
          <table:table-cell table:number-columns-repeated="3"/>
        </table:table-row>
        <table:table-row table:style-name="ro1">
          <table:table-cell office:value-type="float" office:value="275121526" calcext:value-type="float">
            <text:p>275121526</text:p>
          </table:table-cell>
          <table:table-cell office:value-type="float" office:value="95315504" calcext:value-type="float">
            <text:p>95315504</text:p>
          </table:table-cell>
          <table:table-cell office:value-type="float" office:value="370437030" calcext:value-type="float">
            <text:p>370437030</text:p>
          </table:table-cell>
          <table:table-cell table:number-columns-repeated="3"/>
        </table:table-row>
        <table:table-row table:style-name="ro1">
          <table:table-cell office:value-type="float" office:value="274851621" calcext:value-type="float">
            <text:p>274851621</text:p>
          </table:table-cell>
          <table:table-cell office:value-type="float" office:value="96271826" calcext:value-type="float">
            <text:p>96271826</text:p>
          </table:table-cell>
          <table:table-cell office:value-type="float" office:value="371123447" calcext:value-type="float">
            <text:p>371123447</text:p>
          </table:table-cell>
          <table:table-cell table:number-columns-repeated="3"/>
        </table:table-row>
        <table:table-row table:style-name="ro1">
          <table:table-cell office:value-type="float" office:value="275511342" calcext:value-type="float">
            <text:p>275511342</text:p>
          </table:table-cell>
          <table:table-cell office:value-type="float" office:value="95728095" calcext:value-type="float">
            <text:p>95728095</text:p>
          </table:table-cell>
          <table:table-cell office:value-type="float" office:value="371239437" calcext:value-type="float">
            <text:p>371239437</text:p>
          </table:table-cell>
          <table:table-cell table:number-columns-repeated="3"/>
        </table:table-row>
        <table:table-row table:style-name="ro1">
          <table:table-cell office:value-type="float" office:value="275044512" calcext:value-type="float">
            <text:p>275044512</text:p>
          </table:table-cell>
          <table:table-cell office:value-type="float" office:value="95606932" calcext:value-type="float">
            <text:p>95606932</text:p>
          </table:table-cell>
          <table:table-cell office:value-type="float" office:value="370651444" calcext:value-type="float">
            <text:p>370651444</text:p>
          </table:table-cell>
          <table:table-cell table:number-columns-repeated="3"/>
        </table:table-row>
        <table:table-row table:style-name="ro1">
          <table:table-cell office:value-type="float" office:value="274975460" calcext:value-type="float">
            <text:p>274975460</text:p>
          </table:table-cell>
          <table:table-cell office:value-type="float" office:value="96140158" calcext:value-type="float">
            <text:p>96140158</text:p>
          </table:table-cell>
          <table:table-cell office:value-type="float" office:value="371115618" calcext:value-type="float">
            <text:p>371115618</text:p>
          </table:table-cell>
          <table:table-cell table:number-columns-repeated="3"/>
        </table:table-row>
        <table:table-row table:style-name="ro1">
          <table:table-cell office:value-type="float" office:value="275184860" calcext:value-type="float">
            <text:p>275184860</text:p>
          </table:table-cell>
          <table:table-cell office:value-type="float" office:value="96782169" calcext:value-type="float">
            <text:p>96782169</text:p>
          </table:table-cell>
          <table:table-cell office:value-type="float" office:value="371967029" calcext:value-type="float">
            <text:p>371967029</text:p>
          </table:table-cell>
          <table:table-cell table:number-columns-repeated="3"/>
        </table:table-row>
        <table:table-row table:style-name="ro1">
          <table:table-cell office:value-type="float" office:value="275114299" calcext:value-type="float">
            <text:p>275114299</text:p>
          </table:table-cell>
          <table:table-cell office:value-type="float" office:value="95241466" calcext:value-type="float">
            <text:p>95241466</text:p>
          </table:table-cell>
          <table:table-cell office:value-type="float" office:value="370355765" calcext:value-type="float">
            <text:p>370355765</text:p>
          </table:table-cell>
          <table:table-cell table:number-columns-repeated="3"/>
        </table:table-row>
        <table:table-row table:style-name="ro1">
          <table:table-cell office:value-type="float" office:value="275439894" calcext:value-type="float">
            <text:p>275439894</text:p>
          </table:table-cell>
          <table:table-cell office:value-type="float" office:value="96348028" calcext:value-type="float">
            <text:p>96348028</text:p>
          </table:table-cell>
          <table:table-cell office:value-type="float" office:value="371787922" calcext:value-type="float">
            <text:p>371787922</text:p>
          </table:table-cell>
          <table:table-cell table:number-columns-repeated="3"/>
        </table:table-row>
        <table:table-row table:style-name="ro1">
          <table:table-cell office:value-type="float" office:value="274942617" calcext:value-type="float">
            <text:p>274942617</text:p>
          </table:table-cell>
          <table:table-cell office:value-type="float" office:value="96203739" calcext:value-type="float">
            <text:p>96203739</text:p>
          </table:table-cell>
          <table:table-cell office:value-type="float" office:value="371146356" calcext:value-type="float">
            <text:p>371146356</text:p>
          </table:table-cell>
          <table:table-cell table:number-columns-repeated="3"/>
        </table:table-row>
        <table:table-row table:style-name="ro1">
          <table:table-cell office:value-type="float" office:value="274444593" calcext:value-type="float">
            <text:p>274444593</text:p>
          </table:table-cell>
          <table:table-cell office:value-type="float" office:value="95052468" calcext:value-type="float">
            <text:p>95052468</text:p>
          </table:table-cell>
          <table:table-cell office:value-type="float" office:value="369497061" calcext:value-type="float">
            <text:p>369497061</text:p>
          </table:table-cell>
          <table:table-cell table:number-columns-repeated="3"/>
        </table:table-row>
        <table:table-row table:style-name="ro1">
          <table:table-cell office:value-type="float" office:value="273781841" calcext:value-type="float">
            <text:p>273781841</text:p>
          </table:table-cell>
          <table:table-cell office:value-type="float" office:value="94813431" calcext:value-type="float">
            <text:p>94813431</text:p>
          </table:table-cell>
          <table:table-cell office:value-type="float" office:value="368595272" calcext:value-type="float">
            <text:p>368595272</text:p>
          </table:table-cell>
          <table:table-cell table:number-columns-repeated="3"/>
        </table:table-row>
        <table:table-row table:style-name="ro1">
          <table:table-cell office:value-type="float" office:value="274020683" calcext:value-type="float">
            <text:p>274020683</text:p>
          </table:table-cell>
          <table:table-cell office:value-type="float" office:value="95966685" calcext:value-type="float">
            <text:p>95966685</text:p>
          </table:table-cell>
          <table:table-cell office:value-type="float" office:value="369987368" calcext:value-type="float">
            <text:p>369987368</text:p>
          </table:table-cell>
          <table:table-cell table:number-columns-repeated="3"/>
        </table:table-row>
        <table:table-row table:style-name="ro1">
          <table:table-cell office:value-type="float" office:value="274346393" calcext:value-type="float">
            <text:p>274346393</text:p>
          </table:table-cell>
          <table:table-cell office:value-type="float" office:value="95306164" calcext:value-type="float">
            <text:p>95306164</text:p>
          </table:table-cell>
          <table:table-cell office:value-type="float" office:value="369652557" calcext:value-type="float">
            <text:p>369652557</text:p>
          </table:table-cell>
          <table:table-cell table:number-columns-repeated="3"/>
        </table:table-row>
        <table:table-row table:style-name="ro1">
          <table:table-cell office:value-type="float" office:value="273823956" calcext:value-type="float">
            <text:p>273823956</text:p>
          </table:table-cell>
          <table:table-cell office:value-type="float" office:value="95237716" calcext:value-type="float">
            <text:p>95237716</text:p>
          </table:table-cell>
          <table:table-cell office:value-type="float" office:value="369061672" calcext:value-type="float">
            <text:p>369061672</text:p>
          </table:table-cell>
          <table:table-cell table:number-columns-repeated="3"/>
        </table:table-row>
        <table:table-row table:style-name="ro1">
          <table:table-cell office:value-type="float" office:value="274652012" calcext:value-type="float">
            <text:p>274652012</text:p>
          </table:table-cell>
          <table:table-cell office:value-type="float" office:value="95008361" calcext:value-type="float">
            <text:p>95008361</text:p>
          </table:table-cell>
          <table:table-cell office:value-type="float" office:value="369660373" calcext:value-type="float">
            <text:p>369660373</text:p>
          </table:table-cell>
          <table:table-cell table:number-columns-repeated="3"/>
        </table:table-row>
        <table:table-row table:style-name="ro1">
          <table:table-cell office:value-type="float" office:value="274747686" calcext:value-type="float">
            <text:p>274747686</text:p>
          </table:table-cell>
          <table:table-cell office:value-type="float" office:value="96282879" calcext:value-type="float">
            <text:p>96282879</text:p>
          </table:table-cell>
          <table:table-cell office:value-type="float" office:value="371030565" calcext:value-type="float">
            <text:p>371030565</text:p>
          </table:table-cell>
          <table:table-cell table:number-columns-repeated="3"/>
        </table:table-row>
        <table:table-row table:style-name="ro1">
          <table:table-cell office:value-type="float" office:value="273696897" calcext:value-type="float">
            <text:p>273696897</text:p>
          </table:table-cell>
          <table:table-cell office:value-type="float" office:value="96091589" calcext:value-type="float">
            <text:p>96091589</text:p>
          </table:table-cell>
          <table:table-cell office:value-type="float" office:value="369788486" calcext:value-type="float">
            <text:p>369788486</text:p>
          </table:table-cell>
          <table:table-cell table:number-columns-repeated="3"/>
        </table:table-row>
        <table:table-row table:style-name="ro1">
          <table:table-cell office:value-type="float" office:value="274327595" calcext:value-type="float">
            <text:p>274327595</text:p>
          </table:table-cell>
          <table:table-cell office:value-type="float" office:value="95036632" calcext:value-type="float">
            <text:p>95036632</text:p>
          </table:table-cell>
          <table:table-cell office:value-type="float" office:value="369364227" calcext:value-type="float">
            <text:p>369364227</text:p>
          </table:table-cell>
          <table:table-cell table:number-columns-repeated="3"/>
        </table:table-row>
        <table:table-row table:style-name="ro1">
          <table:table-cell office:value-type="float" office:value="274767989" calcext:value-type="float">
            <text:p>274767989</text:p>
          </table:table-cell>
          <table:table-cell office:value-type="float" office:value="95310471" calcext:value-type="float">
            <text:p>95310471</text:p>
          </table:table-cell>
          <table:table-cell office:value-type="float" office:value="370078460" calcext:value-type="float">
            <text:p>370078460</text:p>
          </table:table-cell>
          <table:table-cell table:number-columns-repeated="3"/>
        </table:table-row>
        <table:table-row table:style-name="ro1">
          <table:table-cell office:value-type="float" office:value="275020727" calcext:value-type="float">
            <text:p>275020727</text:p>
          </table:table-cell>
          <table:table-cell office:value-type="float" office:value="95690265" calcext:value-type="float">
            <text:p>95690265</text:p>
          </table:table-cell>
          <table:table-cell office:value-type="float" office:value="370710992" calcext:value-type="float">
            <text:p>370710992</text:p>
          </table:table-cell>
          <table:table-cell table:number-columns-repeated="3"/>
        </table:table-row>
        <table:table-row table:style-name="ro1">
          <table:table-cell office:value-type="float" office:value="275087185" calcext:value-type="float">
            <text:p>275087185</text:p>
          </table:table-cell>
          <table:table-cell office:value-type="float" office:value="95467359" calcext:value-type="float">
            <text:p>95467359</text:p>
          </table:table-cell>
          <table:table-cell office:value-type="float" office:value="370554544" calcext:value-type="float">
            <text:p>370554544</text:p>
          </table:table-cell>
          <table:table-cell table:number-columns-repeated="3"/>
        </table:table-row>
        <table:table-row table:style-name="ro1">
          <table:table-cell office:value-type="float" office:value="275769914" calcext:value-type="float">
            <text:p>275769914</text:p>
          </table:table-cell>
          <table:table-cell office:value-type="float" office:value="96883794" calcext:value-type="float">
            <text:p>96883794</text:p>
          </table:table-cell>
          <table:table-cell office:value-type="float" office:value="372653708" calcext:value-type="float">
            <text:p>372653708</text:p>
          </table:table-cell>
          <table:table-cell table:number-columns-repeated="3"/>
        </table:table-row>
        <table:table-row table:style-name="ro1">
          <table:table-cell office:value-type="float" office:value="274949894" calcext:value-type="float">
            <text:p>274949894</text:p>
          </table:table-cell>
          <table:table-cell office:value-type="float" office:value="95501362" calcext:value-type="float">
            <text:p>95501362</text:p>
          </table:table-cell>
          <table:table-cell office:value-type="float" office:value="370451256" calcext:value-type="float">
            <text:p>370451256</text:p>
          </table:table-cell>
          <table:table-cell table:number-columns-repeated="3"/>
        </table:table-row>
        <table:table-row table:style-name="ro1">
          <table:table-cell office:value-type="float" office:value="274784842" calcext:value-type="float">
            <text:p>274784842</text:p>
          </table:table-cell>
          <table:table-cell office:value-type="float" office:value="96120198" calcext:value-type="float">
            <text:p>96120198</text:p>
          </table:table-cell>
          <table:table-cell office:value-type="float" office:value="370905040" calcext:value-type="float">
            <text:p>370905040</text:p>
          </table:table-cell>
          <table:table-cell table:number-columns-repeated="3"/>
        </table:table-row>
        <table:table-row table:style-name="ro1">
          <table:table-cell office:value-type="float" office:value="275133911" calcext:value-type="float">
            <text:p>275133911</text:p>
          </table:table-cell>
          <table:table-cell office:value-type="float" office:value="95247861" calcext:value-type="float">
            <text:p>95247861</text:p>
          </table:table-cell>
          <table:table-cell office:value-type="float" office:value="370381772" calcext:value-type="float">
            <text:p>370381772</text:p>
          </table:table-cell>
          <table:table-cell table:number-columns-repeated="3"/>
        </table:table-row>
        <table:table-row table:style-name="ro1">
          <table:table-cell office:value-type="float" office:value="275103969" calcext:value-type="float">
            <text:p>275103969</text:p>
          </table:table-cell>
          <table:table-cell office:value-type="float" office:value="95866017" calcext:value-type="float">
            <text:p>95866017</text:p>
          </table:table-cell>
          <table:table-cell office:value-type="float" office:value="370969986" calcext:value-type="float">
            <text:p>370969986</text:p>
          </table:table-cell>
          <table:table-cell table:number-columns-repeated="3"/>
        </table:table-row>
        <table:table-row table:style-name="ro1">
          <table:table-cell office:value-type="float" office:value="297564116" calcext:value-type="float">
            <text:p>297564116</text:p>
          </table:table-cell>
          <table:table-cell office:value-type="float" office:value="101363576" calcext:value-type="float">
            <text:p>101363576</text:p>
          </table:table-cell>
          <table:table-cell office:value-type="float" office:value="398927692" calcext:value-type="float">
            <text:p>398927692</text:p>
          </table:table-cell>
          <table:table-cell table:number-columns-repeated="3"/>
        </table:table-row>
        <table:table-row table:style-name="ro1">
          <table:table-cell office:value-type="float" office:value="274412051" calcext:value-type="float">
            <text:p>274412051</text:p>
          </table:table-cell>
          <table:table-cell office:value-type="float" office:value="95197288" calcext:value-type="float">
            <text:p>95197288</text:p>
          </table:table-cell>
          <table:table-cell office:value-type="float" office:value="369609339" calcext:value-type="float">
            <text:p>369609339</text:p>
          </table:table-cell>
          <table:table-cell table:number-columns-repeated="3"/>
        </table:table-row>
        <table:table-row table:style-name="ro1">
          <table:table-cell office:value-type="float" office:value="274330137" calcext:value-type="float">
            <text:p>274330137</text:p>
          </table:table-cell>
          <table:table-cell office:value-type="float" office:value="96099409" calcext:value-type="float">
            <text:p>96099409</text:p>
          </table:table-cell>
          <table:table-cell office:value-type="float" office:value="370429546" calcext:value-type="float">
            <text:p>370429546</text:p>
          </table:table-cell>
          <table:table-cell table:number-columns-repeated="3"/>
        </table:table-row>
        <table:table-row table:style-name="ro1">
          <table:table-cell office:value-type="float" office:value="274386975" calcext:value-type="float">
            <text:p>274386975</text:p>
          </table:table-cell>
          <table:table-cell office:value-type="float" office:value="94924015" calcext:value-type="float">
            <text:p>94924015</text:p>
          </table:table-cell>
          <table:table-cell office:value-type="float" office:value="369310990" calcext:value-type="float">
            <text:p>369310990</text:p>
          </table:table-cell>
          <table:table-cell table:number-columns-repeated="3"/>
        </table:table-row>
        <table:table-row table:style-name="ro1">
          <table:table-cell office:value-type="float" office:value="274062374" calcext:value-type="float">
            <text:p>274062374</text:p>
          </table:table-cell>
          <table:table-cell office:value-type="float" office:value="95360891" calcext:value-type="float">
            <text:p>95360891</text:p>
          </table:table-cell>
          <table:table-cell office:value-type="float" office:value="369423265" calcext:value-type="float">
            <text:p>369423265</text:p>
          </table:table-cell>
          <table:table-cell table:number-columns-repeated="3"/>
        </table:table-row>
        <table:table-row table:style-name="ro1">
          <table:table-cell office:value-type="float" office:value="275883132" calcext:value-type="float">
            <text:p>275883132</text:p>
          </table:table-cell>
          <table:table-cell office:value-type="float" office:value="95483812" calcext:value-type="float">
            <text:p>95483812</text:p>
          </table:table-cell>
          <table:table-cell office:value-type="float" office:value="371366944" calcext:value-type="float">
            <text:p>371366944</text:p>
          </table:table-cell>
          <table:table-cell table:number-columns-repeated="3"/>
        </table:table-row>
        <table:table-row table:style-name="ro1">
          <table:table-cell office:value-type="float" office:value="274295204" calcext:value-type="float">
            <text:p>274295204</text:p>
          </table:table-cell>
          <table:table-cell office:value-type="float" office:value="96045855" calcext:value-type="float">
            <text:p>96045855</text:p>
          </table:table-cell>
          <table:table-cell office:value-type="float" office:value="370341059" calcext:value-type="float">
            <text:p>370341059</text:p>
          </table:table-cell>
          <table:table-cell table:number-columns-repeated="3"/>
        </table:table-row>
        <table:table-row table:style-name="ro1">
          <table:table-cell office:value-type="float" office:value="274550574" calcext:value-type="float">
            <text:p>274550574</text:p>
          </table:table-cell>
          <table:table-cell office:value-type="float" office:value="94899254" calcext:value-type="float">
            <text:p>94899254</text:p>
          </table:table-cell>
          <table:table-cell office:value-type="float" office:value="369449828" calcext:value-type="float">
            <text:p>369449828</text:p>
          </table:table-cell>
          <table:table-cell table:number-columns-repeated="3"/>
        </table:table-row>
        <table:table-row table:style-name="ro1">
          <table:table-cell office:value-type="float" office:value="275840663" calcext:value-type="float">
            <text:p>275840663</text:p>
          </table:table-cell>
          <table:table-cell office:value-type="float" office:value="95353820" calcext:value-type="float">
            <text:p>95353820</text:p>
          </table:table-cell>
          <table:table-cell office:value-type="float" office:value="371194483" calcext:value-type="float">
            <text:p>371194483</text:p>
          </table:table-cell>
          <table:table-cell table:number-columns-repeated="3"/>
        </table:table-row>
        <table:table-row table:style-name="ro1">
          <table:table-cell office:value-type="float" office:value="275738061" calcext:value-type="float">
            <text:p>275738061</text:p>
          </table:table-cell>
          <table:table-cell office:value-type="float" office:value="95759347" calcext:value-type="float">
            <text:p>95759347</text:p>
          </table:table-cell>
          <table:table-cell office:value-type="float" office:value="371497408" calcext:value-type="float">
            <text:p>371497408</text:p>
          </table:table-cell>
          <table:table-cell table:number-columns-repeated="3"/>
        </table:table-row>
        <table:table-row table:style-name="ro1">
          <table:table-cell office:value-type="float" office:value="275771215" calcext:value-type="float">
            <text:p>275771215</text:p>
          </table:table-cell>
          <table:table-cell office:value-type="float" office:value="96273726" calcext:value-type="float">
            <text:p>96273726</text:p>
          </table:table-cell>
          <table:table-cell office:value-type="float" office:value="372044941" calcext:value-type="float">
            <text:p>372044941</text:p>
          </table:table-cell>
          <table:table-cell table:number-columns-repeated="3"/>
        </table:table-row>
        <table:table-row table:style-name="ro1">
          <table:table-cell office:value-type="float" office:value="274626395" calcext:value-type="float">
            <text:p>274626395</text:p>
          </table:table-cell>
          <table:table-cell office:value-type="float" office:value="95667351" calcext:value-type="float">
            <text:p>95667351</text:p>
          </table:table-cell>
          <table:table-cell office:value-type="float" office:value="370293746" calcext:value-type="float">
            <text:p>370293746</text:p>
          </table:table-cell>
          <table:table-cell table:number-columns-repeated="3"/>
        </table:table-row>
        <table:table-row table:style-name="ro1">
          <table:table-cell office:value-type="float" office:value="275163702" calcext:value-type="float">
            <text:p>275163702</text:p>
          </table:table-cell>
          <table:table-cell office:value-type="float" office:value="95412588" calcext:value-type="float">
            <text:p>95412588</text:p>
          </table:table-cell>
          <table:table-cell office:value-type="float" office:value="370576290" calcext:value-type="float">
            <text:p>370576290</text:p>
          </table:table-cell>
          <table:table-cell table:number-columns-repeated="3"/>
        </table:table-row>
        <table:table-row table:style-name="ro1">
          <table:table-cell office:value-type="float" office:value="275501856" calcext:value-type="float">
            <text:p>275501856</text:p>
          </table:table-cell>
          <table:table-cell office:value-type="float" office:value="95715678" calcext:value-type="float">
            <text:p>95715678</text:p>
          </table:table-cell>
          <table:table-cell office:value-type="float" office:value="371217534" calcext:value-type="float">
            <text:p>371217534</text:p>
          </table:table-cell>
          <table:table-cell table:number-columns-repeated="3"/>
        </table:table-row>
        <table:table-row table:style-name="ro1">
          <table:table-cell office:value-type="float" office:value="274412342" calcext:value-type="float">
            <text:p>274412342</text:p>
          </table:table-cell>
          <table:table-cell office:value-type="float" office:value="96034115" calcext:value-type="float">
            <text:p>96034115</text:p>
          </table:table-cell>
          <table:table-cell office:value-type="float" office:value="370446457" calcext:value-type="float">
            <text:p>370446457</text:p>
          </table:table-cell>
          <table:table-cell table:number-columns-repeated="3"/>
        </table:table-row>
        <table:table-row table:style-name="ro1">
          <table:table-cell office:value-type="float" office:value="275292551" calcext:value-type="float">
            <text:p>275292551</text:p>
          </table:table-cell>
          <table:table-cell office:value-type="float" office:value="96644811" calcext:value-type="float">
            <text:p>96644811</text:p>
          </table:table-cell>
          <table:table-cell office:value-type="float" office:value="371937362" calcext:value-type="float">
            <text:p>371937362</text:p>
          </table:table-cell>
          <table:table-cell table:number-columns-repeated="3"/>
        </table:table-row>
        <table:table-row table:style-name="ro1">
          <table:table-cell office:value-type="float" office:value="274415356" calcext:value-type="float">
            <text:p>274415356</text:p>
          </table:table-cell>
          <table:table-cell office:value-type="float" office:value="96038275" calcext:value-type="float">
            <text:p>96038275</text:p>
          </table:table-cell>
          <table:table-cell office:value-type="float" office:value="370453631" calcext:value-type="float">
            <text:p>370453631</text:p>
          </table:table-cell>
          <table:table-cell table:number-columns-repeated="3"/>
        </table:table-row>
        <table:table-row table:style-name="ro1">
          <table:table-cell office:value-type="float" office:value="274199451" calcext:value-type="float">
            <text:p>274199451</text:p>
          </table:table-cell>
          <table:table-cell office:value-type="float" office:value="95629775" calcext:value-type="float">
            <text:p>95629775</text:p>
          </table:table-cell>
          <table:table-cell office:value-type="float" office:value="369829226" calcext:value-type="float">
            <text:p>369829226</text:p>
          </table:table-cell>
          <table:table-cell table:number-columns-repeated="3"/>
        </table:table-row>
        <table:table-row table:style-name="ro1">
          <table:table-cell office:value-type="float" office:value="274470434" calcext:value-type="float">
            <text:p>274470434</text:p>
          </table:table-cell>
          <table:table-cell office:value-type="float" office:value="95341290" calcext:value-type="float">
            <text:p>95341290</text:p>
          </table:table-cell>
          <table:table-cell office:value-type="float" office:value="369811724" calcext:value-type="float">
            <text:p>369811724</text:p>
          </table:table-cell>
          <table:table-cell table:number-columns-repeated="3"/>
        </table:table-row>
        <table:table-row table:style-name="ro1">
          <table:table-cell office:value-type="float" office:value="274036815" calcext:value-type="float">
            <text:p>274036815</text:p>
          </table:table-cell>
          <table:table-cell office:value-type="float" office:value="95671628" calcext:value-type="float">
            <text:p>95671628</text:p>
          </table:table-cell>
          <table:table-cell office:value-type="float" office:value="369708443" calcext:value-type="float">
            <text:p>369708443</text:p>
          </table:table-cell>
          <table:table-cell table:number-columns-repeated="3"/>
        </table:table-row>
        <table:table-row table:style-name="ro1">
          <table:table-cell office:value-type="float" office:value="274569295" calcext:value-type="float">
            <text:p>274569295</text:p>
          </table:table-cell>
          <table:table-cell office:value-type="float" office:value="94912736" calcext:value-type="float">
            <text:p>94912736</text:p>
          </table:table-cell>
          <table:table-cell office:value-type="float" office:value="369482031" calcext:value-type="float">
            <text:p>369482031</text:p>
          </table:table-cell>
          <table:table-cell table:number-columns-repeated="3"/>
        </table:table-row>
        <table:table-row table:style-name="ro1">
          <table:table-cell office:value-type="float" office:value="273923711" calcext:value-type="float">
            <text:p>273923711</text:p>
          </table:table-cell>
          <table:table-cell office:value-type="float" office:value="96138230" calcext:value-type="float">
            <text:p>96138230</text:p>
          </table:table-cell>
          <table:table-cell office:value-type="float" office:value="370061941" calcext:value-type="float">
            <text:p>370061941</text:p>
          </table:table-cell>
          <table:table-cell table:number-columns-repeated="3"/>
        </table:table-row>
        <table:table-row table:style-name="ro1">
          <table:table-cell office:value-type="float" office:value="276889674" calcext:value-type="float">
            <text:p>276889674</text:p>
          </table:table-cell>
          <table:table-cell office:value-type="float" office:value="95938420" calcext:value-type="float">
            <text:p>95938420</text:p>
          </table:table-cell>
          <table:table-cell office:value-type="float" office:value="372828094" calcext:value-type="float">
            <text:p>372828094</text:p>
          </table:table-cell>
          <table:table-cell table:number-columns-repeated="3"/>
        </table:table-row>
        <table:table-row table:style-name="ro1">
          <table:table-cell office:value-type="float" office:value="274381929" calcext:value-type="float">
            <text:p>274381929</text:p>
          </table:table-cell>
          <table:table-cell office:value-type="float" office:value="96179976" calcext:value-type="float">
            <text:p>96179976</text:p>
          </table:table-cell>
          <table:table-cell office:value-type="float" office:value="370561905" calcext:value-type="float">
            <text:p>370561905</text:p>
          </table:table-cell>
          <table:table-cell table:number-columns-repeated="3"/>
        </table:table-row>
        <table:table-row table:style-name="ro1">
          <table:table-cell office:value-type="float" office:value="274222559" calcext:value-type="float">
            <text:p>274222559</text:p>
          </table:table-cell>
          <table:table-cell office:value-type="float" office:value="95894718" calcext:value-type="float">
            <text:p>95894718</text:p>
          </table:table-cell>
          <table:table-cell office:value-type="float" office:value="370117277" calcext:value-type="float">
            <text:p>370117277</text:p>
          </table:table-cell>
          <table:table-cell table:number-columns-repeated="3"/>
        </table:table-row>
        <table:table-row table:style-name="ro1">
          <table:table-cell office:value-type="float" office:value="280761510" calcext:value-type="float">
            <text:p>280761510</text:p>
          </table:table-cell>
          <table:table-cell office:value-type="float" office:value="95219545" calcext:value-type="float">
            <text:p>95219545</text:p>
          </table:table-cell>
          <table:table-cell office:value-type="float" office:value="375981055" calcext:value-type="float">
            <text:p>375981055</text:p>
          </table:table-cell>
          <table:table-cell table:number-columns-repeated="3"/>
        </table:table-row>
        <table:table-row table:style-name="ro1">
          <table:table-cell office:value-type="float" office:value="271233246" calcext:value-type="float">
            <text:p>271233246</text:p>
          </table:table-cell>
          <table:table-cell office:value-type="float" office:value="93047443" calcext:value-type="float">
            <text:p>93047443</text:p>
          </table:table-cell>
          <table:table-cell office:value-type="float" office:value="364280689" calcext:value-type="float">
            <text:p>364280689</text:p>
          </table:table-cell>
          <table:table-cell table:number-columns-repeated="3"/>
        </table:table-row>
        <table:table-row table:style-name="ro1">
          <table:table-cell office:value-type="float" office:value="271184723" calcext:value-type="float">
            <text:p>271184723</text:p>
          </table:table-cell>
          <table:table-cell office:value-type="float" office:value="95121248" calcext:value-type="float">
            <text:p>95121248</text:p>
          </table:table-cell>
          <table:table-cell office:value-type="float" office:value="366305971" calcext:value-type="float">
            <text:p>366305971</text:p>
          </table:table-cell>
          <table:table-cell table:number-columns-repeated="3"/>
        </table:table-row>
        <table:table-row table:style-name="ro1">
          <table:table-cell office:value-type="float" office:value="270875689" calcext:value-type="float">
            <text:p>270875689</text:p>
          </table:table-cell>
          <table:table-cell office:value-type="float" office:value="93189201" calcext:value-type="float">
            <text:p>93189201</text:p>
          </table:table-cell>
          <table:table-cell office:value-type="float" office:value="364064890" calcext:value-type="float">
            <text:p>364064890</text:p>
          </table:table-cell>
          <table:table-cell table:number-columns-repeated="3"/>
        </table:table-row>
        <table:table-row table:style-name="ro1">
          <table:table-cell office:value-type="float" office:value="271034039" calcext:value-type="float">
            <text:p>271034039</text:p>
          </table:table-cell>
          <table:table-cell office:value-type="float" office:value="92499100" calcext:value-type="float">
            <text:p>92499100</text:p>
          </table:table-cell>
          <table:table-cell office:value-type="float" office:value="363533139" calcext:value-type="float">
            <text:p>363533139</text:p>
          </table:table-cell>
          <table:table-cell table:number-columns-repeated="3"/>
        </table:table-row>
        <table:table-row table:style-name="ro1">
          <table:table-cell office:value-type="float" office:value="270954967" calcext:value-type="float">
            <text:p>270954967</text:p>
          </table:table-cell>
          <table:table-cell office:value-type="float" office:value="93089751" calcext:value-type="float">
            <text:p>93089751</text:p>
          </table:table-cell>
          <table:table-cell office:value-type="float" office:value="364044718" calcext:value-type="float">
            <text:p>364044718</text:p>
          </table:table-cell>
          <table:table-cell table:number-columns-repeated="3"/>
        </table:table-row>
        <table:table-row table:style-name="ro1">
          <table:table-cell office:value-type="float" office:value="271588252" calcext:value-type="float">
            <text:p>271588252</text:p>
          </table:table-cell>
          <table:table-cell office:value-type="float" office:value="92619728" calcext:value-type="float">
            <text:p>92619728</text:p>
          </table:table-cell>
          <table:table-cell office:value-type="float" office:value="364207980" calcext:value-type="float">
            <text:p>364207980</text:p>
          </table:table-cell>
          <table:table-cell table:number-columns-repeated="3"/>
        </table:table-row>
        <table:table-row table:style-name="ro1">
          <table:table-cell office:value-type="float" office:value="270876895" calcext:value-type="float">
            <text:p>270876895</text:p>
          </table:table-cell>
          <table:table-cell office:value-type="float" office:value="92689168" calcext:value-type="float">
            <text:p>92689168</text:p>
          </table:table-cell>
          <table:table-cell office:value-type="float" office:value="363566063" calcext:value-type="float">
            <text:p>363566063</text:p>
          </table:table-cell>
          <table:table-cell table:number-columns-repeated="3"/>
        </table:table-row>
        <table:table-row table:style-name="ro1">
          <table:table-cell office:value-type="float" office:value="270653382" calcext:value-type="float">
            <text:p>270653382</text:p>
          </table:table-cell>
          <table:table-cell office:value-type="float" office:value="92530213" calcext:value-type="float">
            <text:p>92530213</text:p>
          </table:table-cell>
          <table:table-cell office:value-type="float" office:value="363183595" calcext:value-type="float">
            <text:p>363183595</text:p>
          </table:table-cell>
          <table:table-cell table:number-columns-repeated="3"/>
        </table:table-row>
        <table:table-row table:style-name="ro1">
          <table:table-cell office:value-type="float" office:value="271004290" calcext:value-type="float">
            <text:p>271004290</text:p>
          </table:table-cell>
          <table:table-cell office:value-type="float" office:value="93345700" calcext:value-type="float">
            <text:p>93345700</text:p>
          </table:table-cell>
          <table:table-cell office:value-type="float" office:value="364349990" calcext:value-type="float">
            <text:p>364349990</text:p>
          </table:table-cell>
          <table:table-cell table:number-columns-repeated="3"/>
        </table:table-row>
        <table:table-row table:style-name="ro1">
          <table:table-cell office:value-type="float" office:value="270612720" calcext:value-type="float">
            <text:p>270612720</text:p>
          </table:table-cell>
          <table:table-cell office:value-type="float" office:value="93136204" calcext:value-type="float">
            <text:p>93136204</text:p>
          </table:table-cell>
          <table:table-cell office:value-type="float" office:value="363748924" calcext:value-type="float">
            <text:p>363748924</text:p>
          </table:table-cell>
          <table:table-cell table:number-columns-repeated="3"/>
        </table:table-row>
        <table:table-row table:style-name="ro1">
          <table:table-cell office:value-type="float" office:value="270704261" calcext:value-type="float">
            <text:p>270704261</text:p>
          </table:table-cell>
          <table:table-cell office:value-type="float" office:value="92851426" calcext:value-type="float">
            <text:p>92851426</text:p>
          </table:table-cell>
          <table:table-cell office:value-type="float" office:value="363555687" calcext:value-type="float">
            <text:p>363555687</text:p>
          </table:table-cell>
          <table:table-cell table:number-columns-repeated="3"/>
        </table:table-row>
        <table:table-row table:style-name="ro1">
          <table:table-cell office:value-type="float" office:value="270776494" calcext:value-type="float">
            <text:p>270776494</text:p>
          </table:table-cell>
          <table:table-cell office:value-type="float" office:value="93146687" calcext:value-type="float">
            <text:p>93146687</text:p>
          </table:table-cell>
          <table:table-cell office:value-type="float" office:value="363923181" calcext:value-type="float">
            <text:p>363923181</text:p>
          </table:table-cell>
          <table:table-cell table:number-columns-repeated="3"/>
        </table:table-row>
        <table:table-row table:style-name="ro1">
          <table:table-cell office:value-type="float" office:value="271279039" calcext:value-type="float">
            <text:p>271279039</text:p>
          </table:table-cell>
          <table:table-cell office:value-type="float" office:value="92722463" calcext:value-type="float">
            <text:p>92722463</text:p>
          </table:table-cell>
          <table:table-cell office:value-type="float" office:value="364001502" calcext:value-type="float">
            <text:p>364001502</text:p>
          </table:table-cell>
          <table:table-cell table:number-columns-repeated="3"/>
        </table:table-row>
        <table:table-row table:style-name="ro1">
          <table:table-cell office:value-type="float" office:value="271985218" calcext:value-type="float">
            <text:p>271985218</text:p>
          </table:table-cell>
          <table:table-cell office:value-type="float" office:value="92872036" calcext:value-type="float">
            <text:p>92872036</text:p>
          </table:table-cell>
          <table:table-cell office:value-type="float" office:value="364857254" calcext:value-type="float">
            <text:p>364857254</text:p>
          </table:table-cell>
          <table:table-cell table:number-columns-repeated="3"/>
        </table:table-row>
        <table:table-row table:style-name="ro1">
          <table:table-cell office:value-type="float" office:value="271510754" calcext:value-type="float">
            <text:p>271510754</text:p>
          </table:table-cell>
          <table:table-cell office:value-type="float" office:value="93367103" calcext:value-type="float">
            <text:p>93367103</text:p>
          </table:table-cell>
          <table:table-cell office:value-type="float" office:value="364877857" calcext:value-type="float">
            <text:p>364877857</text:p>
          </table:table-cell>
          <table:table-cell table:number-columns-repeated="3"/>
        </table:table-row>
        <table:table-row table:style-name="ro1">
          <table:table-cell office:value-type="float" office:value="271523659" calcext:value-type="float">
            <text:p>271523659</text:p>
          </table:table-cell>
          <table:table-cell office:value-type="float" office:value="93607324" calcext:value-type="float">
            <text:p>93607324</text:p>
          </table:table-cell>
          <table:table-cell office:value-type="float" office:value="365130983" calcext:value-type="float">
            <text:p>365130983</text:p>
          </table:table-cell>
          <table:table-cell table:number-columns-repeated="3"/>
        </table:table-row>
        <table:table-row table:style-name="ro1">
          <table:table-cell office:value-type="float" office:value="271297593" calcext:value-type="float">
            <text:p>271297593</text:p>
          </table:table-cell>
          <table:table-cell office:value-type="float" office:value="92458928" calcext:value-type="float">
            <text:p>92458928</text:p>
          </table:table-cell>
          <table:table-cell office:value-type="float" office:value="363756521" calcext:value-type="float">
            <text:p>363756521</text:p>
          </table:table-cell>
          <table:table-cell table:number-columns-repeated="3"/>
        </table:table-row>
        <table:table-row table:style-name="ro1">
          <table:table-cell office:value-type="float" office:value="271437305" calcext:value-type="float">
            <text:p>271437305</text:p>
          </table:table-cell>
          <table:table-cell office:value-type="float" office:value="93699585" calcext:value-type="float">
            <text:p>93699585</text:p>
          </table:table-cell>
          <table:table-cell office:value-type="float" office:value="365136890" calcext:value-type="float">
            <text:p>365136890</text:p>
          </table:table-cell>
          <table:table-cell table:number-columns-repeated="3"/>
        </table:table-row>
        <table:table-row table:style-name="ro1">
          <table:table-cell office:value-type="float" office:value="272002287" calcext:value-type="float">
            <text:p>272002287</text:p>
          </table:table-cell>
          <table:table-cell office:value-type="float" office:value="92603694" calcext:value-type="float">
            <text:p>92603694</text:p>
          </table:table-cell>
          <table:table-cell office:value-type="float" office:value="364605981" calcext:value-type="float">
            <text:p>364605981</text:p>
          </table:table-cell>
          <table:table-cell table:number-columns-repeated="3"/>
        </table:table-row>
        <table:table-row table:style-name="ro1">
          <table:table-cell office:value-type="float" office:value="271388189" calcext:value-type="float">
            <text:p>271388189</text:p>
          </table:table-cell>
          <table:table-cell office:value-type="float" office:value="94035275" calcext:value-type="float">
            <text:p>94035275</text:p>
          </table:table-cell>
          <table:table-cell office:value-type="float" office:value="365423464" calcext:value-type="float">
            <text:p>365423464</text:p>
          </table:table-cell>
          <table:table-cell table:number-columns-repeated="3"/>
        </table:table-row>
        <table:table-row table:style-name="ro1">
          <table:table-cell office:value-type="float" office:value="271284097" calcext:value-type="float">
            <text:p>271284097</text:p>
          </table:table-cell>
          <table:table-cell office:value-type="float" office:value="93051189" calcext:value-type="float">
            <text:p>93051189</text:p>
          </table:table-cell>
          <table:table-cell office:value-type="float" office:value="364335286" calcext:value-type="float">
            <text:p>364335286</text:p>
          </table:table-cell>
          <table:table-cell table:number-columns-repeated="3"/>
        </table:table-row>
        <table:table-row table:style-name="ro1">
          <table:table-cell office:value-type="float" office:value="270826875" calcext:value-type="float">
            <text:p>270826875</text:p>
          </table:table-cell>
          <table:table-cell office:value-type="float" office:value="94033812" calcext:value-type="float">
            <text:p>94033812</text:p>
          </table:table-cell>
          <table:table-cell office:value-type="float" office:value="364860687" calcext:value-type="float">
            <text:p>364860687</text:p>
          </table:table-cell>
          <table:table-cell table:number-columns-repeated="3"/>
        </table:table-row>
        <table:table-row table:style-name="ro1">
          <table:table-cell office:value-type="float" office:value="271091250" calcext:value-type="float">
            <text:p>271091250</text:p>
          </table:table-cell>
          <table:table-cell office:value-type="float" office:value="93114904" calcext:value-type="float">
            <text:p>93114904</text:p>
          </table:table-cell>
          <table:table-cell office:value-type="float" office:value="364206154" calcext:value-type="float">
            <text:p>364206154</text:p>
          </table:table-cell>
          <table:table-cell table:number-columns-repeated="3"/>
        </table:table-row>
        <table:table-row table:style-name="ro1">
          <table:table-cell office:value-type="float" office:value="270792161" calcext:value-type="float">
            <text:p>270792161</text:p>
          </table:table-cell>
          <table:table-cell office:value-type="float" office:value="93068321" calcext:value-type="float">
            <text:p>93068321</text:p>
          </table:table-cell>
          <table:table-cell office:value-type="float" office:value="363860482" calcext:value-type="float">
            <text:p>363860482</text:p>
          </table:table-cell>
          <table:table-cell table:number-columns-repeated="3"/>
        </table:table-row>
        <table:table-row table:style-name="ro1">
          <table:table-cell office:value-type="float" office:value="271054535" calcext:value-type="float">
            <text:p>271054535</text:p>
          </table:table-cell>
          <table:table-cell office:value-type="float" office:value="93076663" calcext:value-type="float">
            <text:p>93076663</text:p>
          </table:table-cell>
          <table:table-cell office:value-type="float" office:value="364131198" calcext:value-type="float">
            <text:p>364131198</text:p>
          </table:table-cell>
          <table:table-cell table:number-columns-repeated="3"/>
        </table:table-row>
        <table:table-row table:style-name="ro1">
          <table:table-cell office:value-type="float" office:value="271850028" calcext:value-type="float">
            <text:p>271850028</text:p>
          </table:table-cell>
          <table:table-cell office:value-type="float" office:value="93229583" calcext:value-type="float">
            <text:p>93229583</text:p>
          </table:table-cell>
          <table:table-cell office:value-type="float" office:value="365079611" calcext:value-type="float">
            <text:p>365079611</text:p>
          </table:table-cell>
          <table:table-cell table:number-columns-repeated="3"/>
        </table:table-row>
        <table:table-row table:style-name="ro1">
          <table:table-cell office:value-type="float" office:value="271316584" calcext:value-type="float">
            <text:p>271316584</text:p>
          </table:table-cell>
          <table:table-cell office:value-type="float" office:value="93428909" calcext:value-type="float">
            <text:p>93428909</text:p>
          </table:table-cell>
          <table:table-cell office:value-type="float" office:value="364745493" calcext:value-type="float">
            <text:p>364745493</text:p>
          </table:table-cell>
          <table:table-cell table:number-columns-repeated="3"/>
        </table:table-row>
        <table:table-row table:style-name="ro1">
          <table:table-cell office:value-type="float" office:value="271159356" calcext:value-type="float">
            <text:p>271159356</text:p>
          </table:table-cell>
          <table:table-cell office:value-type="float" office:value="94133515" calcext:value-type="float">
            <text:p>94133515</text:p>
          </table:table-cell>
          <table:table-cell office:value-type="float" office:value="365292871" calcext:value-type="float">
            <text:p>365292871</text:p>
          </table:table-cell>
          <table:table-cell table:number-columns-repeated="3"/>
        </table:table-row>
        <table:table-row table:style-name="ro1">
          <table:table-cell office:value-type="float" office:value="271248852" calcext:value-type="float">
            <text:p>271248852</text:p>
          </table:table-cell>
          <table:table-cell office:value-type="float" office:value="92953873" calcext:value-type="float">
            <text:p>92953873</text:p>
          </table:table-cell>
          <table:table-cell office:value-type="float" office:value="364202725" calcext:value-type="float">
            <text:p>364202725</text:p>
          </table:table-cell>
          <table:table-cell table:number-columns-repeated="3"/>
        </table:table-row>
        <table:table-row table:style-name="ro1">
          <table:table-cell office:value-type="float" office:value="272078300" calcext:value-type="float">
            <text:p>272078300</text:p>
          </table:table-cell>
          <table:table-cell office:value-type="float" office:value="93646224" calcext:value-type="float">
            <text:p>93646224</text:p>
          </table:table-cell>
          <table:table-cell office:value-type="float" office:value="365724524" calcext:value-type="float">
            <text:p>365724524</text:p>
          </table:table-cell>
          <table:table-cell table:number-columns-repeated="3"/>
        </table:table-row>
        <table:table-row table:style-name="ro1">
          <table:table-cell office:value-type="float" office:value="271327587" calcext:value-type="float">
            <text:p>271327587</text:p>
          </table:table-cell>
          <table:table-cell office:value-type="float" office:value="93379110" calcext:value-type="float">
            <text:p>93379110</text:p>
          </table:table-cell>
          <table:table-cell office:value-type="float" office:value="364706697" calcext:value-type="float">
            <text:p>364706697</text:p>
          </table:table-cell>
          <table:table-cell table:number-columns-repeated="3"/>
        </table:table-row>
        <table:table-row table:style-name="ro1">
          <table:table-cell office:value-type="float" office:value="271677735" calcext:value-type="float">
            <text:p>271677735</text:p>
          </table:table-cell>
          <table:table-cell office:value-type="float" office:value="92422544" calcext:value-type="float">
            <text:p>92422544</text:p>
          </table:table-cell>
          <table:table-cell office:value-type="float" office:value="364100279" calcext:value-type="float">
            <text:p>364100279</text:p>
          </table:table-cell>
          <table:table-cell table:number-columns-repeated="3"/>
        </table:table-row>
        <table:table-row table:style-name="ro1">
          <table:table-cell office:value-type="float" office:value="271429442" calcext:value-type="float">
            <text:p>271429442</text:p>
          </table:table-cell>
          <table:table-cell office:value-type="float" office:value="92681781" calcext:value-type="float">
            <text:p>92681781</text:p>
          </table:table-cell>
          <table:table-cell office:value-type="float" office:value="364111223" calcext:value-type="float">
            <text:p>364111223</text:p>
          </table:table-cell>
          <table:table-cell table:number-columns-repeated="3"/>
        </table:table-row>
        <table:table-row table:style-name="ro1">
          <table:table-cell office:value-type="float" office:value="271511212" calcext:value-type="float">
            <text:p>271511212</text:p>
          </table:table-cell>
          <table:table-cell office:value-type="float" office:value="92440268" calcext:value-type="float">
            <text:p>92440268</text:p>
          </table:table-cell>
          <table:table-cell office:value-type="float" office:value="363951480" calcext:value-type="float">
            <text:p>363951480</text:p>
          </table:table-cell>
          <table:table-cell table:number-columns-repeated="3"/>
        </table:table-row>
        <table:table-row table:style-name="ro1">
          <table:table-cell office:value-type="float" office:value="272204598" calcext:value-type="float">
            <text:p>272204598</text:p>
          </table:table-cell>
          <table:table-cell office:value-type="float" office:value="93167064" calcext:value-type="float">
            <text:p>93167064</text:p>
          </table:table-cell>
          <table:table-cell office:value-type="float" office:value="365371662" calcext:value-type="float">
            <text:p>365371662</text:p>
          </table:table-cell>
          <table:table-cell table:number-columns-repeated="3"/>
        </table:table-row>
        <table:table-row table:style-name="ro1">
          <table:table-cell office:value-type="float" office:value="271324927" calcext:value-type="float">
            <text:p>271324927</text:p>
          </table:table-cell>
          <table:table-cell office:value-type="float" office:value="93779091" calcext:value-type="float">
            <text:p>93779091</text:p>
          </table:table-cell>
          <table:table-cell office:value-type="float" office:value="365104018" calcext:value-type="float">
            <text:p>365104018</text:p>
          </table:table-cell>
          <table:table-cell table:number-columns-repeated="3"/>
        </table:table-row>
        <table:table-row table:style-name="ro1">
          <table:table-cell office:value-type="float" office:value="270688865" calcext:value-type="float">
            <text:p>270688865</text:p>
          </table:table-cell>
          <table:table-cell office:value-type="float" office:value="93270465" calcext:value-type="float">
            <text:p>93270465</text:p>
          </table:table-cell>
          <table:table-cell office:value-type="float" office:value="363959330" calcext:value-type="float">
            <text:p>363959330</text:p>
          </table:table-cell>
          <table:table-cell table:number-columns-repeated="3"/>
        </table:table-row>
        <table:table-row table:style-name="ro1">
          <table:table-cell office:value-type="float" office:value="271024943" calcext:value-type="float">
            <text:p>271024943</text:p>
          </table:table-cell>
          <table:table-cell office:value-type="float" office:value="93590253" calcext:value-type="float">
            <text:p>93590253</text:p>
          </table:table-cell>
          <table:table-cell office:value-type="float" office:value="364615196" calcext:value-type="float">
            <text:p>364615196</text:p>
          </table:table-cell>
          <table:table-cell table:number-columns-repeated="3"/>
        </table:table-row>
        <table:table-row table:style-name="ro1">
          <table:table-cell office:value-type="float" office:value="270500614" calcext:value-type="float">
            <text:p>270500614</text:p>
          </table:table-cell>
          <table:table-cell office:value-type="float" office:value="92865948" calcext:value-type="float">
            <text:p>92865948</text:p>
          </table:table-cell>
          <table:table-cell office:value-type="float" office:value="363366562" calcext:value-type="float">
            <text:p>363366562</text:p>
          </table:table-cell>
          <table:table-cell table:number-columns-repeated="3"/>
        </table:table-row>
        <table:table-row table:style-name="ro1">
          <table:table-cell office:value-type="float" office:value="273787259" calcext:value-type="float">
            <text:p>273787259</text:p>
          </table:table-cell>
          <table:table-cell office:value-type="float" office:value="93284255" calcext:value-type="float">
            <text:p>93284255</text:p>
          </table:table-cell>
          <table:table-cell office:value-type="float" office:value="367071514" calcext:value-type="float">
            <text:p>367071514</text:p>
          </table:table-cell>
          <table:table-cell table:number-columns-repeated="3"/>
        </table:table-row>
      </table:table>
      <table:table table:name="CRC32LoopUnrolling" table:style-name="ta1"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Hash operations</text:p>
          </table:table-cell>
          <table:table-cell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float" office:value="269721509" calcext:value-type="float">
            <text:p>269721509</text:p>
          </table:table-cell>
          <table:table-cell office:value-type="float" office:value="91361789" calcext:value-type="float">
            <text:p>91361789</text:p>
          </table:table-cell>
          <table:table-cell office:value-type="float" office:value="361083298" calcext:value-type="float">
            <text:p>361083298</text:p>
          </table:table-cell>
          <table:table-cell table:style-name="ce5" table:formula="of:=AVERAGE([.B:.B])" office:value-type="float" office:value="88614344.4" calcext:value-type="float">
            <text:p>8.861E+07</text:p>
          </table:table-cell>
          <table:table-cell table:style-name="ce5" table:formula="of:=STDEV([.B:.B])" office:value-type="float" office:value="1030303.42505635" calcext:value-type="float">
            <text:p>1.030E+06</text:p>
          </table:table-cell>
          <table:table-cell table:style-name="ce6" table:formula="of:=[.E2]/[.D2]*100" office:value-type="float" office:value="1.16268244383282" calcext:value-type="float">
            <text:p>1.16</text:p>
          </table:table-cell>
        </table:table-row>
        <table:table-row table:style-name="ro1">
          <table:table-cell office:value-type="float" office:value="274090670" calcext:value-type="float">
            <text:p>274090670</text:p>
          </table:table-cell>
          <table:table-cell office:value-type="float" office:value="91624058" calcext:value-type="float">
            <text:p>91624058</text:p>
          </table:table-cell>
          <table:table-cell office:value-type="float" office:value="365714728" calcext:value-type="float">
            <text:p>365714728</text:p>
          </table:table-cell>
          <table:table-cell table:number-columns-repeated="3"/>
        </table:table-row>
        <table:table-row table:style-name="ro1">
          <table:table-cell office:value-type="float" office:value="272858441" calcext:value-type="float">
            <text:p>272858441</text:p>
          </table:table-cell>
          <table:table-cell office:value-type="float" office:value="92789170" calcext:value-type="float">
            <text:p>92789170</text:p>
          </table:table-cell>
          <table:table-cell office:value-type="float" office:value="365647611" calcext:value-type="float">
            <text:p>365647611</text:p>
          </table:table-cell>
          <table:table-cell table:number-columns-repeated="3"/>
        </table:table-row>
        <table:table-row table:style-name="ro1">
          <table:table-cell office:value-type="float" office:value="272229800" calcext:value-type="float">
            <text:p>272229800</text:p>
          </table:table-cell>
          <table:table-cell office:value-type="float" office:value="91848287" calcext:value-type="float">
            <text:p>91848287</text:p>
          </table:table-cell>
          <table:table-cell office:value-type="float" office:value="364078087" calcext:value-type="float">
            <text:p>364078087</text:p>
          </table:table-cell>
          <table:table-cell table:number-columns-repeated="3"/>
        </table:table-row>
        <table:table-row table:style-name="ro1">
          <table:table-cell office:value-type="float" office:value="271981360" calcext:value-type="float">
            <text:p>271981360</text:p>
          </table:table-cell>
          <table:table-cell office:value-type="float" office:value="91767319" calcext:value-type="float">
            <text:p>91767319</text:p>
          </table:table-cell>
          <table:table-cell office:value-type="float" office:value="363748679" calcext:value-type="float">
            <text:p>363748679</text:p>
          </table:table-cell>
          <table:table-cell table:number-columns-repeated="3"/>
        </table:table-row>
        <table:table-row table:style-name="ro1">
          <table:table-cell office:value-type="float" office:value="271905023" calcext:value-type="float">
            <text:p>271905023</text:p>
          </table:table-cell>
          <table:table-cell office:value-type="float" office:value="91900220" calcext:value-type="float">
            <text:p>91900220</text:p>
          </table:table-cell>
          <table:table-cell office:value-type="float" office:value="363805243" calcext:value-type="float">
            <text:p>363805243</text:p>
          </table:table-cell>
          <table:table-cell table:number-columns-repeated="3"/>
        </table:table-row>
        <table:table-row table:style-name="ro1">
          <table:table-cell office:value-type="float" office:value="271723766" calcext:value-type="float">
            <text:p>271723766</text:p>
          </table:table-cell>
          <table:table-cell office:value-type="float" office:value="91330850" calcext:value-type="float">
            <text:p>91330850</text:p>
          </table:table-cell>
          <table:table-cell office:value-type="float" office:value="363054616" calcext:value-type="float">
            <text:p>363054616</text:p>
          </table:table-cell>
          <table:table-cell table:number-columns-repeated="3"/>
        </table:table-row>
        <table:table-row table:style-name="ro1">
          <table:table-cell office:value-type="float" office:value="280672816" calcext:value-type="float">
            <text:p>280672816</text:p>
          </table:table-cell>
          <table:table-cell office:value-type="float" office:value="87187381" calcext:value-type="float">
            <text:p>87187381</text:p>
          </table:table-cell>
          <table:table-cell office:value-type="float" office:value="367860197" calcext:value-type="float">
            <text:p>367860197</text:p>
          </table:table-cell>
          <table:table-cell table:number-columns-repeated="3"/>
        </table:table-row>
        <table:table-row table:style-name="ro1">
          <table:table-cell office:value-type="float" office:value="269574667" calcext:value-type="float">
            <text:p>269574667</text:p>
          </table:table-cell>
          <table:table-cell office:value-type="float" office:value="88505042" calcext:value-type="float">
            <text:p>88505042</text:p>
          </table:table-cell>
          <table:table-cell office:value-type="float" office:value="358079709" calcext:value-type="float">
            <text:p>358079709</text:p>
          </table:table-cell>
          <table:table-cell table:number-columns-repeated="3"/>
        </table:table-row>
        <table:table-row table:style-name="ro1">
          <table:table-cell office:value-type="float" office:value="268945911" calcext:value-type="float">
            <text:p>268945911</text:p>
          </table:table-cell>
          <table:table-cell office:value-type="float" office:value="88019314" calcext:value-type="float">
            <text:p>88019314</text:p>
          </table:table-cell>
          <table:table-cell office:value-type="float" office:value="356965225" calcext:value-type="float">
            <text:p>356965225</text:p>
          </table:table-cell>
          <table:table-cell table:number-columns-repeated="3"/>
        </table:table-row>
        <table:table-row table:style-name="ro1">
          <table:table-cell office:value-type="float" office:value="268344286" calcext:value-type="float">
            <text:p>268344286</text:p>
          </table:table-cell>
          <table:table-cell office:value-type="float" office:value="88165190" calcext:value-type="float">
            <text:p>88165190</text:p>
          </table:table-cell>
          <table:table-cell office:value-type="float" office:value="356509476" calcext:value-type="float">
            <text:p>356509476</text:p>
          </table:table-cell>
          <table:table-cell table:number-columns-repeated="3"/>
        </table:table-row>
        <table:table-row table:style-name="ro1">
          <table:table-cell office:value-type="float" office:value="268584302" calcext:value-type="float">
            <text:p>268584302</text:p>
          </table:table-cell>
          <table:table-cell office:value-type="float" office:value="87972574" calcext:value-type="float">
            <text:p>87972574</text:p>
          </table:table-cell>
          <table:table-cell office:value-type="float" office:value="356556876" calcext:value-type="float">
            <text:p>356556876</text:p>
          </table:table-cell>
          <table:table-cell table:number-columns-repeated="3"/>
        </table:table-row>
        <table:table-row table:style-name="ro1">
          <table:table-cell office:value-type="float" office:value="269253466" calcext:value-type="float">
            <text:p>269253466</text:p>
          </table:table-cell>
          <table:table-cell office:value-type="float" office:value="88398515" calcext:value-type="float">
            <text:p>88398515</text:p>
          </table:table-cell>
          <table:table-cell office:value-type="float" office:value="357651981" calcext:value-type="float">
            <text:p>357651981</text:p>
          </table:table-cell>
          <table:table-cell table:number-columns-repeated="3"/>
        </table:table-row>
        <table:table-row table:style-name="ro1">
          <table:table-cell office:value-type="float" office:value="269549009" calcext:value-type="float">
            <text:p>269549009</text:p>
          </table:table-cell>
          <table:table-cell office:value-type="float" office:value="89041123" calcext:value-type="float">
            <text:p>89041123</text:p>
          </table:table-cell>
          <table:table-cell office:value-type="float" office:value="358590132" calcext:value-type="float">
            <text:p>358590132</text:p>
          </table:table-cell>
          <table:table-cell table:number-columns-repeated="3"/>
        </table:table-row>
        <table:table-row table:style-name="ro1">
          <table:table-cell office:value-type="float" office:value="268953882" calcext:value-type="float">
            <text:p>268953882</text:p>
          </table:table-cell>
          <table:table-cell office:value-type="float" office:value="88319625" calcext:value-type="float">
            <text:p>88319625</text:p>
          </table:table-cell>
          <table:table-cell office:value-type="float" office:value="357273507" calcext:value-type="float">
            <text:p>357273507</text:p>
          </table:table-cell>
          <table:table-cell table:number-columns-repeated="3"/>
        </table:table-row>
        <table:table-row table:style-name="ro1">
          <table:table-cell office:value-type="float" office:value="268937123" calcext:value-type="float">
            <text:p>268937123</text:p>
          </table:table-cell>
          <table:table-cell office:value-type="float" office:value="88983004" calcext:value-type="float">
            <text:p>88983004</text:p>
          </table:table-cell>
          <table:table-cell office:value-type="float" office:value="357920127" calcext:value-type="float">
            <text:p>357920127</text:p>
          </table:table-cell>
          <table:table-cell table:number-columns-repeated="3"/>
        </table:table-row>
        <table:table-row table:style-name="ro1">
          <table:table-cell office:value-type="float" office:value="269521312" calcext:value-type="float">
            <text:p>269521312</text:p>
          </table:table-cell>
          <table:table-cell office:value-type="float" office:value="88802515" calcext:value-type="float">
            <text:p>88802515</text:p>
          </table:table-cell>
          <table:table-cell office:value-type="float" office:value="358323827" calcext:value-type="float">
            <text:p>358323827</text:p>
          </table:table-cell>
          <table:table-cell table:number-columns-repeated="3"/>
        </table:table-row>
        <table:table-row table:style-name="ro1">
          <table:table-cell office:value-type="float" office:value="268934879" calcext:value-type="float">
            <text:p>268934879</text:p>
          </table:table-cell>
          <table:table-cell office:value-type="float" office:value="87832115" calcext:value-type="float">
            <text:p>87832115</text:p>
          </table:table-cell>
          <table:table-cell office:value-type="float" office:value="356766994" calcext:value-type="float">
            <text:p>356766994</text:p>
          </table:table-cell>
          <table:table-cell table:number-columns-repeated="3"/>
        </table:table-row>
        <table:table-row table:style-name="ro1">
          <table:table-cell office:value-type="float" office:value="268787005" calcext:value-type="float">
            <text:p>268787005</text:p>
          </table:table-cell>
          <table:table-cell office:value-type="float" office:value="90846557" calcext:value-type="float">
            <text:p>90846557</text:p>
          </table:table-cell>
          <table:table-cell office:value-type="float" office:value="359633562" calcext:value-type="float">
            <text:p>359633562</text:p>
          </table:table-cell>
          <table:table-cell table:number-columns-repeated="3"/>
        </table:table-row>
        <table:table-row table:style-name="ro1">
          <table:table-cell office:value-type="float" office:value="290228979" calcext:value-type="float">
            <text:p>290228979</text:p>
          </table:table-cell>
          <table:table-cell office:value-type="float" office:value="89758600" calcext:value-type="float">
            <text:p>89758600</text:p>
          </table:table-cell>
          <table:table-cell office:value-type="float" office:value="379987579" calcext:value-type="float">
            <text:p>379987579</text:p>
          </table:table-cell>
          <table:table-cell table:number-columns-repeated="3"/>
        </table:table-row>
        <table:table-row table:style-name="ro1">
          <table:table-cell office:value-type="float" office:value="269633202" calcext:value-type="float">
            <text:p>269633202</text:p>
          </table:table-cell>
          <table:table-cell office:value-type="float" office:value="88347101" calcext:value-type="float">
            <text:p>88347101</text:p>
          </table:table-cell>
          <table:table-cell office:value-type="float" office:value="357980303" calcext:value-type="float">
            <text:p>357980303</text:p>
          </table:table-cell>
          <table:table-cell table:number-columns-repeated="3"/>
        </table:table-row>
        <table:table-row table:style-name="ro1">
          <table:table-cell office:value-type="float" office:value="269735785" calcext:value-type="float">
            <text:p>269735785</text:p>
          </table:table-cell>
          <table:table-cell office:value-type="float" office:value="88485744" calcext:value-type="float">
            <text:p>88485744</text:p>
          </table:table-cell>
          <table:table-cell office:value-type="float" office:value="358221529" calcext:value-type="float">
            <text:p>358221529</text:p>
          </table:table-cell>
          <table:table-cell table:number-columns-repeated="3"/>
        </table:table-row>
        <table:table-row table:style-name="ro1">
          <table:table-cell office:value-type="float" office:value="271830831" calcext:value-type="float">
            <text:p>271830831</text:p>
          </table:table-cell>
          <table:table-cell office:value-type="float" office:value="88496974" calcext:value-type="float">
            <text:p>88496974</text:p>
          </table:table-cell>
          <table:table-cell office:value-type="float" office:value="360327805" calcext:value-type="float">
            <text:p>360327805</text:p>
          </table:table-cell>
          <table:table-cell table:number-columns-repeated="3"/>
        </table:table-row>
        <table:table-row table:style-name="ro1">
          <table:table-cell office:value-type="float" office:value="269610479" calcext:value-type="float">
            <text:p>269610479</text:p>
          </table:table-cell>
          <table:table-cell office:value-type="float" office:value="88357494" calcext:value-type="float">
            <text:p>88357494</text:p>
          </table:table-cell>
          <table:table-cell office:value-type="float" office:value="357967973" calcext:value-type="float">
            <text:p>357967973</text:p>
          </table:table-cell>
          <table:table-cell table:number-columns-repeated="3"/>
        </table:table-row>
        <table:table-row table:style-name="ro1">
          <table:table-cell office:value-type="float" office:value="269153165" calcext:value-type="float">
            <text:p>269153165</text:p>
          </table:table-cell>
          <table:table-cell office:value-type="float" office:value="88912242" calcext:value-type="float">
            <text:p>88912242</text:p>
          </table:table-cell>
          <table:table-cell office:value-type="float" office:value="358065407" calcext:value-type="float">
            <text:p>358065407</text:p>
          </table:table-cell>
          <table:table-cell table:number-columns-repeated="3"/>
        </table:table-row>
        <table:table-row table:style-name="ro1">
          <table:table-cell office:value-type="float" office:value="269139333" calcext:value-type="float">
            <text:p>269139333</text:p>
          </table:table-cell>
          <table:table-cell office:value-type="float" office:value="88154272" calcext:value-type="float">
            <text:p>88154272</text:p>
          </table:table-cell>
          <table:table-cell office:value-type="float" office:value="357293605" calcext:value-type="float">
            <text:p>357293605</text:p>
          </table:table-cell>
          <table:table-cell table:number-columns-repeated="3"/>
        </table:table-row>
        <table:table-row table:style-name="ro1">
          <table:table-cell office:value-type="float" office:value="269176702" calcext:value-type="float">
            <text:p>269176702</text:p>
          </table:table-cell>
          <table:table-cell office:value-type="float" office:value="88623917" calcext:value-type="float">
            <text:p>88623917</text:p>
          </table:table-cell>
          <table:table-cell office:value-type="float" office:value="357800619" calcext:value-type="float">
            <text:p>357800619</text:p>
          </table:table-cell>
          <table:table-cell table:number-columns-repeated="3"/>
        </table:table-row>
        <table:table-row table:style-name="ro1">
          <table:table-cell office:value-type="float" office:value="268464288" calcext:value-type="float">
            <text:p>268464288</text:p>
          </table:table-cell>
          <table:table-cell office:value-type="float" office:value="88038752" calcext:value-type="float">
            <text:p>88038752</text:p>
          </table:table-cell>
          <table:table-cell office:value-type="float" office:value="356503040" calcext:value-type="float">
            <text:p>356503040</text:p>
          </table:table-cell>
          <table:table-cell table:number-columns-repeated="3"/>
        </table:table-row>
        <table:table-row table:style-name="ro1">
          <table:table-cell office:value-type="float" office:value="269045508" calcext:value-type="float">
            <text:p>269045508</text:p>
          </table:table-cell>
          <table:table-cell office:value-type="float" office:value="88394601" calcext:value-type="float">
            <text:p>88394601</text:p>
          </table:table-cell>
          <table:table-cell office:value-type="float" office:value="357440109" calcext:value-type="float">
            <text:p>357440109</text:p>
          </table:table-cell>
          <table:table-cell table:number-columns-repeated="3"/>
        </table:table-row>
        <table:table-row table:style-name="ro1">
          <table:table-cell office:value-type="float" office:value="268795834" calcext:value-type="float">
            <text:p>268795834</text:p>
          </table:table-cell>
          <table:table-cell office:value-type="float" office:value="88967235" calcext:value-type="float">
            <text:p>88967235</text:p>
          </table:table-cell>
          <table:table-cell office:value-type="float" office:value="357763069" calcext:value-type="float">
            <text:p>357763069</text:p>
          </table:table-cell>
          <table:table-cell table:number-columns-repeated="3"/>
        </table:table-row>
        <table:table-row table:style-name="ro1">
          <table:table-cell office:value-type="float" office:value="268525605" calcext:value-type="float">
            <text:p>268525605</text:p>
          </table:table-cell>
          <table:table-cell office:value-type="float" office:value="88637897" calcext:value-type="float">
            <text:p>88637897</text:p>
          </table:table-cell>
          <table:table-cell office:value-type="float" office:value="357163502" calcext:value-type="float">
            <text:p>357163502</text:p>
          </table:table-cell>
          <table:table-cell table:number-columns-repeated="3"/>
        </table:table-row>
        <table:table-row table:style-name="ro1">
          <table:table-cell office:value-type="float" office:value="268427895" calcext:value-type="float">
            <text:p>268427895</text:p>
          </table:table-cell>
          <table:table-cell office:value-type="float" office:value="87899459" calcext:value-type="float">
            <text:p>87899459</text:p>
          </table:table-cell>
          <table:table-cell office:value-type="float" office:value="356327354" calcext:value-type="float">
            <text:p>356327354</text:p>
          </table:table-cell>
          <table:table-cell table:number-columns-repeated="3"/>
        </table:table-row>
        <table:table-row table:style-name="ro1">
          <table:table-cell office:value-type="float" office:value="269937983" calcext:value-type="float">
            <text:p>269937983</text:p>
          </table:table-cell>
          <table:table-cell office:value-type="float" office:value="88727944" calcext:value-type="float">
            <text:p>88727944</text:p>
          </table:table-cell>
          <table:table-cell office:value-type="float" office:value="358665927" calcext:value-type="float">
            <text:p>358665927</text:p>
          </table:table-cell>
          <table:table-cell table:number-columns-repeated="3"/>
        </table:table-row>
        <table:table-row table:style-name="ro1">
          <table:table-cell office:value-type="float" office:value="268242725" calcext:value-type="float">
            <text:p>268242725</text:p>
          </table:table-cell>
          <table:table-cell office:value-type="float" office:value="88094906" calcext:value-type="float">
            <text:p>88094906</text:p>
          </table:table-cell>
          <table:table-cell office:value-type="float" office:value="356337631" calcext:value-type="float">
            <text:p>356337631</text:p>
          </table:table-cell>
          <table:table-cell table:number-columns-repeated="3"/>
        </table:table-row>
        <table:table-row table:style-name="ro1">
          <table:table-cell office:value-type="float" office:value="268086953" calcext:value-type="float">
            <text:p>268086953</text:p>
          </table:table-cell>
          <table:table-cell office:value-type="float" office:value="88142396" calcext:value-type="float">
            <text:p>88142396</text:p>
          </table:table-cell>
          <table:table-cell office:value-type="float" office:value="356229349" calcext:value-type="float">
            <text:p>356229349</text:p>
          </table:table-cell>
          <table:table-cell table:number-columns-repeated="3"/>
        </table:table-row>
        <table:table-row table:style-name="ro1">
          <table:table-cell office:value-type="float" office:value="268289209" calcext:value-type="float">
            <text:p>268289209</text:p>
          </table:table-cell>
          <table:table-cell office:value-type="float" office:value="88495521" calcext:value-type="float">
            <text:p>88495521</text:p>
          </table:table-cell>
          <table:table-cell office:value-type="float" office:value="356784730" calcext:value-type="float">
            <text:p>356784730</text:p>
          </table:table-cell>
          <table:table-cell table:number-columns-repeated="3"/>
        </table:table-row>
        <table:table-row table:style-name="ro1">
          <table:table-cell office:value-type="float" office:value="268031262" calcext:value-type="float">
            <text:p>268031262</text:p>
          </table:table-cell>
          <table:table-cell office:value-type="float" office:value="87672023" calcext:value-type="float">
            <text:p>87672023</text:p>
          </table:table-cell>
          <table:table-cell office:value-type="float" office:value="355703285" calcext:value-type="float">
            <text:p>355703285</text:p>
          </table:table-cell>
          <table:table-cell table:number-columns-repeated="3"/>
        </table:table-row>
        <table:table-row table:style-name="ro1">
          <table:table-cell office:value-type="float" office:value="268164105" calcext:value-type="float">
            <text:p>268164105</text:p>
          </table:table-cell>
          <table:table-cell office:value-type="float" office:value="88101588" calcext:value-type="float">
            <text:p>88101588</text:p>
          </table:table-cell>
          <table:table-cell office:value-type="float" office:value="356265693" calcext:value-type="float">
            <text:p>356265693</text:p>
          </table:table-cell>
          <table:table-cell table:number-columns-repeated="3"/>
        </table:table-row>
        <table:table-row table:style-name="ro1">
          <table:table-cell office:value-type="float" office:value="267677953" calcext:value-type="float">
            <text:p>267677953</text:p>
          </table:table-cell>
          <table:table-cell office:value-type="float" office:value="88321123" calcext:value-type="float">
            <text:p>88321123</text:p>
          </table:table-cell>
          <table:table-cell office:value-type="float" office:value="355999076" calcext:value-type="float">
            <text:p>355999076</text:p>
          </table:table-cell>
          <table:table-cell table:number-columns-repeated="3"/>
        </table:table-row>
        <table:table-row table:style-name="ro1">
          <table:table-cell office:value-type="float" office:value="269348011" calcext:value-type="float">
            <text:p>269348011</text:p>
          </table:table-cell>
          <table:table-cell office:value-type="float" office:value="88060403" calcext:value-type="float">
            <text:p>88060403</text:p>
          </table:table-cell>
          <table:table-cell office:value-type="float" office:value="357408414" calcext:value-type="float">
            <text:p>357408414</text:p>
          </table:table-cell>
          <table:table-cell table:number-columns-repeated="3"/>
        </table:table-row>
        <table:table-row table:style-name="ro1">
          <table:table-cell office:value-type="float" office:value="268732705" calcext:value-type="float">
            <text:p>268732705</text:p>
          </table:table-cell>
          <table:table-cell office:value-type="float" office:value="88092705" calcext:value-type="float">
            <text:p>88092705</text:p>
          </table:table-cell>
          <table:table-cell office:value-type="float" office:value="356825410" calcext:value-type="float">
            <text:p>356825410</text:p>
          </table:table-cell>
          <table:table-cell table:number-columns-repeated="3"/>
        </table:table-row>
        <table:table-row table:style-name="ro1">
          <table:table-cell office:value-type="float" office:value="268692947" calcext:value-type="float">
            <text:p>268692947</text:p>
          </table:table-cell>
          <table:table-cell office:value-type="float" office:value="88252902" calcext:value-type="float">
            <text:p>88252902</text:p>
          </table:table-cell>
          <table:table-cell office:value-type="float" office:value="356945849" calcext:value-type="float">
            <text:p>356945849</text:p>
          </table:table-cell>
          <table:table-cell table:number-columns-repeated="3"/>
        </table:table-row>
        <table:table-row table:style-name="ro1">
          <table:table-cell office:value-type="float" office:value="269091743" calcext:value-type="float">
            <text:p>269091743</text:p>
          </table:table-cell>
          <table:table-cell office:value-type="float" office:value="89418306" calcext:value-type="float">
            <text:p>89418306</text:p>
          </table:table-cell>
          <table:table-cell office:value-type="float" office:value="358510049" calcext:value-type="float">
            <text:p>358510049</text:p>
          </table:table-cell>
          <table:table-cell table:number-columns-repeated="3"/>
        </table:table-row>
        <table:table-row table:style-name="ro1">
          <table:table-cell office:value-type="float" office:value="268868795" calcext:value-type="float">
            <text:p>268868795</text:p>
          </table:table-cell>
          <table:table-cell office:value-type="float" office:value="87866883" calcext:value-type="float">
            <text:p>87866883</text:p>
          </table:table-cell>
          <table:table-cell office:value-type="float" office:value="356735678" calcext:value-type="float">
            <text:p>356735678</text:p>
          </table:table-cell>
          <table:table-cell table:number-columns-repeated="3"/>
        </table:table-row>
        <table:table-row table:style-name="ro1">
          <table:table-cell office:value-type="float" office:value="268928938" calcext:value-type="float">
            <text:p>268928938</text:p>
          </table:table-cell>
          <table:table-cell office:value-type="float" office:value="90662081" calcext:value-type="float">
            <text:p>90662081</text:p>
          </table:table-cell>
          <table:table-cell office:value-type="float" office:value="359591019" calcext:value-type="float">
            <text:p>359591019</text:p>
          </table:table-cell>
          <table:table-cell table:number-columns-repeated="3"/>
        </table:table-row>
        <table:table-row table:style-name="ro1">
          <table:table-cell office:value-type="float" office:value="268805002" calcext:value-type="float">
            <text:p>268805002</text:p>
          </table:table-cell>
          <table:table-cell office:value-type="float" office:value="88015477" calcext:value-type="float">
            <text:p>88015477</text:p>
          </table:table-cell>
          <table:table-cell office:value-type="float" office:value="356820479" calcext:value-type="float">
            <text:p>356820479</text:p>
          </table:table-cell>
          <table:table-cell table:number-columns-repeated="3"/>
        </table:table-row>
        <table:table-row table:style-name="ro1">
          <table:table-cell office:value-type="float" office:value="269305222" calcext:value-type="float">
            <text:p>269305222</text:p>
          </table:table-cell>
          <table:table-cell office:value-type="float" office:value="88318127" calcext:value-type="float">
            <text:p>88318127</text:p>
          </table:table-cell>
          <table:table-cell office:value-type="float" office:value="357623349" calcext:value-type="float">
            <text:p>357623349</text:p>
          </table:table-cell>
          <table:table-cell table:number-columns-repeated="3"/>
        </table:table-row>
        <table:table-row table:style-name="ro1">
          <table:table-cell office:value-type="float" office:value="269585259" calcext:value-type="float">
            <text:p>269585259</text:p>
          </table:table-cell>
          <table:table-cell office:value-type="float" office:value="88413419" calcext:value-type="float">
            <text:p>88413419</text:p>
          </table:table-cell>
          <table:table-cell office:value-type="float" office:value="357998678" calcext:value-type="float">
            <text:p>357998678</text:p>
          </table:table-cell>
          <table:table-cell table:number-columns-repeated="3"/>
        </table:table-row>
        <table:table-row table:style-name="ro1">
          <table:table-cell office:value-type="float" office:value="269280008" calcext:value-type="float">
            <text:p>269280008</text:p>
          </table:table-cell>
          <table:table-cell office:value-type="float" office:value="88144189" calcext:value-type="float">
            <text:p>88144189</text:p>
          </table:table-cell>
          <table:table-cell office:value-type="float" office:value="357424197" calcext:value-type="float">
            <text:p>357424197</text:p>
          </table:table-cell>
          <table:table-cell table:number-columns-repeated="3"/>
        </table:table-row>
        <table:table-row table:style-name="ro1">
          <table:table-cell office:value-type="float" office:value="268812745" calcext:value-type="float">
            <text:p>268812745</text:p>
          </table:table-cell>
          <table:table-cell office:value-type="float" office:value="87821868" calcext:value-type="float">
            <text:p>87821868</text:p>
          </table:table-cell>
          <table:table-cell office:value-type="float" office:value="356634613" calcext:value-type="float">
            <text:p>356634613</text:p>
          </table:table-cell>
          <table:table-cell table:number-columns-repeated="3"/>
        </table:table-row>
        <table:table-row table:style-name="ro1">
          <table:table-cell office:value-type="float" office:value="268813210" calcext:value-type="float">
            <text:p>268813210</text:p>
          </table:table-cell>
          <table:table-cell office:value-type="float" office:value="88679556" calcext:value-type="float">
            <text:p>88679556</text:p>
          </table:table-cell>
          <table:table-cell office:value-type="float" office:value="357492766" calcext:value-type="float">
            <text:p>357492766</text:p>
          </table:table-cell>
          <table:table-cell table:number-columns-repeated="3"/>
        </table:table-row>
        <table:table-row table:style-name="ro1">
          <table:table-cell office:value-type="float" office:value="269111995" calcext:value-type="float">
            <text:p>269111995</text:p>
          </table:table-cell>
          <table:table-cell office:value-type="float" office:value="88147194" calcext:value-type="float">
            <text:p>88147194</text:p>
          </table:table-cell>
          <table:table-cell office:value-type="float" office:value="357259189" calcext:value-type="float">
            <text:p>357259189</text:p>
          </table:table-cell>
          <table:table-cell table:number-columns-repeated="3"/>
        </table:table-row>
        <table:table-row table:style-name="ro1">
          <table:table-cell office:value-type="float" office:value="268853181" calcext:value-type="float">
            <text:p>268853181</text:p>
          </table:table-cell>
          <table:table-cell office:value-type="float" office:value="88239614" calcext:value-type="float">
            <text:p>88239614</text:p>
          </table:table-cell>
          <table:table-cell office:value-type="float" office:value="357092795" calcext:value-type="float">
            <text:p>357092795</text:p>
          </table:table-cell>
          <table:table-cell table:number-columns-repeated="3"/>
        </table:table-row>
        <table:table-row table:style-name="ro1">
          <table:table-cell office:value-type="float" office:value="269016499" calcext:value-type="float">
            <text:p>269016499</text:p>
          </table:table-cell>
          <table:table-cell office:value-type="float" office:value="88973604" calcext:value-type="float">
            <text:p>88973604</text:p>
          </table:table-cell>
          <table:table-cell office:value-type="float" office:value="357990103" calcext:value-type="float">
            <text:p>357990103</text:p>
          </table:table-cell>
          <table:table-cell table:number-columns-repeated="3"/>
        </table:table-row>
        <table:table-row table:style-name="ro1">
          <table:table-cell office:value-type="float" office:value="268632158" calcext:value-type="float">
            <text:p>268632158</text:p>
          </table:table-cell>
          <table:table-cell office:value-type="float" office:value="88347412" calcext:value-type="float">
            <text:p>88347412</text:p>
          </table:table-cell>
          <table:table-cell office:value-type="float" office:value="356979570" calcext:value-type="float">
            <text:p>356979570</text:p>
          </table:table-cell>
          <table:table-cell table:number-columns-repeated="3"/>
        </table:table-row>
        <table:table-row table:style-name="ro1">
          <table:table-cell office:value-type="float" office:value="268850133" calcext:value-type="float">
            <text:p>268850133</text:p>
          </table:table-cell>
          <table:table-cell office:value-type="float" office:value="89425527" calcext:value-type="float">
            <text:p>89425527</text:p>
          </table:table-cell>
          <table:table-cell office:value-type="float" office:value="358275660" calcext:value-type="float">
            <text:p>358275660</text:p>
          </table:table-cell>
          <table:table-cell table:number-columns-repeated="3"/>
        </table:table-row>
        <table:table-row table:style-name="ro1">
          <table:table-cell office:value-type="float" office:value="268868484" calcext:value-type="float">
            <text:p>268868484</text:p>
          </table:table-cell>
          <table:table-cell office:value-type="float" office:value="88368450" calcext:value-type="float">
            <text:p>88368450</text:p>
          </table:table-cell>
          <table:table-cell office:value-type="float" office:value="357236934" calcext:value-type="float">
            <text:p>357236934</text:p>
          </table:table-cell>
          <table:table-cell table:number-columns-repeated="3"/>
        </table:table-row>
        <table:table-row table:style-name="ro1">
          <table:table-cell office:value-type="float" office:value="268250713" calcext:value-type="float">
            <text:p>268250713</text:p>
          </table:table-cell>
          <table:table-cell office:value-type="float" office:value="88656793" calcext:value-type="float">
            <text:p>88656793</text:p>
          </table:table-cell>
          <table:table-cell office:value-type="float" office:value="356907506" calcext:value-type="float">
            <text:p>356907506</text:p>
          </table:table-cell>
          <table:table-cell table:number-columns-repeated="3"/>
        </table:table-row>
        <table:table-row table:style-name="ro1">
          <table:table-cell office:value-type="float" office:value="268543705" calcext:value-type="float">
            <text:p>268543705</text:p>
          </table:table-cell>
          <table:table-cell office:value-type="float" office:value="88257315" calcext:value-type="float">
            <text:p>88257315</text:p>
          </table:table-cell>
          <table:table-cell office:value-type="float" office:value="356801020" calcext:value-type="float">
            <text:p>356801020</text:p>
          </table:table-cell>
          <table:table-cell table:number-columns-repeated="3"/>
        </table:table-row>
        <table:table-row table:style-name="ro1">
          <table:table-cell office:value-type="float" office:value="268496125" calcext:value-type="float">
            <text:p>268496125</text:p>
          </table:table-cell>
          <table:table-cell office:value-type="float" office:value="87752491" calcext:value-type="float">
            <text:p>87752491</text:p>
          </table:table-cell>
          <table:table-cell office:value-type="float" office:value="356248616" calcext:value-type="float">
            <text:p>356248616</text:p>
          </table:table-cell>
          <table:table-cell table:number-columns-repeated="3"/>
        </table:table-row>
        <table:table-row table:style-name="ro1">
          <table:table-cell office:value-type="float" office:value="267638427" calcext:value-type="float">
            <text:p>267638427</text:p>
          </table:table-cell>
          <table:table-cell office:value-type="float" office:value="88107445" calcext:value-type="float">
            <text:p>88107445</text:p>
          </table:table-cell>
          <table:table-cell office:value-type="float" office:value="355745872" calcext:value-type="float">
            <text:p>355745872</text:p>
          </table:table-cell>
          <table:table-cell table:number-columns-repeated="3"/>
        </table:table-row>
        <table:table-row table:style-name="ro1">
          <table:table-cell office:value-type="float" office:value="268028165" calcext:value-type="float">
            <text:p>268028165</text:p>
          </table:table-cell>
          <table:table-cell office:value-type="float" office:value="88665558" calcext:value-type="float">
            <text:p>88665558</text:p>
          </table:table-cell>
          <table:table-cell office:value-type="float" office:value="356693723" calcext:value-type="float">
            <text:p>356693723</text:p>
          </table:table-cell>
          <table:table-cell table:number-columns-repeated="3"/>
        </table:table-row>
        <table:table-row table:style-name="ro1">
          <table:table-cell office:value-type="float" office:value="268794945" calcext:value-type="float">
            <text:p>268794945</text:p>
          </table:table-cell>
          <table:table-cell office:value-type="float" office:value="88339846" calcext:value-type="float">
            <text:p>88339846</text:p>
          </table:table-cell>
          <table:table-cell office:value-type="float" office:value="357134791" calcext:value-type="float">
            <text:p>357134791</text:p>
          </table:table-cell>
          <table:table-cell table:number-columns-repeated="3"/>
        </table:table-row>
        <table:table-row table:style-name="ro1">
          <table:table-cell office:value-type="float" office:value="268369530" calcext:value-type="float">
            <text:p>268369530</text:p>
          </table:table-cell>
          <table:table-cell office:value-type="float" office:value="88476738" calcext:value-type="float">
            <text:p>88476738</text:p>
          </table:table-cell>
          <table:table-cell office:value-type="float" office:value="356846268" calcext:value-type="float">
            <text:p>356846268</text:p>
          </table:table-cell>
          <table:table-cell table:number-columns-repeated="3"/>
        </table:table-row>
        <table:table-row table:style-name="ro1">
          <table:table-cell office:value-type="float" office:value="268603949" calcext:value-type="float">
            <text:p>268603949</text:p>
          </table:table-cell>
          <table:table-cell office:value-type="float" office:value="88030475" calcext:value-type="float">
            <text:p>88030475</text:p>
          </table:table-cell>
          <table:table-cell office:value-type="float" office:value="356634424" calcext:value-type="float">
            <text:p>356634424</text:p>
          </table:table-cell>
          <table:table-cell table:number-columns-repeated="3"/>
        </table:table-row>
        <table:table-row table:style-name="ro1">
          <table:table-cell office:value-type="float" office:value="269113448" calcext:value-type="float">
            <text:p>269113448</text:p>
          </table:table-cell>
          <table:table-cell office:value-type="float" office:value="88753177" calcext:value-type="float">
            <text:p>88753177</text:p>
          </table:table-cell>
          <table:table-cell office:value-type="float" office:value="357866625" calcext:value-type="float">
            <text:p>357866625</text:p>
          </table:table-cell>
          <table:table-cell table:number-columns-repeated="3"/>
        </table:table-row>
        <table:table-row table:style-name="ro1">
          <table:table-cell office:value-type="float" office:value="268771557" calcext:value-type="float">
            <text:p>268771557</text:p>
          </table:table-cell>
          <table:table-cell office:value-type="float" office:value="88424947" calcext:value-type="float">
            <text:p>88424947</text:p>
          </table:table-cell>
          <table:table-cell office:value-type="float" office:value="357196504" calcext:value-type="float">
            <text:p>357196504</text:p>
          </table:table-cell>
          <table:table-cell table:number-columns-repeated="3"/>
        </table:table-row>
        <table:table-row table:style-name="ro1">
          <table:table-cell office:value-type="float" office:value="269107585" calcext:value-type="float">
            <text:p>269107585</text:p>
          </table:table-cell>
          <table:table-cell office:value-type="float" office:value="88357896" calcext:value-type="float">
            <text:p>88357896</text:p>
          </table:table-cell>
          <table:table-cell office:value-type="float" office:value="357465481" calcext:value-type="float">
            <text:p>357465481</text:p>
          </table:table-cell>
          <table:table-cell table:number-columns-repeated="3"/>
        </table:table-row>
        <table:table-row table:style-name="ro1">
          <table:table-cell office:value-type="float" office:value="269435737" calcext:value-type="float">
            <text:p>269435737</text:p>
          </table:table-cell>
          <table:table-cell office:value-type="float" office:value="88620955" calcext:value-type="float">
            <text:p>88620955</text:p>
          </table:table-cell>
          <table:table-cell office:value-type="float" office:value="358056692" calcext:value-type="float">
            <text:p>358056692</text:p>
          </table:table-cell>
          <table:table-cell table:number-columns-repeated="3"/>
        </table:table-row>
        <table:table-row table:style-name="ro1">
          <table:table-cell office:value-type="float" office:value="269215427" calcext:value-type="float">
            <text:p>269215427</text:p>
          </table:table-cell>
          <table:table-cell office:value-type="float" office:value="88042276" calcext:value-type="float">
            <text:p>88042276</text:p>
          </table:table-cell>
          <table:table-cell office:value-type="float" office:value="357257703" calcext:value-type="float">
            <text:p>357257703</text:p>
          </table:table-cell>
          <table:table-cell table:number-columns-repeated="3"/>
        </table:table-row>
        <table:table-row table:style-name="ro1">
          <table:table-cell office:value-type="float" office:value="269360179" calcext:value-type="float">
            <text:p>269360179</text:p>
          </table:table-cell>
          <table:table-cell office:value-type="float" office:value="87780312" calcext:value-type="float">
            <text:p>87780312</text:p>
          </table:table-cell>
          <table:table-cell office:value-type="float" office:value="357140491" calcext:value-type="float">
            <text:p>357140491</text:p>
          </table:table-cell>
          <table:table-cell table:number-columns-repeated="3"/>
        </table:table-row>
        <table:table-row table:style-name="ro1">
          <table:table-cell office:value-type="float" office:value="269237946" calcext:value-type="float">
            <text:p>269237946</text:p>
          </table:table-cell>
          <table:table-cell office:value-type="float" office:value="88495954" calcext:value-type="float">
            <text:p>88495954</text:p>
          </table:table-cell>
          <table:table-cell office:value-type="float" office:value="357733900" calcext:value-type="float">
            <text:p>357733900</text:p>
          </table:table-cell>
          <table:table-cell table:number-columns-repeated="3"/>
        </table:table-row>
        <table:table-row table:style-name="ro1">
          <table:table-cell office:value-type="float" office:value="270280115" calcext:value-type="float">
            <text:p>270280115</text:p>
          </table:table-cell>
          <table:table-cell office:value-type="float" office:value="88208296" calcext:value-type="float">
            <text:p>88208296</text:p>
          </table:table-cell>
          <table:table-cell office:value-type="float" office:value="358488411" calcext:value-type="float">
            <text:p>358488411</text:p>
          </table:table-cell>
          <table:table-cell table:number-columns-repeated="3"/>
        </table:table-row>
        <table:table-row table:style-name="ro1">
          <table:table-cell office:value-type="float" office:value="268352908" calcext:value-type="float">
            <text:p>268352908</text:p>
          </table:table-cell>
          <table:table-cell office:value-type="float" office:value="87901420" calcext:value-type="float">
            <text:p>87901420</text:p>
          </table:table-cell>
          <table:table-cell office:value-type="float" office:value="356254328" calcext:value-type="float">
            <text:p>356254328</text:p>
          </table:table-cell>
          <table:table-cell table:number-columns-repeated="3"/>
        </table:table-row>
        <table:table-row table:style-name="ro1">
          <table:table-cell office:value-type="float" office:value="268543018" calcext:value-type="float">
            <text:p>268543018</text:p>
          </table:table-cell>
          <table:table-cell office:value-type="float" office:value="88051487" calcext:value-type="float">
            <text:p>88051487</text:p>
          </table:table-cell>
          <table:table-cell office:value-type="float" office:value="356594505" calcext:value-type="float">
            <text:p>356594505</text:p>
          </table:table-cell>
          <table:table-cell table:number-columns-repeated="3"/>
        </table:table-row>
        <table:table-row table:style-name="ro1">
          <table:table-cell office:value-type="float" office:value="277497815" calcext:value-type="float">
            <text:p>277497815</text:p>
          </table:table-cell>
          <table:table-cell office:value-type="float" office:value="87943338" calcext:value-type="float">
            <text:p>87943338</text:p>
          </table:table-cell>
          <table:table-cell office:value-type="float" office:value="365441153" calcext:value-type="float">
            <text:p>365441153</text:p>
          </table:table-cell>
          <table:table-cell table:number-columns-repeated="3"/>
        </table:table-row>
        <table:table-row table:style-name="ro1">
          <table:table-cell office:value-type="float" office:value="268193357" calcext:value-type="float">
            <text:p>268193357</text:p>
          </table:table-cell>
          <table:table-cell office:value-type="float" office:value="87517190" calcext:value-type="float">
            <text:p>87517190</text:p>
          </table:table-cell>
          <table:table-cell office:value-type="float" office:value="355710547" calcext:value-type="float">
            <text:p>355710547</text:p>
          </table:table-cell>
          <table:table-cell table:number-columns-repeated="3"/>
        </table:table-row>
        <table:table-row table:style-name="ro1">
          <table:table-cell office:value-type="float" office:value="268415658" calcext:value-type="float">
            <text:p>268415658</text:p>
          </table:table-cell>
          <table:table-cell office:value-type="float" office:value="88250101" calcext:value-type="float">
            <text:p>88250101</text:p>
          </table:table-cell>
          <table:table-cell office:value-type="float" office:value="356665759" calcext:value-type="float">
            <text:p>356665759</text:p>
          </table:table-cell>
          <table:table-cell table:number-columns-repeated="3"/>
        </table:table-row>
        <table:table-row table:style-name="ro1">
          <table:table-cell office:value-type="float" office:value="268230156" calcext:value-type="float">
            <text:p>268230156</text:p>
          </table:table-cell>
          <table:table-cell office:value-type="float" office:value="88074129" calcext:value-type="float">
            <text:p>88074129</text:p>
          </table:table-cell>
          <table:table-cell office:value-type="float" office:value="356304285" calcext:value-type="float">
            <text:p>356304285</text:p>
          </table:table-cell>
          <table:table-cell table:number-columns-repeated="3"/>
        </table:table-row>
        <table:table-row table:style-name="ro1">
          <table:table-cell office:value-type="float" office:value="268608121" calcext:value-type="float">
            <text:p>268608121</text:p>
          </table:table-cell>
          <table:table-cell office:value-type="float" office:value="88063034" calcext:value-type="float">
            <text:p>88063034</text:p>
          </table:table-cell>
          <table:table-cell office:value-type="float" office:value="356671155" calcext:value-type="float">
            <text:p>356671155</text:p>
          </table:table-cell>
          <table:table-cell table:number-columns-repeated="3"/>
        </table:table-row>
        <table:table-row table:style-name="ro1">
          <table:table-cell office:value-type="float" office:value="268411561" calcext:value-type="float">
            <text:p>268411561</text:p>
          </table:table-cell>
          <table:table-cell office:value-type="float" office:value="88344175" calcext:value-type="float">
            <text:p>88344175</text:p>
          </table:table-cell>
          <table:table-cell office:value-type="float" office:value="356755736" calcext:value-type="float">
            <text:p>356755736</text:p>
          </table:table-cell>
          <table:table-cell table:number-columns-repeated="3"/>
        </table:table-row>
        <table:table-row table:style-name="ro1">
          <table:table-cell office:value-type="float" office:value="268798983" calcext:value-type="float">
            <text:p>268798983</text:p>
          </table:table-cell>
          <table:table-cell office:value-type="float" office:value="87990990" calcext:value-type="float">
            <text:p>87990990</text:p>
          </table:table-cell>
          <table:table-cell office:value-type="float" office:value="356789973" calcext:value-type="float">
            <text:p>356789973</text:p>
          </table:table-cell>
          <table:table-cell table:number-columns-repeated="3"/>
        </table:table-row>
        <table:table-row table:style-name="ro1">
          <table:table-cell office:value-type="float" office:value="269407134" calcext:value-type="float">
            <text:p>269407134</text:p>
          </table:table-cell>
          <table:table-cell office:value-type="float" office:value="88717958" calcext:value-type="float">
            <text:p>88717958</text:p>
          </table:table-cell>
          <table:table-cell office:value-type="float" office:value="358125092" calcext:value-type="float">
            <text:p>358125092</text:p>
          </table:table-cell>
          <table:table-cell table:number-columns-repeated="3"/>
        </table:table-row>
        <table:table-row table:style-name="ro1">
          <table:table-cell office:value-type="float" office:value="269129747" calcext:value-type="float">
            <text:p>269129747</text:p>
          </table:table-cell>
          <table:table-cell office:value-type="float" office:value="87752832" calcext:value-type="float">
            <text:p>87752832</text:p>
          </table:table-cell>
          <table:table-cell office:value-type="float" office:value="356882579" calcext:value-type="float">
            <text:p>356882579</text:p>
          </table:table-cell>
          <table:table-cell table:number-columns-repeated="3"/>
        </table:table-row>
        <table:table-row table:style-name="ro1">
          <table:table-cell office:value-type="float" office:value="269237686" calcext:value-type="float">
            <text:p>269237686</text:p>
          </table:table-cell>
          <table:table-cell office:value-type="float" office:value="88409821" calcext:value-type="float">
            <text:p>88409821</text:p>
          </table:table-cell>
          <table:table-cell office:value-type="float" office:value="357647507" calcext:value-type="float">
            <text:p>357647507</text:p>
          </table:table-cell>
          <table:table-cell table:number-columns-repeated="3"/>
        </table:table-row>
        <table:table-row table:style-name="ro1">
          <table:table-cell office:value-type="float" office:value="269960335" calcext:value-type="float">
            <text:p>269960335</text:p>
          </table:table-cell>
          <table:table-cell office:value-type="float" office:value="88405766" calcext:value-type="float">
            <text:p>88405766</text:p>
          </table:table-cell>
          <table:table-cell office:value-type="float" office:value="358366101" calcext:value-type="float">
            <text:p>358366101</text:p>
          </table:table-cell>
          <table:table-cell table:number-columns-repeated="3"/>
        </table:table-row>
        <table:table-row table:style-name="ro1">
          <table:table-cell office:value-type="float" office:value="268229341" calcext:value-type="float">
            <text:p>268229341</text:p>
          </table:table-cell>
          <table:table-cell office:value-type="float" office:value="88906484" calcext:value-type="float">
            <text:p>88906484</text:p>
          </table:table-cell>
          <table:table-cell office:value-type="float" office:value="357135825" calcext:value-type="float">
            <text:p>357135825</text:p>
          </table:table-cell>
          <table:table-cell table:number-columns-repeated="3"/>
        </table:table-row>
        <table:table-row table:style-name="ro1">
          <table:table-cell office:value-type="float" office:value="268288632" calcext:value-type="float">
            <text:p>268288632</text:p>
          </table:table-cell>
          <table:table-cell office:value-type="float" office:value="88474007" calcext:value-type="float">
            <text:p>88474007</text:p>
          </table:table-cell>
          <table:table-cell office:value-type="float" office:value="356762639" calcext:value-type="float">
            <text:p>356762639</text:p>
          </table:table-cell>
          <table:table-cell table:number-columns-repeated="3"/>
        </table:table-row>
        <table:table-row table:style-name="ro1">
          <table:table-cell office:value-type="float" office:value="269555822" calcext:value-type="float">
            <text:p>269555822</text:p>
          </table:table-cell>
          <table:table-cell office:value-type="float" office:value="88116860" calcext:value-type="float">
            <text:p>88116860</text:p>
          </table:table-cell>
          <table:table-cell office:value-type="float" office:value="357672682" calcext:value-type="float">
            <text:p>357672682</text:p>
          </table:table-cell>
          <table:table-cell table:number-columns-repeated="3"/>
        </table:table-row>
        <table:table-row table:style-name="ro1">
          <table:table-cell office:value-type="float" office:value="268601291" calcext:value-type="float">
            <text:p>268601291</text:p>
          </table:table-cell>
          <table:table-cell office:value-type="float" office:value="88673717" calcext:value-type="float">
            <text:p>88673717</text:p>
          </table:table-cell>
          <table:table-cell office:value-type="float" office:value="357275008" calcext:value-type="float">
            <text:p>357275008</text:p>
          </table:table-cell>
          <table:table-cell table:number-columns-repeated="3"/>
        </table:table-row>
        <table:table-row table:style-name="ro1">
          <table:table-cell office:value-type="float" office:value="267410040" calcext:value-type="float">
            <text:p>267410040</text:p>
          </table:table-cell>
          <table:table-cell office:value-type="float" office:value="88063320" calcext:value-type="float">
            <text:p>88063320</text:p>
          </table:table-cell>
          <table:table-cell office:value-type="float" office:value="355473360" calcext:value-type="float">
            <text:p>355473360</text:p>
          </table:table-cell>
          <table:table-cell table:number-columns-repeated="3"/>
        </table:table-row>
        <table:table-row table:style-name="ro1">
          <table:table-cell office:value-type="float" office:value="267538212" calcext:value-type="float">
            <text:p>267538212</text:p>
          </table:table-cell>
          <table:table-cell office:value-type="float" office:value="88483811" calcext:value-type="float">
            <text:p>88483811</text:p>
          </table:table-cell>
          <table:table-cell office:value-type="float" office:value="356022023" calcext:value-type="float">
            <text:p>356022023</text:p>
          </table:table-cell>
          <table:table-cell table:number-columns-repeated="3"/>
        </table:table-row>
        <table:table-row table:style-name="ro1">
          <table:table-cell office:value-type="float" office:value="268522500" calcext:value-type="float">
            <text:p>268522500</text:p>
          </table:table-cell>
          <table:table-cell office:value-type="float" office:value="88430732" calcext:value-type="float">
            <text:p>88430732</text:p>
          </table:table-cell>
          <table:table-cell office:value-type="float" office:value="356953232" calcext:value-type="float">
            <text:p>356953232</text:p>
          </table:table-cell>
          <table:table-cell table:number-columns-repeated="3"/>
        </table:table-row>
        <table:table-row table:style-name="ro1">
          <table:table-cell office:value-type="float" office:value="268741841" calcext:value-type="float">
            <text:p>268741841</text:p>
          </table:table-cell>
          <table:table-cell office:value-type="float" office:value="88487906" calcext:value-type="float">
            <text:p>88487906</text:p>
          </table:table-cell>
          <table:table-cell office:value-type="float" office:value="357229747" calcext:value-type="float">
            <text:p>357229747</text:p>
          </table:table-cell>
          <table:table-cell table:number-columns-repeated="3"/>
        </table:table-row>
        <table:table-row table:style-name="ro1">
          <table:table-cell office:value-type="float" office:value="268359370" calcext:value-type="float">
            <text:p>268359370</text:p>
          </table:table-cell>
          <table:table-cell office:value-type="float" office:value="88567082" calcext:value-type="float">
            <text:p>88567082</text:p>
          </table:table-cell>
          <table:table-cell office:value-type="float" office:value="356926452" calcext:value-type="float">
            <text:p>356926452</text:p>
          </table:table-cell>
          <table:table-cell table:number-columns-repeated="3"/>
        </table:table-row>
        <table:table-row table:style-name="ro1">
          <table:table-cell office:value-type="float" office:value="269484982" calcext:value-type="float">
            <text:p>269484982</text:p>
          </table:table-cell>
          <table:table-cell office:value-type="float" office:value="88078065" calcext:value-type="float">
            <text:p>88078065</text:p>
          </table:table-cell>
          <table:table-cell office:value-type="float" office:value="357563047" calcext:value-type="float">
            <text:p>357563047</text:p>
          </table:table-cell>
          <table:table-cell table:number-columns-repeated="3"/>
        </table:table-row>
        <table:table-row table:style-name="ro1">
          <table:table-cell office:value-type="float" office:value="268718869" calcext:value-type="float">
            <text:p>268718869</text:p>
          </table:table-cell>
          <table:table-cell office:value-type="float" office:value="87790884" calcext:value-type="float">
            <text:p>87790884</text:p>
          </table:table-cell>
          <table:table-cell office:value-type="float" office:value="356509753" calcext:value-type="float">
            <text:p>356509753</text:p>
          </table:table-cell>
          <table:table-cell table:number-columns-repeated="3"/>
        </table:table-row>
        <table:table-row table:style-name="ro1">
          <table:table-cell office:value-type="float" office:value="268305382" calcext:value-type="float">
            <text:p>268305382</text:p>
          </table:table-cell>
          <table:table-cell office:value-type="float" office:value="87706694" calcext:value-type="float">
            <text:p>87706694</text:p>
          </table:table-cell>
          <table:table-cell office:value-type="float" office:value="356012076" calcext:value-type="float">
            <text:p>356012076</text:p>
          </table:table-cell>
          <table:table-cell table:number-columns-repeated="3"/>
        </table:table-row>
        <table:table-row table:style-name="ro1">
          <table:table-cell office:value-type="float" office:value="270985694" calcext:value-type="float">
            <text:p>270985694</text:p>
          </table:table-cell>
          <table:table-cell office:value-type="float" office:value="88192832" calcext:value-type="float">
            <text:p>88192832</text:p>
          </table:table-cell>
          <table:table-cell office:value-type="float" office:value="359178526" calcext:value-type="float">
            <text:p>359178526</text:p>
          </table:table-cell>
          <table:table-cell table:number-columns-repeated="3"/>
        </table:table-row>
        <table:table-row table:style-name="ro1">
          <table:table-cell office:value-type="float" office:value="269183011" calcext:value-type="float">
            <text:p>269183011</text:p>
          </table:table-cell>
          <table:table-cell office:value-type="float" office:value="88497177" calcext:value-type="float">
            <text:p>88497177</text:p>
          </table:table-cell>
          <table:table-cell office:value-type="float" office:value="357680188" calcext:value-type="float">
            <text:p>357680188</text:p>
          </table:table-cell>
          <table:table-cell table:number-columns-repeated="3"/>
        </table:table-row>
      </table:table>
      <table:table table:name="Mod2" table:style-name="ta1"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Hash operations</text:p>
          </table:table-cell>
          <table:table-cell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float" office:value="261134416" calcext:value-type="float">
            <text:p>261134416</text:p>
          </table:table-cell>
          <table:table-cell office:value-type="float" office:value="87258371" calcext:value-type="float">
            <text:p>87258371</text:p>
          </table:table-cell>
          <table:table-cell office:value-type="float" office:value="348392787" calcext:value-type="float">
            <text:p>348392787</text:p>
          </table:table-cell>
          <table:table-cell table:style-name="ce5" table:formula="of:=AVERAGE([.B:.B])" office:value-type="float" office:value="84072205.4" calcext:value-type="float">
            <text:p>8.407E+07</text:p>
          </table:table-cell>
          <table:table-cell table:style-name="ce5" table:formula="of:=STDEV([.B:.B])" office:value-type="float" office:value="2367876.14934205" calcext:value-type="float">
            <text:p>2.368E+06</text:p>
          </table:table-cell>
          <table:table-cell table:style-name="ce6" table:formula="of:=[.E2]/[.D2]*100" office:value-type="float" office:value="2.81647916582672" calcext:value-type="float">
            <text:p>2.82</text:p>
          </table:table-cell>
        </table:table-row>
        <table:table-row table:style-name="ro1">
          <table:table-cell office:value-type="float" office:value="265806432" calcext:value-type="float">
            <text:p>265806432</text:p>
          </table:table-cell>
          <table:table-cell office:value-type="float" office:value="87511469" calcext:value-type="float">
            <text:p>87511469</text:p>
          </table:table-cell>
          <table:table-cell office:value-type="float" office:value="353317901" calcext:value-type="float">
            <text:p>353317901</text:p>
          </table:table-cell>
          <table:table-cell table:number-columns-repeated="3"/>
        </table:table-row>
        <table:table-row table:style-name="ro1">
          <table:table-cell office:value-type="float" office:value="264700392" calcext:value-type="float">
            <text:p>264700392</text:p>
          </table:table-cell>
          <table:table-cell office:value-type="float" office:value="87598130" calcext:value-type="float">
            <text:p>87598130</text:p>
          </table:table-cell>
          <table:table-cell office:value-type="float" office:value="352298522" calcext:value-type="float">
            <text:p>352298522</text:p>
          </table:table-cell>
          <table:table-cell table:number-columns-repeated="3"/>
        </table:table-row>
        <table:table-row table:style-name="ro1">
          <table:table-cell office:value-type="float" office:value="268619548" calcext:value-type="float">
            <text:p>268619548</text:p>
          </table:table-cell>
          <table:table-cell office:value-type="float" office:value="87065258" calcext:value-type="float">
            <text:p>87065258</text:p>
          </table:table-cell>
          <table:table-cell office:value-type="float" office:value="355684806" calcext:value-type="float">
            <text:p>355684806</text:p>
          </table:table-cell>
          <table:table-cell table:number-columns-repeated="3"/>
        </table:table-row>
        <table:table-row table:style-name="ro1">
          <table:table-cell office:value-type="float" office:value="264125212" calcext:value-type="float">
            <text:p>264125212</text:p>
          </table:table-cell>
          <table:table-cell office:value-type="float" office:value="87817017" calcext:value-type="float">
            <text:p>87817017</text:p>
          </table:table-cell>
          <table:table-cell office:value-type="float" office:value="351942229" calcext:value-type="float">
            <text:p>351942229</text:p>
          </table:table-cell>
          <table:table-cell table:number-columns-repeated="3"/>
        </table:table-row>
        <table:table-row table:style-name="ro1">
          <table:table-cell office:value-type="float" office:value="264225524" calcext:value-type="float">
            <text:p>264225524</text:p>
          </table:table-cell>
          <table:table-cell office:value-type="float" office:value="87524504" calcext:value-type="float">
            <text:p>87524504</text:p>
          </table:table-cell>
          <table:table-cell office:value-type="float" office:value="351750028" calcext:value-type="float">
            <text:p>351750028</text:p>
          </table:table-cell>
          <table:table-cell table:number-columns-repeated="3"/>
        </table:table-row>
        <table:table-row table:style-name="ro1">
          <table:table-cell office:value-type="float" office:value="264444922" calcext:value-type="float">
            <text:p>264444922</text:p>
          </table:table-cell>
          <table:table-cell office:value-type="float" office:value="86984287" calcext:value-type="float">
            <text:p>86984287</text:p>
          </table:table-cell>
          <table:table-cell office:value-type="float" office:value="351429209" calcext:value-type="float">
            <text:p>351429209</text:p>
          </table:table-cell>
          <table:table-cell table:number-columns-repeated="3"/>
        </table:table-row>
        <table:table-row table:style-name="ro1">
          <table:table-cell office:value-type="float" office:value="264410185" calcext:value-type="float">
            <text:p>264410185</text:p>
          </table:table-cell>
          <table:table-cell office:value-type="float" office:value="87350039" calcext:value-type="float">
            <text:p>87350039</text:p>
          </table:table-cell>
          <table:table-cell office:value-type="float" office:value="351760224" calcext:value-type="float">
            <text:p>351760224</text:p>
          </table:table-cell>
          <table:table-cell table:number-columns-repeated="3"/>
        </table:table-row>
        <table:table-row table:style-name="ro1">
          <table:table-cell office:value-type="float" office:value="264415467" calcext:value-type="float">
            <text:p>264415467</text:p>
          </table:table-cell>
          <table:table-cell office:value-type="float" office:value="87218438" calcext:value-type="float">
            <text:p>87218438</text:p>
          </table:table-cell>
          <table:table-cell office:value-type="float" office:value="351633905" calcext:value-type="float">
            <text:p>351633905</text:p>
          </table:table-cell>
          <table:table-cell table:number-columns-repeated="3"/>
        </table:table-row>
        <table:table-row table:style-name="ro1">
          <table:table-cell office:value-type="float" office:value="264240761" calcext:value-type="float">
            <text:p>264240761</text:p>
          </table:table-cell>
          <table:table-cell office:value-type="float" office:value="87608442" calcext:value-type="float">
            <text:p>87608442</text:p>
          </table:table-cell>
          <table:table-cell office:value-type="float" office:value="351849203" calcext:value-type="float">
            <text:p>351849203</text:p>
          </table:table-cell>
          <table:table-cell table:number-columns-repeated="3"/>
        </table:table-row>
        <table:table-row table:style-name="ro1">
          <table:table-cell office:value-type="float" office:value="264006182" calcext:value-type="float">
            <text:p>264006182</text:p>
          </table:table-cell>
          <table:table-cell office:value-type="float" office:value="87768803" calcext:value-type="float">
            <text:p>87768803</text:p>
          </table:table-cell>
          <table:table-cell office:value-type="float" office:value="351774985" calcext:value-type="float">
            <text:p>351774985</text:p>
          </table:table-cell>
          <table:table-cell table:number-columns-repeated="3"/>
        </table:table-row>
        <table:table-row table:style-name="ro1">
          <table:table-cell office:value-type="float" office:value="264668331" calcext:value-type="float">
            <text:p>264668331</text:p>
          </table:table-cell>
          <table:table-cell office:value-type="float" office:value="86968175" calcext:value-type="float">
            <text:p>86968175</text:p>
          </table:table-cell>
          <table:table-cell office:value-type="float" office:value="351636506" calcext:value-type="float">
            <text:p>351636506</text:p>
          </table:table-cell>
          <table:table-cell table:number-columns-repeated="3"/>
        </table:table-row>
        <table:table-row table:style-name="ro1">
          <table:table-cell office:value-type="float" office:value="264747768" calcext:value-type="float">
            <text:p>264747768</text:p>
          </table:table-cell>
          <table:table-cell office:value-type="float" office:value="87822929" calcext:value-type="float">
            <text:p>87822929</text:p>
          </table:table-cell>
          <table:table-cell office:value-type="float" office:value="352570697" calcext:value-type="float">
            <text:p>352570697</text:p>
          </table:table-cell>
          <table:table-cell table:number-columns-repeated="3"/>
        </table:table-row>
        <table:table-row table:style-name="ro1">
          <table:table-cell office:value-type="float" office:value="264040529" calcext:value-type="float">
            <text:p>264040529</text:p>
          </table:table-cell>
          <table:table-cell office:value-type="float" office:value="87914934" calcext:value-type="float">
            <text:p>87914934</text:p>
          </table:table-cell>
          <table:table-cell office:value-type="float" office:value="351955463" calcext:value-type="float">
            <text:p>351955463</text:p>
          </table:table-cell>
          <table:table-cell table:number-columns-repeated="3"/>
        </table:table-row>
        <table:table-row table:style-name="ro1">
          <table:table-cell office:value-type="float" office:value="263823809" calcext:value-type="float">
            <text:p>263823809</text:p>
          </table:table-cell>
          <table:table-cell office:value-type="float" office:value="86989991" calcext:value-type="float">
            <text:p>86989991</text:p>
          </table:table-cell>
          <table:table-cell office:value-type="float" office:value="350813800" calcext:value-type="float">
            <text:p>350813800</text:p>
          </table:table-cell>
          <table:table-cell table:number-columns-repeated="3"/>
        </table:table-row>
        <table:table-row table:style-name="ro1">
          <table:table-cell office:value-type="float" office:value="264237626" calcext:value-type="float">
            <text:p>264237626</text:p>
          </table:table-cell>
          <table:table-cell office:value-type="float" office:value="87180820" calcext:value-type="float">
            <text:p>87180820</text:p>
          </table:table-cell>
          <table:table-cell office:value-type="float" office:value="351418446" calcext:value-type="float">
            <text:p>351418446</text:p>
          </table:table-cell>
          <table:table-cell table:number-columns-repeated="3"/>
        </table:table-row>
        <table:table-row table:style-name="ro1">
          <table:table-cell office:value-type="float" office:value="264244544" calcext:value-type="float">
            <text:p>264244544</text:p>
          </table:table-cell>
          <table:table-cell office:value-type="float" office:value="87147621" calcext:value-type="float">
            <text:p>87147621</text:p>
          </table:table-cell>
          <table:table-cell office:value-type="float" office:value="351392165" calcext:value-type="float">
            <text:p>351392165</text:p>
          </table:table-cell>
          <table:table-cell table:number-columns-repeated="3"/>
        </table:table-row>
        <table:table-row table:style-name="ro1">
          <table:table-cell office:value-type="float" office:value="264171153" calcext:value-type="float">
            <text:p>264171153</text:p>
          </table:table-cell>
          <table:table-cell office:value-type="float" office:value="87312911" calcext:value-type="float">
            <text:p>87312911</text:p>
          </table:table-cell>
          <table:table-cell office:value-type="float" office:value="351484064" calcext:value-type="float">
            <text:p>351484064</text:p>
          </table:table-cell>
          <table:table-cell table:number-columns-repeated="3"/>
        </table:table-row>
        <table:table-row table:style-name="ro1">
          <table:table-cell office:value-type="float" office:value="265296128" calcext:value-type="float">
            <text:p>265296128</text:p>
          </table:table-cell>
          <table:table-cell office:value-type="float" office:value="86997848" calcext:value-type="float">
            <text:p>86997848</text:p>
          </table:table-cell>
          <table:table-cell office:value-type="float" office:value="352293976" calcext:value-type="float">
            <text:p>352293976</text:p>
          </table:table-cell>
          <table:table-cell table:number-columns-repeated="3"/>
        </table:table-row>
        <table:table-row table:style-name="ro1">
          <table:table-cell office:value-type="float" office:value="263621964" calcext:value-type="float">
            <text:p>263621964</text:p>
          </table:table-cell>
          <table:table-cell office:value-type="float" office:value="88085682" calcext:value-type="float">
            <text:p>88085682</text:p>
          </table:table-cell>
          <table:table-cell office:value-type="float" office:value="351707646" calcext:value-type="float">
            <text:p>351707646</text:p>
          </table:table-cell>
          <table:table-cell table:number-columns-repeated="3"/>
        </table:table-row>
        <table:table-row table:style-name="ro1">
          <table:table-cell office:value-type="float" office:value="263433464" calcext:value-type="float">
            <text:p>263433464</text:p>
          </table:table-cell>
          <table:table-cell office:value-type="float" office:value="87466471" calcext:value-type="float">
            <text:p>87466471</text:p>
          </table:table-cell>
          <table:table-cell office:value-type="float" office:value="350899935" calcext:value-type="float">
            <text:p>350899935</text:p>
          </table:table-cell>
          <table:table-cell table:number-columns-repeated="3"/>
        </table:table-row>
        <table:table-row table:style-name="ro1">
          <table:table-cell office:value-type="float" office:value="264652189" calcext:value-type="float">
            <text:p>264652189</text:p>
          </table:table-cell>
          <table:table-cell office:value-type="float" office:value="87501643" calcext:value-type="float">
            <text:p>87501643</text:p>
          </table:table-cell>
          <table:table-cell office:value-type="float" office:value="352153832" calcext:value-type="float">
            <text:p>352153832</text:p>
          </table:table-cell>
          <table:table-cell table:number-columns-repeated="3"/>
        </table:table-row>
        <table:table-row table:style-name="ro1">
          <table:table-cell office:value-type="float" office:value="263937081" calcext:value-type="float">
            <text:p>263937081</text:p>
          </table:table-cell>
          <table:table-cell office:value-type="float" office:value="87225538" calcext:value-type="float">
            <text:p>87225538</text:p>
          </table:table-cell>
          <table:table-cell office:value-type="float" office:value="351162619" calcext:value-type="float">
            <text:p>351162619</text:p>
          </table:table-cell>
          <table:table-cell table:number-columns-repeated="3"/>
        </table:table-row>
        <table:table-row table:style-name="ro1">
          <table:table-cell office:value-type="float" office:value="263496803" calcext:value-type="float">
            <text:p>263496803</text:p>
          </table:table-cell>
          <table:table-cell office:value-type="float" office:value="87746075" calcext:value-type="float">
            <text:p>87746075</text:p>
          </table:table-cell>
          <table:table-cell office:value-type="float" office:value="351242878" calcext:value-type="float">
            <text:p>351242878</text:p>
          </table:table-cell>
          <table:table-cell table:number-columns-repeated="3"/>
        </table:table-row>
        <table:table-row table:style-name="ro1">
          <table:table-cell office:value-type="float" office:value="264049656" calcext:value-type="float">
            <text:p>264049656</text:p>
          </table:table-cell>
          <table:table-cell office:value-type="float" office:value="87270360" calcext:value-type="float">
            <text:p>87270360</text:p>
          </table:table-cell>
          <table:table-cell office:value-type="float" office:value="351320016" calcext:value-type="float">
            <text:p>351320016</text:p>
          </table:table-cell>
          <table:table-cell table:number-columns-repeated="3"/>
        </table:table-row>
        <table:table-row table:style-name="ro1">
          <table:table-cell office:value-type="float" office:value="264612576" calcext:value-type="float">
            <text:p>264612576</text:p>
          </table:table-cell>
          <table:table-cell office:value-type="float" office:value="87554668" calcext:value-type="float">
            <text:p>87554668</text:p>
          </table:table-cell>
          <table:table-cell office:value-type="float" office:value="352167244" calcext:value-type="float">
            <text:p>352167244</text:p>
          </table:table-cell>
          <table:table-cell table:number-columns-repeated="3"/>
        </table:table-row>
        <table:table-row table:style-name="ro1">
          <table:table-cell office:value-type="float" office:value="264427095" calcext:value-type="float">
            <text:p>264427095</text:p>
          </table:table-cell>
          <table:table-cell office:value-type="float" office:value="87937585" calcext:value-type="float">
            <text:p>87937585</text:p>
          </table:table-cell>
          <table:table-cell office:value-type="float" office:value="352364680" calcext:value-type="float">
            <text:p>352364680</text:p>
          </table:table-cell>
          <table:table-cell table:number-columns-repeated="3"/>
        </table:table-row>
        <table:table-row table:style-name="ro1">
          <table:table-cell office:value-type="float" office:value="264549931" calcext:value-type="float">
            <text:p>264549931</text:p>
          </table:table-cell>
          <table:table-cell office:value-type="float" office:value="87393580" calcext:value-type="float">
            <text:p>87393580</text:p>
          </table:table-cell>
          <table:table-cell office:value-type="float" office:value="351943511" calcext:value-type="float">
            <text:p>351943511</text:p>
          </table:table-cell>
          <table:table-cell table:number-columns-repeated="3"/>
        </table:table-row>
        <table:table-row table:style-name="ro1">
          <table:table-cell office:value-type="float" office:value="265037998" calcext:value-type="float">
            <text:p>265037998</text:p>
          </table:table-cell>
          <table:table-cell office:value-type="float" office:value="87461959" calcext:value-type="float">
            <text:p>87461959</text:p>
          </table:table-cell>
          <table:table-cell office:value-type="float" office:value="352499957" calcext:value-type="float">
            <text:p>352499957</text:p>
          </table:table-cell>
          <table:table-cell table:number-columns-repeated="3"/>
        </table:table-row>
        <table:table-row table:style-name="ro1">
          <table:table-cell office:value-type="float" office:value="264218671" calcext:value-type="float">
            <text:p>264218671</text:p>
          </table:table-cell>
          <table:table-cell office:value-type="float" office:value="87320238" calcext:value-type="float">
            <text:p>87320238</text:p>
          </table:table-cell>
          <table:table-cell office:value-type="float" office:value="351538909" calcext:value-type="float">
            <text:p>351538909</text:p>
          </table:table-cell>
          <table:table-cell table:number-columns-repeated="3"/>
        </table:table-row>
        <table:table-row table:style-name="ro1">
          <table:table-cell office:value-type="float" office:value="263033367" calcext:value-type="float">
            <text:p>263033367</text:p>
          </table:table-cell>
          <table:table-cell office:value-type="float" office:value="87435399" calcext:value-type="float">
            <text:p>87435399</text:p>
          </table:table-cell>
          <table:table-cell office:value-type="float" office:value="350468766" calcext:value-type="float">
            <text:p>350468766</text:p>
          </table:table-cell>
          <table:table-cell table:number-columns-repeated="3"/>
        </table:table-row>
        <table:table-row table:style-name="ro1">
          <table:table-cell office:value-type="float" office:value="265707619" calcext:value-type="float">
            <text:p>265707619</text:p>
          </table:table-cell>
          <table:table-cell office:value-type="float" office:value="82292823" calcext:value-type="float">
            <text:p>82292823</text:p>
          </table:table-cell>
          <table:table-cell office:value-type="float" office:value="348000442" calcext:value-type="float">
            <text:p>348000442</text:p>
          </table:table-cell>
          <table:table-cell table:number-columns-repeated="3"/>
        </table:table-row>
        <table:table-row table:style-name="ro1">
          <table:table-cell office:value-type="float" office:value="258202612" calcext:value-type="float">
            <text:p>258202612</text:p>
          </table:table-cell>
          <table:table-cell office:value-type="float" office:value="83578391" calcext:value-type="float">
            <text:p>83578391</text:p>
          </table:table-cell>
          <table:table-cell office:value-type="float" office:value="341781003" calcext:value-type="float">
            <text:p>341781003</text:p>
          </table:table-cell>
          <table:table-cell table:number-columns-repeated="3"/>
        </table:table-row>
        <table:table-row table:style-name="ro1">
          <table:table-cell office:value-type="float" office:value="281126123" calcext:value-type="float">
            <text:p>281126123</text:p>
          </table:table-cell>
          <table:table-cell office:value-type="float" office:value="88548003" calcext:value-type="float">
            <text:p>88548003</text:p>
          </table:table-cell>
          <table:table-cell office:value-type="float" office:value="369674126" calcext:value-type="float">
            <text:p>369674126</text:p>
          </table:table-cell>
          <table:table-cell table:number-columns-repeated="3"/>
        </table:table-row>
        <table:table-row table:style-name="ro1">
          <table:table-cell office:value-type="float" office:value="261327613" calcext:value-type="float">
            <text:p>261327613</text:p>
          </table:table-cell>
          <table:table-cell office:value-type="float" office:value="82705624" calcext:value-type="float">
            <text:p>82705624</text:p>
          </table:table-cell>
          <table:table-cell office:value-type="float" office:value="344033237" calcext:value-type="float">
            <text:p>344033237</text:p>
          </table:table-cell>
          <table:table-cell table:number-columns-repeated="3"/>
        </table:table-row>
        <table:table-row table:style-name="ro1">
          <table:table-cell office:value-type="float" office:value="258946924" calcext:value-type="float">
            <text:p>258946924</text:p>
          </table:table-cell>
          <table:table-cell office:value-type="float" office:value="82444147" calcext:value-type="float">
            <text:p>82444147</text:p>
          </table:table-cell>
          <table:table-cell office:value-type="float" office:value="341391071" calcext:value-type="float">
            <text:p>341391071</text:p>
          </table:table-cell>
          <table:table-cell table:number-columns-repeated="3"/>
        </table:table-row>
        <table:table-row table:style-name="ro1">
          <table:table-cell office:value-type="float" office:value="256350979" calcext:value-type="float">
            <text:p>256350979</text:p>
          </table:table-cell>
          <table:table-cell office:value-type="float" office:value="82769667" calcext:value-type="float">
            <text:p>82769667</text:p>
          </table:table-cell>
          <table:table-cell office:value-type="float" office:value="339120646" calcext:value-type="float">
            <text:p>339120646</text:p>
          </table:table-cell>
          <table:table-cell table:number-columns-repeated="3"/>
        </table:table-row>
        <table:table-row table:style-name="ro1">
          <table:table-cell office:value-type="float" office:value="257386957" calcext:value-type="float">
            <text:p>257386957</text:p>
          </table:table-cell>
          <table:table-cell office:value-type="float" office:value="82855608" calcext:value-type="float">
            <text:p>82855608</text:p>
          </table:table-cell>
          <table:table-cell office:value-type="float" office:value="340242565" calcext:value-type="float">
            <text:p>340242565</text:p>
          </table:table-cell>
          <table:table-cell table:number-columns-repeated="3"/>
        </table:table-row>
        <table:table-row table:style-name="ro1">
          <table:table-cell office:value-type="float" office:value="256586768" calcext:value-type="float">
            <text:p>256586768</text:p>
          </table:table-cell>
          <table:table-cell office:value-type="float" office:value="82475034" calcext:value-type="float">
            <text:p>82475034</text:p>
          </table:table-cell>
          <table:table-cell office:value-type="float" office:value="339061802" calcext:value-type="float">
            <text:p>339061802</text:p>
          </table:table-cell>
          <table:table-cell table:number-columns-repeated="3"/>
        </table:table-row>
        <table:table-row table:style-name="ro1">
          <table:table-cell office:value-type="float" office:value="256625114" calcext:value-type="float">
            <text:p>256625114</text:p>
          </table:table-cell>
          <table:table-cell office:value-type="float" office:value="82225532" calcext:value-type="float">
            <text:p>82225532</text:p>
          </table:table-cell>
          <table:table-cell office:value-type="float" office:value="338850646" calcext:value-type="float">
            <text:p>338850646</text:p>
          </table:table-cell>
          <table:table-cell table:number-columns-repeated="3"/>
        </table:table-row>
        <table:table-row table:style-name="ro1">
          <table:table-cell office:value-type="float" office:value="256573428" calcext:value-type="float">
            <text:p>256573428</text:p>
          </table:table-cell>
          <table:table-cell office:value-type="float" office:value="82352691" calcext:value-type="float">
            <text:p>82352691</text:p>
          </table:table-cell>
          <table:table-cell office:value-type="float" office:value="338926119" calcext:value-type="float">
            <text:p>338926119</text:p>
          </table:table-cell>
          <table:table-cell table:number-columns-repeated="3"/>
        </table:table-row>
        <table:table-row table:style-name="ro1">
          <table:table-cell office:value-type="float" office:value="256425305" calcext:value-type="float">
            <text:p>256425305</text:p>
          </table:table-cell>
          <table:table-cell office:value-type="float" office:value="82341819" calcext:value-type="float">
            <text:p>82341819</text:p>
          </table:table-cell>
          <table:table-cell office:value-type="float" office:value="338767124" calcext:value-type="float">
            <text:p>338767124</text:p>
          </table:table-cell>
          <table:table-cell table:number-columns-repeated="3"/>
        </table:table-row>
        <table:table-row table:style-name="ro1">
          <table:table-cell office:value-type="float" office:value="256710235" calcext:value-type="float">
            <text:p>256710235</text:p>
          </table:table-cell>
          <table:table-cell office:value-type="float" office:value="82535294" calcext:value-type="float">
            <text:p>82535294</text:p>
          </table:table-cell>
          <table:table-cell office:value-type="float" office:value="339245529" calcext:value-type="float">
            <text:p>339245529</text:p>
          </table:table-cell>
          <table:table-cell table:number-columns-repeated="3"/>
        </table:table-row>
        <table:table-row table:style-name="ro1">
          <table:table-cell office:value-type="float" office:value="256850595" calcext:value-type="float">
            <text:p>256850595</text:p>
          </table:table-cell>
          <table:table-cell office:value-type="float" office:value="82453010" calcext:value-type="float">
            <text:p>82453010</text:p>
          </table:table-cell>
          <table:table-cell office:value-type="float" office:value="339303605" calcext:value-type="float">
            <text:p>339303605</text:p>
          </table:table-cell>
          <table:table-cell table:number-columns-repeated="3"/>
        </table:table-row>
        <table:table-row table:style-name="ro1">
          <table:table-cell office:value-type="float" office:value="257012912" calcext:value-type="float">
            <text:p>257012912</text:p>
          </table:table-cell>
          <table:table-cell office:value-type="float" office:value="82698103" calcext:value-type="float">
            <text:p>82698103</text:p>
          </table:table-cell>
          <table:table-cell office:value-type="float" office:value="339711015" calcext:value-type="float">
            <text:p>339711015</text:p>
          </table:table-cell>
          <table:table-cell table:number-columns-repeated="3"/>
        </table:table-row>
        <table:table-row table:style-name="ro1">
          <table:table-cell office:value-type="float" office:value="257363887" calcext:value-type="float">
            <text:p>257363887</text:p>
          </table:table-cell>
          <table:table-cell office:value-type="float" office:value="82601038" calcext:value-type="float">
            <text:p>82601038</text:p>
          </table:table-cell>
          <table:table-cell office:value-type="float" office:value="339964925" calcext:value-type="float">
            <text:p>339964925</text:p>
          </table:table-cell>
          <table:table-cell table:number-columns-repeated="3"/>
        </table:table-row>
        <table:table-row table:style-name="ro1">
          <table:table-cell office:value-type="float" office:value="258054019" calcext:value-type="float">
            <text:p>258054019</text:p>
          </table:table-cell>
          <table:table-cell office:value-type="float" office:value="82150696" calcext:value-type="float">
            <text:p>82150696</text:p>
          </table:table-cell>
          <table:table-cell office:value-type="float" office:value="340204715" calcext:value-type="float">
            <text:p>340204715</text:p>
          </table:table-cell>
          <table:table-cell table:number-columns-repeated="3"/>
        </table:table-row>
        <table:table-row table:style-name="ro1">
          <table:table-cell office:value-type="float" office:value="258353578" calcext:value-type="float">
            <text:p>258353578</text:p>
          </table:table-cell>
          <table:table-cell office:value-type="float" office:value="82287734" calcext:value-type="float">
            <text:p>82287734</text:p>
          </table:table-cell>
          <table:table-cell office:value-type="float" office:value="340641312" calcext:value-type="float">
            <text:p>340641312</text:p>
          </table:table-cell>
          <table:table-cell table:number-columns-repeated="3"/>
        </table:table-row>
        <table:table-row table:style-name="ro1">
          <table:table-cell office:value-type="float" office:value="257650226" calcext:value-type="float">
            <text:p>257650226</text:p>
          </table:table-cell>
          <table:table-cell office:value-type="float" office:value="82502357" calcext:value-type="float">
            <text:p>82502357</text:p>
          </table:table-cell>
          <table:table-cell office:value-type="float" office:value="340152583" calcext:value-type="float">
            <text:p>340152583</text:p>
          </table:table-cell>
          <table:table-cell table:number-columns-repeated="3"/>
        </table:table-row>
        <table:table-row table:style-name="ro1">
          <table:table-cell office:value-type="float" office:value="258673766" calcext:value-type="float">
            <text:p>258673766</text:p>
          </table:table-cell>
          <table:table-cell office:value-type="float" office:value="82521499" calcext:value-type="float">
            <text:p>82521499</text:p>
          </table:table-cell>
          <table:table-cell office:value-type="float" office:value="341195265" calcext:value-type="float">
            <text:p>341195265</text:p>
          </table:table-cell>
          <table:table-cell table:number-columns-repeated="3"/>
        </table:table-row>
        <table:table-row table:style-name="ro1">
          <table:table-cell office:value-type="float" office:value="257703697" calcext:value-type="float">
            <text:p>257703697</text:p>
          </table:table-cell>
          <table:table-cell office:value-type="float" office:value="81920729" calcext:value-type="float">
            <text:p>81920729</text:p>
          </table:table-cell>
          <table:table-cell office:value-type="float" office:value="339624426" calcext:value-type="float">
            <text:p>339624426</text:p>
          </table:table-cell>
          <table:table-cell table:number-columns-repeated="3"/>
        </table:table-row>
        <table:table-row table:style-name="ro1">
          <table:table-cell office:value-type="float" office:value="256972269" calcext:value-type="float">
            <text:p>256972269</text:p>
          </table:table-cell>
          <table:table-cell office:value-type="float" office:value="81823197" calcext:value-type="float">
            <text:p>81823197</text:p>
          </table:table-cell>
          <table:table-cell office:value-type="float" office:value="338795466" calcext:value-type="float">
            <text:p>338795466</text:p>
          </table:table-cell>
          <table:table-cell table:number-columns-repeated="3"/>
        </table:table-row>
        <table:table-row table:style-name="ro1">
          <table:table-cell office:value-type="float" office:value="257106532" calcext:value-type="float">
            <text:p>257106532</text:p>
          </table:table-cell>
          <table:table-cell office:value-type="float" office:value="82118984" calcext:value-type="float">
            <text:p>82118984</text:p>
          </table:table-cell>
          <table:table-cell office:value-type="float" office:value="339225516" calcext:value-type="float">
            <text:p>339225516</text:p>
          </table:table-cell>
          <table:table-cell table:number-columns-repeated="3"/>
        </table:table-row>
        <table:table-row table:style-name="ro1">
          <table:table-cell office:value-type="float" office:value="257893693" calcext:value-type="float">
            <text:p>257893693</text:p>
          </table:table-cell>
          <table:table-cell office:value-type="float" office:value="82641522" calcext:value-type="float">
            <text:p>82641522</text:p>
          </table:table-cell>
          <table:table-cell office:value-type="float" office:value="340535215" calcext:value-type="float">
            <text:p>340535215</text:p>
          </table:table-cell>
          <table:table-cell table:number-columns-repeated="3"/>
        </table:table-row>
        <table:table-row table:style-name="ro1">
          <table:table-cell office:value-type="float" office:value="257585765" calcext:value-type="float">
            <text:p>257585765</text:p>
          </table:table-cell>
          <table:table-cell office:value-type="float" office:value="82390547" calcext:value-type="float">
            <text:p>82390547</text:p>
          </table:table-cell>
          <table:table-cell office:value-type="float" office:value="339976312" calcext:value-type="float">
            <text:p>339976312</text:p>
          </table:table-cell>
          <table:table-cell table:number-columns-repeated="3"/>
        </table:table-row>
        <table:table-row table:style-name="ro1">
          <table:table-cell office:value-type="float" office:value="257251509" calcext:value-type="float">
            <text:p>257251509</text:p>
          </table:table-cell>
          <table:table-cell office:value-type="float" office:value="82262489" calcext:value-type="float">
            <text:p>82262489</text:p>
          </table:table-cell>
          <table:table-cell office:value-type="float" office:value="339513998" calcext:value-type="float">
            <text:p>339513998</text:p>
          </table:table-cell>
          <table:table-cell table:number-columns-repeated="3"/>
        </table:table-row>
        <table:table-row table:style-name="ro1">
          <table:table-cell office:value-type="float" office:value="257460533" calcext:value-type="float">
            <text:p>257460533</text:p>
          </table:table-cell>
          <table:table-cell office:value-type="float" office:value="83007684" calcext:value-type="float">
            <text:p>83007684</text:p>
          </table:table-cell>
          <table:table-cell office:value-type="float" office:value="340468217" calcext:value-type="float">
            <text:p>340468217</text:p>
          </table:table-cell>
          <table:table-cell table:number-columns-repeated="3"/>
        </table:table-row>
        <table:table-row table:style-name="ro1">
          <table:table-cell office:value-type="float" office:value="257500882" calcext:value-type="float">
            <text:p>257500882</text:p>
          </table:table-cell>
          <table:table-cell office:value-type="float" office:value="82137549" calcext:value-type="float">
            <text:p>82137549</text:p>
          </table:table-cell>
          <table:table-cell office:value-type="float" office:value="339638431" calcext:value-type="float">
            <text:p>339638431</text:p>
          </table:table-cell>
          <table:table-cell table:number-columns-repeated="3"/>
        </table:table-row>
        <table:table-row table:style-name="ro1">
          <table:table-cell office:value-type="float" office:value="257412858" calcext:value-type="float">
            <text:p>257412858</text:p>
          </table:table-cell>
          <table:table-cell office:value-type="float" office:value="82524626" calcext:value-type="float">
            <text:p>82524626</text:p>
          </table:table-cell>
          <table:table-cell office:value-type="float" office:value="339937484" calcext:value-type="float">
            <text:p>339937484</text:p>
          </table:table-cell>
          <table:table-cell table:number-columns-repeated="3"/>
        </table:table-row>
        <table:table-row table:style-name="ro1">
          <table:table-cell office:value-type="float" office:value="257486747" calcext:value-type="float">
            <text:p>257486747</text:p>
          </table:table-cell>
          <table:table-cell office:value-type="float" office:value="82688180" calcext:value-type="float">
            <text:p>82688180</text:p>
          </table:table-cell>
          <table:table-cell office:value-type="float" office:value="340174927" calcext:value-type="float">
            <text:p>340174927</text:p>
          </table:table-cell>
          <table:table-cell table:number-columns-repeated="3"/>
        </table:table-row>
        <table:table-row table:style-name="ro1">
          <table:table-cell office:value-type="float" office:value="256975333" calcext:value-type="float">
            <text:p>256975333</text:p>
          </table:table-cell>
          <table:table-cell office:value-type="float" office:value="82456339" calcext:value-type="float">
            <text:p>82456339</text:p>
          </table:table-cell>
          <table:table-cell office:value-type="float" office:value="339431672" calcext:value-type="float">
            <text:p>339431672</text:p>
          </table:table-cell>
          <table:table-cell table:number-columns-repeated="3"/>
        </table:table-row>
        <table:table-row table:style-name="ro1">
          <table:table-cell office:value-type="float" office:value="257490088" calcext:value-type="float">
            <text:p>257490088</text:p>
          </table:table-cell>
          <table:table-cell office:value-type="float" office:value="82104805" calcext:value-type="float">
            <text:p>82104805</text:p>
          </table:table-cell>
          <table:table-cell office:value-type="float" office:value="339594893" calcext:value-type="float">
            <text:p>339594893</text:p>
          </table:table-cell>
          <table:table-cell table:number-columns-repeated="3"/>
        </table:table-row>
        <table:table-row table:style-name="ro1">
          <table:table-cell office:value-type="float" office:value="257408243" calcext:value-type="float">
            <text:p>257408243</text:p>
          </table:table-cell>
          <table:table-cell office:value-type="float" office:value="81905191" calcext:value-type="float">
            <text:p>81905191</text:p>
          </table:table-cell>
          <table:table-cell office:value-type="float" office:value="339313434" calcext:value-type="float">
            <text:p>339313434</text:p>
          </table:table-cell>
          <table:table-cell table:number-columns-repeated="3"/>
        </table:table-row>
        <table:table-row table:style-name="ro1">
          <table:table-cell office:value-type="float" office:value="257235643" calcext:value-type="float">
            <text:p>257235643</text:p>
          </table:table-cell>
          <table:table-cell office:value-type="float" office:value="82385596" calcext:value-type="float">
            <text:p>82385596</text:p>
          </table:table-cell>
          <table:table-cell office:value-type="float" office:value="339621239" calcext:value-type="float">
            <text:p>339621239</text:p>
          </table:table-cell>
          <table:table-cell table:number-columns-repeated="3"/>
        </table:table-row>
        <table:table-row table:style-name="ro1">
          <table:table-cell office:value-type="float" office:value="257143858" calcext:value-type="float">
            <text:p>257143858</text:p>
          </table:table-cell>
          <table:table-cell office:value-type="float" office:value="82053023" calcext:value-type="float">
            <text:p>82053023</text:p>
          </table:table-cell>
          <table:table-cell office:value-type="float" office:value="339196881" calcext:value-type="float">
            <text:p>339196881</text:p>
          </table:table-cell>
          <table:table-cell table:number-columns-repeated="3"/>
        </table:table-row>
        <table:table-row table:style-name="ro1">
          <table:table-cell office:value-type="float" office:value="256734220" calcext:value-type="float">
            <text:p>256734220</text:p>
          </table:table-cell>
          <table:table-cell office:value-type="float" office:value="82149952" calcext:value-type="float">
            <text:p>82149952</text:p>
          </table:table-cell>
          <table:table-cell office:value-type="float" office:value="338884172" calcext:value-type="float">
            <text:p>338884172</text:p>
          </table:table-cell>
          <table:table-cell table:number-columns-repeated="3"/>
        </table:table-row>
        <table:table-row table:style-name="ro1">
          <table:table-cell office:value-type="float" office:value="256981534" calcext:value-type="float">
            <text:p>256981534</text:p>
          </table:table-cell>
          <table:table-cell office:value-type="float" office:value="82348987" calcext:value-type="float">
            <text:p>82348987</text:p>
          </table:table-cell>
          <table:table-cell office:value-type="float" office:value="339330521" calcext:value-type="float">
            <text:p>339330521</text:p>
          </table:table-cell>
          <table:table-cell table:number-columns-repeated="3"/>
        </table:table-row>
        <table:table-row table:style-name="ro1">
          <table:table-cell office:value-type="float" office:value="257865094" calcext:value-type="float">
            <text:p>257865094</text:p>
          </table:table-cell>
          <table:table-cell office:value-type="float" office:value="82788259" calcext:value-type="float">
            <text:p>82788259</text:p>
          </table:table-cell>
          <table:table-cell office:value-type="float" office:value="340653353" calcext:value-type="float">
            <text:p>340653353</text:p>
          </table:table-cell>
          <table:table-cell table:number-columns-repeated="3"/>
        </table:table-row>
        <table:table-row table:style-name="ro1">
          <table:table-cell office:value-type="float" office:value="257673926" calcext:value-type="float">
            <text:p>257673926</text:p>
          </table:table-cell>
          <table:table-cell office:value-type="float" office:value="82208572" calcext:value-type="float">
            <text:p>82208572</text:p>
          </table:table-cell>
          <table:table-cell office:value-type="float" office:value="339882498" calcext:value-type="float">
            <text:p>339882498</text:p>
          </table:table-cell>
          <table:table-cell table:number-columns-repeated="3"/>
        </table:table-row>
        <table:table-row table:style-name="ro1">
          <table:table-cell office:value-type="float" office:value="257536692" calcext:value-type="float">
            <text:p>257536692</text:p>
          </table:table-cell>
          <table:table-cell office:value-type="float" office:value="82367834" calcext:value-type="float">
            <text:p>82367834</text:p>
          </table:table-cell>
          <table:table-cell office:value-type="float" office:value="339904526" calcext:value-type="float">
            <text:p>339904526</text:p>
          </table:table-cell>
          <table:table-cell table:number-columns-repeated="3"/>
        </table:table-row>
        <table:table-row table:style-name="ro1">
          <table:table-cell office:value-type="float" office:value="257593266" calcext:value-type="float">
            <text:p>257593266</text:p>
          </table:table-cell>
          <table:table-cell office:value-type="float" office:value="82290497" calcext:value-type="float">
            <text:p>82290497</text:p>
          </table:table-cell>
          <table:table-cell office:value-type="float" office:value="339883763" calcext:value-type="float">
            <text:p>339883763</text:p>
          </table:table-cell>
          <table:table-cell table:number-columns-repeated="3"/>
        </table:table-row>
        <table:table-row table:style-name="ro1">
          <table:table-cell office:value-type="float" office:value="257495648" calcext:value-type="float">
            <text:p>257495648</text:p>
          </table:table-cell>
          <table:table-cell office:value-type="float" office:value="82322993" calcext:value-type="float">
            <text:p>82322993</text:p>
          </table:table-cell>
          <table:table-cell office:value-type="float" office:value="339818641" calcext:value-type="float">
            <text:p>339818641</text:p>
          </table:table-cell>
          <table:table-cell table:number-columns-repeated="3"/>
        </table:table-row>
        <table:table-row table:style-name="ro1">
          <table:table-cell office:value-type="float" office:value="257381791" calcext:value-type="float">
            <text:p>257381791</text:p>
          </table:table-cell>
          <table:table-cell office:value-type="float" office:value="82675912" calcext:value-type="float">
            <text:p>82675912</text:p>
          </table:table-cell>
          <table:table-cell office:value-type="float" office:value="340057703" calcext:value-type="float">
            <text:p>340057703</text:p>
          </table:table-cell>
          <table:table-cell table:number-columns-repeated="3"/>
        </table:table-row>
        <table:table-row table:style-name="ro1">
          <table:table-cell office:value-type="float" office:value="257213311" calcext:value-type="float">
            <text:p>257213311</text:p>
          </table:table-cell>
          <table:table-cell office:value-type="float" office:value="83295379" calcext:value-type="float">
            <text:p>83295379</text:p>
          </table:table-cell>
          <table:table-cell office:value-type="float" office:value="340508690" calcext:value-type="float">
            <text:p>340508690</text:p>
          </table:table-cell>
          <table:table-cell table:number-columns-repeated="3"/>
        </table:table-row>
        <table:table-row table:style-name="ro1">
          <table:table-cell office:value-type="float" office:value="256798525" calcext:value-type="float">
            <text:p>256798525</text:p>
          </table:table-cell>
          <table:table-cell office:value-type="float" office:value="83228556" calcext:value-type="float">
            <text:p>83228556</text:p>
          </table:table-cell>
          <table:table-cell office:value-type="float" office:value="340027081" calcext:value-type="float">
            <text:p>340027081</text:p>
          </table:table-cell>
          <table:table-cell table:number-columns-repeated="3"/>
        </table:table-row>
        <table:table-row table:style-name="ro1">
          <table:table-cell office:value-type="float" office:value="256501387" calcext:value-type="float">
            <text:p>256501387</text:p>
          </table:table-cell>
          <table:table-cell office:value-type="float" office:value="82040945" calcext:value-type="float">
            <text:p>82040945</text:p>
          </table:table-cell>
          <table:table-cell office:value-type="float" office:value="338542332" calcext:value-type="float">
            <text:p>338542332</text:p>
          </table:table-cell>
          <table:table-cell table:number-columns-repeated="3"/>
        </table:table-row>
        <table:table-row table:style-name="ro1">
          <table:table-cell office:value-type="float" office:value="256779249" calcext:value-type="float">
            <text:p>256779249</text:p>
          </table:table-cell>
          <table:table-cell office:value-type="float" office:value="82589931" calcext:value-type="float">
            <text:p>82589931</text:p>
          </table:table-cell>
          <table:table-cell office:value-type="float" office:value="339369180" calcext:value-type="float">
            <text:p>339369180</text:p>
          </table:table-cell>
          <table:table-cell table:number-columns-repeated="3"/>
        </table:table-row>
        <table:table-row table:style-name="ro1">
          <table:table-cell office:value-type="float" office:value="257784772" calcext:value-type="float">
            <text:p>257784772</text:p>
          </table:table-cell>
          <table:table-cell office:value-type="float" office:value="82311369" calcext:value-type="float">
            <text:p>82311369</text:p>
          </table:table-cell>
          <table:table-cell office:value-type="float" office:value="340096141" calcext:value-type="float">
            <text:p>340096141</text:p>
          </table:table-cell>
          <table:table-cell table:number-columns-repeated="3"/>
        </table:table-row>
        <table:table-row table:style-name="ro1">
          <table:table-cell office:value-type="float" office:value="256798911" calcext:value-type="float">
            <text:p>256798911</text:p>
          </table:table-cell>
          <table:table-cell office:value-type="float" office:value="82780572" calcext:value-type="float">
            <text:p>82780572</text:p>
          </table:table-cell>
          <table:table-cell office:value-type="float" office:value="339579483" calcext:value-type="float">
            <text:p>339579483</text:p>
          </table:table-cell>
          <table:table-cell table:number-columns-repeated="3"/>
        </table:table-row>
        <table:table-row table:style-name="ro1">
          <table:table-cell office:value-type="float" office:value="257160217" calcext:value-type="float">
            <text:p>257160217</text:p>
          </table:table-cell>
          <table:table-cell office:value-type="float" office:value="83031002" calcext:value-type="float">
            <text:p>83031002</text:p>
          </table:table-cell>
          <table:table-cell office:value-type="float" office:value="340191219" calcext:value-type="float">
            <text:p>340191219</text:p>
          </table:table-cell>
          <table:table-cell table:number-columns-repeated="3"/>
        </table:table-row>
        <table:table-row table:style-name="ro1">
          <table:table-cell office:value-type="float" office:value="257111112" calcext:value-type="float">
            <text:p>257111112</text:p>
          </table:table-cell>
          <table:table-cell office:value-type="float" office:value="82352892" calcext:value-type="float">
            <text:p>82352892</text:p>
          </table:table-cell>
          <table:table-cell office:value-type="float" office:value="339464004" calcext:value-type="float">
            <text:p>339464004</text:p>
          </table:table-cell>
          <table:table-cell table:number-columns-repeated="3"/>
        </table:table-row>
        <table:table-row table:style-name="ro1">
          <table:table-cell office:value-type="float" office:value="257748896" calcext:value-type="float">
            <text:p>257748896</text:p>
          </table:table-cell>
          <table:table-cell office:value-type="float" office:value="82067866" calcext:value-type="float">
            <text:p>82067866</text:p>
          </table:table-cell>
          <table:table-cell office:value-type="float" office:value="339816762" calcext:value-type="float">
            <text:p>339816762</text:p>
          </table:table-cell>
          <table:table-cell table:number-columns-repeated="3"/>
        </table:table-row>
        <table:table-row table:style-name="ro1">
          <table:table-cell office:value-type="float" office:value="257300088" calcext:value-type="float">
            <text:p>257300088</text:p>
          </table:table-cell>
          <table:table-cell office:value-type="float" office:value="82540506" calcext:value-type="float">
            <text:p>82540506</text:p>
          </table:table-cell>
          <table:table-cell office:value-type="float" office:value="339840594" calcext:value-type="float">
            <text:p>339840594</text:p>
          </table:table-cell>
          <table:table-cell table:number-columns-repeated="3"/>
        </table:table-row>
        <table:table-row table:style-name="ro1">
          <table:table-cell office:value-type="float" office:value="257563969" calcext:value-type="float">
            <text:p>257563969</text:p>
          </table:table-cell>
          <table:table-cell office:value-type="float" office:value="83276647" calcext:value-type="float">
            <text:p>83276647</text:p>
          </table:table-cell>
          <table:table-cell office:value-type="float" office:value="340840616" calcext:value-type="float">
            <text:p>340840616</text:p>
          </table:table-cell>
          <table:table-cell table:number-columns-repeated="3"/>
        </table:table-row>
        <table:table-row table:style-name="ro1">
          <table:table-cell office:value-type="float" office:value="258079238" calcext:value-type="float">
            <text:p>258079238</text:p>
          </table:table-cell>
          <table:table-cell office:value-type="float" office:value="82041642" calcext:value-type="float">
            <text:p>82041642</text:p>
          </table:table-cell>
          <table:table-cell office:value-type="float" office:value="340120880" calcext:value-type="float">
            <text:p>340120880</text:p>
          </table:table-cell>
          <table:table-cell table:number-columns-repeated="3"/>
        </table:table-row>
        <table:table-row table:style-name="ro1">
          <table:table-cell office:value-type="float" office:value="257725105" calcext:value-type="float">
            <text:p>257725105</text:p>
          </table:table-cell>
          <table:table-cell office:value-type="float" office:value="82117466" calcext:value-type="float">
            <text:p>82117466</text:p>
          </table:table-cell>
          <table:table-cell office:value-type="float" office:value="339842571" calcext:value-type="float">
            <text:p>339842571</text:p>
          </table:table-cell>
          <table:table-cell table:number-columns-repeated="3"/>
        </table:table-row>
        <table:table-row table:style-name="ro1">
          <table:table-cell office:value-type="float" office:value="257060784" calcext:value-type="float">
            <text:p>257060784</text:p>
          </table:table-cell>
          <table:table-cell office:value-type="float" office:value="82137392" calcext:value-type="float">
            <text:p>82137392</text:p>
          </table:table-cell>
          <table:table-cell office:value-type="float" office:value="339198176" calcext:value-type="float">
            <text:p>339198176</text:p>
          </table:table-cell>
          <table:table-cell table:number-columns-repeated="3"/>
        </table:table-row>
        <table:table-row table:style-name="ro1">
          <table:table-cell office:value-type="float" office:value="256777624" calcext:value-type="float">
            <text:p>256777624</text:p>
          </table:table-cell>
          <table:table-cell office:value-type="float" office:value="82654364" calcext:value-type="float">
            <text:p>82654364</text:p>
          </table:table-cell>
          <table:table-cell office:value-type="float" office:value="339431988" calcext:value-type="float">
            <text:p>339431988</text:p>
          </table:table-cell>
          <table:table-cell table:number-columns-repeated="3"/>
        </table:table-row>
        <table:table-row table:style-name="ro1">
          <table:table-cell office:value-type="float" office:value="257471963" calcext:value-type="float">
            <text:p>257471963</text:p>
          </table:table-cell>
          <table:table-cell office:value-type="float" office:value="83098640" calcext:value-type="float">
            <text:p>83098640</text:p>
          </table:table-cell>
          <table:table-cell office:value-type="float" office:value="340570603" calcext:value-type="float">
            <text:p>340570603</text:p>
          </table:table-cell>
          <table:table-cell table:number-columns-repeated="3"/>
        </table:table-row>
        <table:table-row table:style-name="ro1">
          <table:table-cell office:value-type="float" office:value="258621739" calcext:value-type="float">
            <text:p>258621739</text:p>
          </table:table-cell>
          <table:table-cell office:value-type="float" office:value="82541925" calcext:value-type="float">
            <text:p>82541925</text:p>
          </table:table-cell>
          <table:table-cell office:value-type="float" office:value="341163664" calcext:value-type="float">
            <text:p>341163664</text:p>
          </table:table-cell>
          <table:table-cell table:number-columns-repeated="3"/>
        </table:table-row>
        <table:table-row table:style-name="ro1">
          <table:table-cell office:value-type="float" office:value="257773178" calcext:value-type="float">
            <text:p>257773178</text:p>
          </table:table-cell>
          <table:table-cell office:value-type="float" office:value="82311831" calcext:value-type="float">
            <text:p>82311831</text:p>
          </table:table-cell>
          <table:table-cell office:value-type="float" office:value="340085009" calcext:value-type="float">
            <text:p>340085009</text:p>
          </table:table-cell>
          <table:table-cell table:number-columns-repeated="3"/>
        </table:table-row>
        <table:table-row table:style-name="ro1">
          <table:table-cell office:value-type="float" office:value="258133596" calcext:value-type="float">
            <text:p>258133596</text:p>
          </table:table-cell>
          <table:table-cell office:value-type="float" office:value="82292947" calcext:value-type="float">
            <text:p>82292947</text:p>
          </table:table-cell>
          <table:table-cell office:value-type="float" office:value="340426543" calcext:value-type="float">
            <text:p>340426543</text:p>
          </table:table-cell>
          <table:table-cell table:number-columns-repeated="3"/>
        </table:table-row>
        <table:table-row table:style-name="ro1">
          <table:table-cell office:value-type="float" office:value="257184449" calcext:value-type="float">
            <text:p>257184449</text:p>
          </table:table-cell>
          <table:table-cell office:value-type="float" office:value="82607173" calcext:value-type="float">
            <text:p>82607173</text:p>
          </table:table-cell>
          <table:table-cell office:value-type="float" office:value="339791622" calcext:value-type="float">
            <text:p>339791622</text:p>
          </table:table-cell>
          <table:table-cell table:number-columns-repeated="3"/>
        </table:table-row>
        <table:table-row table:style-name="ro1">
          <table:table-cell office:value-type="float" office:value="256910338" calcext:value-type="float">
            <text:p>256910338</text:p>
          </table:table-cell>
          <table:table-cell office:value-type="float" office:value="82327406" calcext:value-type="float">
            <text:p>82327406</text:p>
          </table:table-cell>
          <table:table-cell office:value-type="float" office:value="339237744" calcext:value-type="float">
            <text:p>339237744</text:p>
          </table:table-cell>
          <table:table-cell table:number-columns-repeated="3"/>
        </table:table-row>
        <table:table-row table:style-name="ro1">
          <table:table-cell office:value-type="float" office:value="257492395" calcext:value-type="float">
            <text:p>257492395</text:p>
          </table:table-cell>
          <table:table-cell office:value-type="float" office:value="82554857" calcext:value-type="float">
            <text:p>82554857</text:p>
          </table:table-cell>
          <table:table-cell office:value-type="float" office:value="340047252" calcext:value-type="float">
            <text:p>340047252</text:p>
          </table:table-cell>
          <table:table-cell table:number-columns-repeated="3"/>
        </table:table-row>
        <table:table-row table:style-name="ro1">
          <table:table-cell office:value-type="float" office:value="257974800" calcext:value-type="float">
            <text:p>257974800</text:p>
          </table:table-cell>
          <table:table-cell office:value-type="float" office:value="82278709" calcext:value-type="float">
            <text:p>82278709</text:p>
          </table:table-cell>
          <table:table-cell office:value-type="float" office:value="340253509" calcext:value-type="float">
            <text:p>340253509</text:p>
          </table:table-cell>
          <table:table-cell table:number-columns-repeated="3"/>
        </table:table-row>
        <table:table-row table:style-name="ro1">
          <table:table-cell office:value-type="float" office:value="257316822" calcext:value-type="float">
            <text:p>257316822</text:p>
          </table:table-cell>
          <table:table-cell office:value-type="float" office:value="82144774" calcext:value-type="float">
            <text:p>82144774</text:p>
          </table:table-cell>
          <table:table-cell office:value-type="float" office:value="339461596" calcext:value-type="float">
            <text:p>339461596</text:p>
          </table:table-cell>
          <table:table-cell table:number-columns-repeated="3"/>
        </table:table-row>
        <table:table-row table:style-name="ro1">
          <table:table-cell office:value-type="float" office:value="257277986" calcext:value-type="float">
            <text:p>257277986</text:p>
          </table:table-cell>
          <table:table-cell office:value-type="float" office:value="82641103" calcext:value-type="float">
            <text:p>82641103</text:p>
          </table:table-cell>
          <table:table-cell office:value-type="float" office:value="339919089" calcext:value-type="float">
            <text:p>339919089</text:p>
          </table:table-cell>
          <table:table-cell table:number-columns-repeated="3"/>
        </table:table-row>
        <table:table-row table:style-name="ro1">
          <table:table-cell office:value-type="float" office:value="257026799" calcext:value-type="float">
            <text:p>257026799</text:p>
          </table:table-cell>
          <table:table-cell office:value-type="float" office:value="82800427" calcext:value-type="float">
            <text:p>82800427</text:p>
          </table:table-cell>
          <table:table-cell office:value-type="float" office:value="339827226" calcext:value-type="float">
            <text:p>339827226</text:p>
          </table:table-cell>
          <table:table-cell table:number-columns-repeated="3"/>
        </table:table-row>
        <table:table-row table:style-name="ro1">
          <table:table-cell office:value-type="float" office:value="257423552" calcext:value-type="float">
            <text:p>257423552</text:p>
          </table:table-cell>
          <table:table-cell office:value-type="float" office:value="82802497" calcext:value-type="float">
            <text:p>82802497</text:p>
          </table:table-cell>
          <table:table-cell office:value-type="float" office:value="340226049" calcext:value-type="float">
            <text:p>34022604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1" number:min-decimal-places="1" number:min-integer-digits="1"/>
    </number:number-style>
    <number:number-style style:name="N142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43">
      <number:number number:decimal-places="16" number:min-decimal-places="16" number:min-integer-digits="1"/>
    </number:number-style>
    <number:number-style style:name="N144">
      <number:number number:decimal-places="17" number:min-decimal-places="17" number:min-integer-digits="1"/>
    </number:number-style>
    <number:number-style style:name="N145">
      <number:number number:decimal-places="18" number:min-decimal-places="18" number:min-integer-digits="1"/>
    </number:number-style>
    <number:number-style style:name="N146">
      <number:number number:decimal-places="19" number:min-decimal-places="19" number:min-integer-digits="1"/>
    </number:number-style>
    <number:number-style style:name="N147">
      <number:number number:decimal-places="20" number:min-decimal-places="20" number:min-integer-digits="1"/>
    </number:number-style>
    <number:number-style style:name="N148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 style:data-style-name="N2" text:time-value="19:31:12.4823159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7:27:26.358771680</meta:creation-date>
    <meta:generator>LibreOffice/7.6.6.3$Linux_X86_64 LibreOffice_project/60$Build-3</meta:generator>
    <dc:date>2024-05-02T19:35:04.297099740</dc:date>
    <meta:editing-duration>PT2H42M38S</meta:editing-duration>
    <meta:editing-cycles>52</meta:editing-cycles>
    <meta:document-statistic meta:table-count="6" meta:cell-count="1555" meta:object-count="0"/>
  </office:meta>
</office:document-meta>
</file>